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1.889cm" fo:min-width="10.42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0.8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0.723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0.929cm" fo:min-width="3.2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false" draw:auto-grow-width="false" draw:fit-to-size="shrink-to-fit" style:shrink-to-fit="true" fo:min-height="0.76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9.654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0.929cm" fo:min-width="3.393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0.929cm" fo:min-width="3.39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3.78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18.14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0.76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68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15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17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18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draw:stroke="dash" draw:stroke-dash="Long_20_Dash" draw:textarea-vertical-align="middle"/>
    </style:style>
    <style:style style:name="gr21" style:family="graphic" style:parent-style-name="standard">
      <style:graphic-properties svg:stroke-color="#ff3d00" draw:fill="none" draw:textarea-horizontal-align="justify" draw:textarea-vertical-align="middle" draw:auto-grow-height="false" fo:min-height="0.599cm" fo:min-width="0.349cm"/>
    </style:style>
    <style:style style:name="gr22" style:family="graphic" style:parent-style-name="objectwithoutfill">
      <style:graphic-properties draw:marker-end="Arrow" draw:marker-end-width="0.3cm" draw:fill="solid" draw:textarea-vertical-align="middle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25" style:family="graphic" style:parent-style-name="standard">
      <style:graphic-properties svg:stroke-color="#ff3d00" draw:fill="none" draw:textarea-horizontal-align="justify" draw:textarea-vertical-align="middle" draw:auto-grow-height="false" fo:min-height="0.741cm" fo:min-width="0.627cm"/>
    </style:style>
    <style:style style:name="gr26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27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266cm" fo:min-width="2.93cm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29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30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34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423cm" fo:min-width="5cm"/>
      <style:paragraph-properties style:writing-mode="lr-tb"/>
    </style:style>
    <style:style style:name="gr35" style:family="graphic" style:parent-style-name="standard">
      <style:graphic-properties draw:fill="none" draw:textarea-vertical-align="middle" draw:auto-grow-height="false" fo:min-height="1.417cm" fo:min-width="0cm"/>
    </style:style>
    <style:style style:name="gr36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37" style:family="graphic" style:parent-style-name="standard">
      <style:graphic-properties draw:stroke="solid" draw:stroke-dash="Long_20_Dash" draw:textarea-vertical-align="middle"/>
    </style:style>
    <style:style style:name="gr38" style:family="graphic" style:parent-style-name="standard" style:list-style-name="L1">
      <style:graphic-properties draw:stroke="solid" draw:stroke-dash="Long_20_Dash" svg:stroke-color="#3f51b5" draw:textarea-horizontal-align="justify" draw:textarea-vertical-align="middle" draw:auto-grow-height="false" fo:min-height="0.266cm" fo:min-width="2.93cm"/>
      <style:paragraph-properties style:writing-mode="lr-tb"/>
    </style:style>
    <style:style style:name="gr39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40" style:family="graphic" style:parent-style-name="standard" style:list-style-name="L1">
      <style:graphic-properties draw:stroke="solid" draw:stroke-dash="Long_20_Dash" svg:stroke-color="#3f51b5" draw:textarea-horizontal-align="justify" draw:textarea-vertical-align="middle" draw:auto-grow-height="false" fo:min-height="0.423cm" fo:min-width="5.65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vertical-align="bottom" fo:min-height="0.712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88cm" fo:min-width="1.84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19.59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45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46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47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48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49" style:family="graphic" style:parent-style-name="standard">
      <style:graphic-properties svg:stroke-color="#ff3d00" draw:fill="none" draw:textarea-horizontal-align="justify" draw:textarea-vertical-align="middle" draw:auto-grow-height="false" fo:min-height="0.741cm" fo:min-width="0.491cm"/>
    </style:style>
    <style:style style:name="gr50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458cm" fo:min-width="5.164cm"/>
      <style:paragraph-properties style:writing-mode="lr-tb"/>
    </style:style>
    <style:style style:name="gr51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52" style:family="graphic" style:parent-style-name="standard">
      <style:graphic-properties draw:stroke="dash" draw:stroke-dash="Long_20_Dash" svg:stroke-color="#ff9100" draw:textarea-horizontal-align="justify" draw:textarea-vertical-align="middle" draw:auto-grow-height="false" fo:min-height="0.927cm" fo:min-width="2.407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56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2.778cm" fo:min-width="6.162cm"/>
    </style:style>
    <style:style style:name="gr57" style:family="graphic" style:parent-style-name="standard">
      <style:graphic-properties draw:stroke="none" svg:stroke-color="#000000" draw:fill="none" draw:fill-color="#ffffff" fo:min-height="1.082cm"/>
      <style:paragraph-properties style:writing-mode="lr-tb"/>
    </style:style>
    <style:style style:name="gr58" style:family="graphic" style:parent-style-name="standard" style:list-style-name="L1">
      <style:graphic-properties draw:textarea-horizontal-align="justify" draw:textarea-vertical-align="middle" draw:auto-grow-height="false" fo:min-height="0.266cm" fo:min-width="2.93cm"/>
      <style:paragraph-properties style:writing-mode="lr-tb"/>
    </style:style>
    <style:style style:name="gr59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60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61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62" style:family="graphic" style:parent-style-name="standard" style:list-style-name="L1">
      <style:graphic-properties draw:textarea-horizontal-align="justify" draw:textarea-vertical-align="middle" draw:auto-grow-height="false" fo:min-height="0.406cm" fo:min-width="5.634cm"/>
      <style:paragraph-properties style:writing-mode="lr-tb"/>
    </style:style>
    <style:style style:name="gr63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64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65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66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67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68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69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341cm" fo:min-width="2.93cm"/>
      <style:paragraph-properties style:writing-mode="lr-tb"/>
    </style:style>
    <style:style style:name="gr70" style:family="graphic" style:parent-style-name="objectwithoutfill">
      <style:graphic-properties draw:stroke="dash" draw:stroke-dash="Long_20_Dash" svg:stroke-color="#ff9100" draw:marker-end="Arrow" draw:marker-end-width="0.3cm" draw:fill="solid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21.152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733cm"/>
      <style:paragraph-properties style:writing-mode="lr-tb"/>
    </style:style>
    <style:style style:name="gr73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74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75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76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77" style:family="graphic" style:parent-style-name="standard">
      <style:graphic-properties svg:stroke-color="#ff3d00" draw:fill="none" draw:textarea-horizontal-align="justify" draw:textarea-vertical-align="middle" draw:auto-grow-height="false" fo:min-height="0.431cm" fo:min-width="0.181cm"/>
    </style:style>
    <style:style style:name="gr78" style:family="graphic" style:parent-style-name="standard" style:list-style-name="L1">
      <style:graphic-properties draw:textarea-horizontal-align="justify" draw:textarea-vertical-align="middle" draw:auto-grow-height="false" fo:min-height="0.266cm" fo:min-width="2.93cm"/>
      <style:paragraph-properties style:writing-mode="lr-tb"/>
    </style:style>
    <style:style style:name="gr79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80" style:family="graphic" style:parent-style-name="standard" style:list-style-name="L1">
      <style:graphic-properties draw:stroke="dash" draw:stroke-dash="Long_20_Dash" draw:fill-color="#00e676" draw:textarea-horizontal-align="justify" draw:textarea-vertical-align="middle" draw:auto-grow-height="false" fo:min-height="0.621cm" fo:min-width="6.43cm"/>
      <style:paragraph-properties style:writing-mode="lr-tb"/>
    </style:style>
    <style:style style:name="gr81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82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fo:min-height="1.317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823cm"/>
      <style:paragraph-properties style:writing-mode="lr-tb"/>
    </style:style>
    <style:style style:name="gr85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86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87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88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89" style:family="graphic" style:parent-style-name="standard" style:list-style-name="L1">
      <style:graphic-properties draw:textarea-horizontal-align="justify" draw:textarea-vertical-align="middle" draw:auto-grow-height="false" fo:min-height="0.266cm" fo:min-width="2.93cm"/>
      <style:paragraph-properties style:writing-mode="lr-tb"/>
    </style:style>
    <style:style style:name="gr90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91" style:family="graphic" style:parent-style-name="standard" style:list-style-name="L1">
      <style:graphic-properties draw:stroke="dash" draw:stroke-dash="Long_20_Dash" draw:fill-color="#00e676" draw:textarea-horizontal-align="justify" draw:textarea-vertical-align="middle" draw:auto-grow-height="false" fo:min-height="0.621cm" fo:min-width="6.895cm"/>
      <style:paragraph-properties style:writing-mode="lr-tb"/>
    </style:style>
    <style:style style:name="gr92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93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94" style:family="graphic" style:parent-style-name="standard">
      <style:graphic-properties draw:fill-color="#ff9100" draw:textarea-horizontal-align="justify" draw:textarea-vertical-align="middle" draw:auto-grow-height="false" fo:min-height="0.368cm" fo:min-width="1.564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733cm"/>
      <style:paragraph-properties style:writing-mode="lr-tb"/>
    </style:style>
    <style:style style:name="gr96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97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98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99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100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291cm"/>
      <style:paragraph-properties style:writing-mode="lr-tb"/>
    </style:style>
    <style:style style:name="gr101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266cm" fo:min-width="2.93cm"/>
      <style:paragraph-properties style:writing-mode="lr-tb"/>
    </style:style>
    <style:style style:name="gr102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103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423cm" fo:min-width="5cm"/>
      <style:paragraph-properties style:writing-mode="lr-tb"/>
    </style:style>
    <style:style style:name="gr104" style:family="graphic" style:parent-style-name="standard">
      <style:graphic-properties svg:stroke-color="#ff3d00" draw:fill="none" draw:textarea-horizontal-align="justify" draw:textarea-vertical-align="middle" draw:auto-grow-height="false" fo:min-height="0.431cm" fo:min-width="1.336cm"/>
    </style:style>
    <style:style style:name="gr105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106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423cm" fo:min-width="5.391cm"/>
      <style:paragraph-properties style:writing-mode="lr-tb"/>
    </style:style>
    <style:style style:name="gr107" style:family="graphic" style:parent-style-name="standard">
      <style:graphic-properties draw:fill="none" draw:textarea-vertical-align="middle" draw:auto-grow-height="false" fo:min-height="2.731cm" fo:min-width="0cm"/>
    </style:style>
    <style:style style:name="gr108" style:family="graphic" style:parent-style-name="standard">
      <style:graphic-properties draw:textarea-horizontal-align="justify" draw:textarea-vertical-align="middle" draw:auto-grow-height="false" fo:min-height="0.378cm" fo:min-width="2.482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21.207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733cm"/>
      <style:paragraph-properties style:writing-mode="lr-tb"/>
    </style:style>
    <style:style style:name="gr112" style:family="graphic" style:parent-style-name="standard" style:list-style-name="L1">
      <style:graphic-properties draw:textarea-horizontal-align="justify" draw:textarea-vertical-align="middle" draw:auto-grow-height="false" fo:min-height="0.35cm" fo:min-width="2.493cm"/>
      <style:paragraph-properties style:writing-mode="lr-tb"/>
    </style:style>
    <style:style style:name="gr113" style:family="graphic" style:parent-style-name="standard" style:list-style-name="L1">
      <style:graphic-properties draw:fill-color="#f48fb1" draw:textarea-horizontal-align="justify" draw:textarea-vertical-align="middle" draw:auto-grow-height="false" fo:min-height="0.35cm" fo:min-width="6.221cm"/>
      <style:paragraph-properties style:writing-mode="lr-tb"/>
    </style:style>
    <style:style style:name="gr114" style:family="graphic" style:parent-style-name="standard" style:list-style-name="L1">
      <style:graphic-properties draw:textarea-horizontal-align="justify" draw:textarea-vertical-align="middle" draw:auto-grow-height="false" fo:min-height="0.35cm" fo:min-width="2.93cm"/>
      <style:paragraph-properties style:writing-mode="lr-tb"/>
    </style:style>
    <style:style style:name="gr115" style:family="graphic" style:parent-style-name="standard" style:list-style-name="L1">
      <style:graphic-properties draw:stroke="dash" draw:stroke-dash="Long_20_Dash" draw:fill-color="#00e676" draw:textarea-horizontal-align="justify" draw:textarea-vertical-align="middle" draw:auto-grow-height="false" fo:min-height="0.35cm" fo:min-width="5.822cm"/>
      <style:paragraph-properties style:writing-mode="lr-tb"/>
    </style:style>
    <style:style style:name="gr116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5.698cm"/>
      <style:paragraph-properties style:writing-mode="lr-tb"/>
    </style:style>
    <style:style style:name="gr117" style:family="graphic" style:parent-style-name="standard">
      <style:graphic-properties svg:stroke-color="#ff3d00" draw:fill="none" draw:textarea-horizontal-align="justify" draw:textarea-vertical-align="middle" draw:auto-grow-height="false" fo:min-height="0.538cm" fo:min-width="0.835cm"/>
    </style:style>
    <style:style style:name="gr118" style:family="graphic" style:parent-style-name="standard">
      <style:graphic-properties draw:stroke="none" svg:stroke-color="#000000" draw:fill="none" draw:fill-color="#ffffff" fo:min-height="1.649cm"/>
      <style:paragraph-properties style:writing-mode="lr-tb"/>
    </style:style>
    <style:style style:name="gr119" style:family="graphic" style:parent-style-name="standard" style:list-style-name="L1">
      <style:graphic-properties draw:textarea-horizontal-align="justify" draw:textarea-vertical-align="middle" draw:auto-grow-height="false" fo:min-height="0.35cm" fo:min-width="2.493cm"/>
      <style:paragraph-properties style:writing-mode="lr-tb"/>
    </style:style>
    <style:style style:name="gr120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5.822cm"/>
      <style:paragraph-properties style:writing-mode="lr-tb"/>
    </style:style>
    <style:style style:name="gr121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4.012cm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733cm"/>
      <style:paragraph-properties style:writing-mode="lr-tb"/>
    </style:style>
    <style:style style:name="gr123" style:family="graphic" style:parent-style-name="standard" style:list-style-name="L1">
      <style:graphic-properties draw:stroke="dash" draw:stroke-dash="Long_20_Dash" svg:stroke-color="#ff9100" draw:fill-color="#ce93d8" draw:textarea-horizontal-align="justify" draw:textarea-vertical-align="middle" draw:auto-grow-height="false" fo:min-height="0.35cm" fo:min-width="1.909cm"/>
      <style:paragraph-properties style:writing-mode="lr-tb"/>
    </style:style>
    <style:style style:name="gr124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4.903cm"/>
      <style:paragraph-properties style:writing-mode="lr-tb"/>
    </style:style>
    <style:style style:name="gr125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4.756cm"/>
      <style:paragraph-properties style:writing-mode="lr-tb"/>
    </style:style>
    <style:style style:name="gr126" style:family="graphic" style:parent-style-name="standard" style:list-style-name="L1">
      <style:graphic-properties draw:textarea-horizontal-align="justify" draw:textarea-vertical-align="middle" draw:auto-grow-height="false" fo:min-height="0.35cm" fo:min-width="2.293cm"/>
      <style:paragraph-properties style:writing-mode="lr-tb"/>
    </style:style>
    <style:style style:name="gr127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4.793cm"/>
      <style:paragraph-properties style:writing-mode="lr-tb"/>
    </style:style>
    <style:style style:name="gr128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3.453cm"/>
      <style:paragraph-properties style:writing-mode="lr-tb"/>
    </style:style>
    <style:style style:name="gr129" style:family="graphic" style:parent-style-name="standard" style:list-style-name="L1">
      <style:graphic-properties draw:stroke="dash" draw:stroke-dash="Long_20_Dash" svg:stroke-color="#ff9100" draw:fill-color="#ce93d8" draw:textarea-horizontal-align="justify" draw:textarea-vertical-align="middle" draw:auto-grow-height="false" fo:min-height="0.35cm" fo:min-width="3.32cm"/>
      <style:paragraph-properties style:writing-mode="lr-tb"/>
    </style:style>
    <style:style style:name="gr130" style:family="graphic" style:parent-style-name="standard">
      <style:graphic-properties draw:textarea-horizontal-align="justify" draw:textarea-vertical-align="middle" draw:auto-grow-height="false" fo:min-height="0.53cm" fo:min-width="2.587cm"/>
      <style:paragraph-properties style:writing-mode="lr-tb"/>
    </style:style>
    <style:style style:name="gr131" style:family="graphic" style:parent-style-name="standard" style:list-style-name="L1">
      <style:graphic-properties draw:textarea-horizontal-align="justify" draw:textarea-vertical-align="middle" draw:auto-grow-height="false" fo:min-height="0.35cm" fo:min-width="2.93cm"/>
      <style:paragraph-properties style:writing-mode="lr-tb"/>
    </style:style>
    <style:style style:name="gr132" style:family="graphic" style:parent-style-name="standard">
      <style:graphic-properties svg:stroke-color="#ff3d00" draw:fill="none" draw:textarea-horizontal-align="justify" draw:textarea-vertical-align="middle" draw:auto-grow-height="false" fo:min-height="2.157cm" fo:min-width="5.087cm"/>
    </style:style>
    <style:style style:name="gr133" style:family="graphic" style:parent-style-name="standard">
      <style:graphic-properties svg:stroke-color="#ff3d00" draw:fill="none" draw:textarea-horizontal-align="justify" draw:textarea-vertical-align="middle" draw:auto-grow-height="false" fo:min-height="2.381cm" fo:min-width="6.834cm"/>
    </style:style>
    <style:style style:name="gr134" style:family="graphic" style:parent-style-name="objectwithoutfill">
      <style:graphic-properties draw:stroke="dash" draw:stroke-dash="Double_20_Dash" draw:marker-end="Arrow" draw:marker-end-width="0.3cm" draw:fill="solid" draw:textarea-vertical-align="middle"/>
    </style:style>
    <style:style style:name="gr135" style:family="graphic" style:parent-style-name="standard">
      <style:graphic-properties draw:fill="none" draw:textarea-vertical-align="middle" draw:auto-grow-height="false" fo:min-height="1.354cm" fo:min-width="0cm"/>
    </style:style>
    <style:style style:name="gr136" style:family="graphic" style:parent-style-name="standard">
      <style:graphic-properties draw:stroke="none" svg:stroke-color="#000000" draw:fill="none" draw:fill-color="#ffffff" fo:min-height="0.559cm"/>
      <style:paragraph-properties style:writing-mode="lr-tb"/>
    </style:style>
    <style:style style:name="gr137" style:family="graphic" style:parent-style-name="standard" style:list-style-name="L1">
      <style:graphic-properties draw:stroke="solid" draw:stroke-dash="Long_20_Dash" draw:fill="none" draw:fill-color="#00e676" draw:textarea-horizontal-align="justify" draw:textarea-vertical-align="middle" draw:auto-grow-height="false" fo:min-height="0.35cm" fo:min-width="5.822cm"/>
      <style:paragraph-properties style:writing-mode="lr-tb"/>
    </style:style>
    <style:style style:name="gr138" style:family="graphic" style:parent-style-name="standard" style:list-style-name="L1">
      <style:graphic-properties draw:stroke="solid" draw:stroke-dash="Long_20_Dash" draw:fill="none" draw:fill-color="#00e676" draw:textarea-horizontal-align="justify" draw:textarea-vertical-align="middle" draw:auto-grow-height="false" fo:min-height="0.35cm" fo:min-width="5.822cm"/>
      <style:paragraph-properties style:writing-mode="lr-tb"/>
    </style:style>
    <style:style style:name="gr139" style:family="graphic" style:parent-style-name="objectwithoutfill">
      <style:graphic-properties draw:stroke="dash" draw:stroke-dash="Double_20_Dash" svg:stroke-color="#bdbdbd" draw:marker-end="Arrow" draw:marker-end-width="0.3cm" draw:fill="solid" draw:textarea-vertical-align="middle"/>
    </style:style>
    <style:style style:name="gr140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733cm"/>
      <style:paragraph-properties style:writing-mode="lr-tb"/>
    </style:style>
    <style:style style:name="gr141" style:family="graphic" style:parent-style-name="standard" style:list-style-name="L1">
      <style:graphic-properties draw:textarea-horizontal-align="justify" draw:textarea-vertical-align="middle" draw:auto-grow-height="false" fo:min-height="0.35cm" fo:min-width="2.493cm"/>
      <style:paragraph-properties style:writing-mode="lr-tb"/>
    </style:style>
    <style:style style:name="gr142" style:family="graphic" style:parent-style-name="standard" style:list-style-name="L1">
      <style:graphic-properties draw:fill-color="#f48fb1" draw:textarea-horizontal-align="justify" draw:textarea-vertical-align="middle" draw:auto-grow-height="false" fo:min-height="0.35cm" fo:min-width="5.487cm"/>
      <style:paragraph-properties style:writing-mode="lr-tb"/>
    </style:style>
    <style:style style:name="gr143" style:family="graphic" style:parent-style-name="standard" style:list-style-name="L1">
      <style:graphic-properties draw:textarea-horizontal-align="justify" draw:textarea-vertical-align="middle" draw:auto-grow-height="false" fo:min-height="0.35cm" fo:min-width="2.93cm"/>
      <style:paragraph-properties style:writing-mode="lr-tb"/>
    </style:style>
    <style:style style:name="gr144" style:family="graphic" style:parent-style-name="standard" style:list-style-name="L1">
      <style:graphic-properties draw:stroke="dash" draw:stroke-dash="Long_20_Dash" draw:fill-color="#00e676" draw:textarea-horizontal-align="justify" draw:textarea-vertical-align="middle" draw:auto-grow-height="false" fo:min-height="0.35cm" fo:min-width="5.822cm"/>
      <style:paragraph-properties style:writing-mode="lr-tb"/>
    </style:style>
    <style:style style:name="gr145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5.698cm"/>
      <style:paragraph-properties style:writing-mode="lr-tb"/>
    </style:style>
    <style:style style:name="gr146" style:family="graphic" style:parent-style-name="standard" style:list-style-name="L1">
      <style:graphic-properties draw:textarea-horizontal-align="justify" draw:textarea-vertical-align="middle" draw:auto-grow-height="false" fo:min-height="0.35cm" fo:min-width="2.493cm"/>
      <style:paragraph-properties style:writing-mode="lr-tb"/>
    </style:style>
    <style:style style:name="gr147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5.046cm"/>
      <style:paragraph-properties style:writing-mode="lr-tb"/>
    </style:style>
    <style:style style:name="gr148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3.467cm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733cm"/>
      <style:paragraph-properties style:writing-mode="lr-tb"/>
    </style:style>
    <style:style style:name="gr150" style:family="graphic" style:parent-style-name="standard" style:list-style-name="L1">
      <style:graphic-properties draw:stroke="dash" draw:stroke-dash="Long_20_Dash" svg:stroke-color="#ff9100" draw:fill-color="#ce93d8" draw:textarea-horizontal-align="justify" draw:textarea-vertical-align="middle" draw:auto-grow-height="false" fo:min-height="0.35cm" fo:min-width="1.909cm"/>
      <style:paragraph-properties style:writing-mode="lr-tb"/>
    </style:style>
    <style:style style:name="gr151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4.903cm"/>
      <style:paragraph-properties style:writing-mode="lr-tb"/>
    </style:style>
    <style:style style:name="gr152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4.756cm"/>
      <style:paragraph-properties style:writing-mode="lr-tb"/>
    </style:style>
    <style:style style:name="gr153" style:family="graphic" style:parent-style-name="standard" style:list-style-name="L1">
      <style:graphic-properties draw:textarea-horizontal-align="justify" draw:textarea-vertical-align="middle" draw:auto-grow-height="false" fo:min-height="0.35cm" fo:min-width="2.293cm"/>
      <style:paragraph-properties style:writing-mode="lr-tb"/>
    </style:style>
    <style:style style:name="gr154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4.793cm"/>
      <style:paragraph-properties style:writing-mode="lr-tb"/>
    </style:style>
    <style:style style:name="gr155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3.453cm"/>
      <style:paragraph-properties style:writing-mode="lr-tb"/>
    </style:style>
    <style:style style:name="gr156" style:family="graphic" style:parent-style-name="standard" style:list-style-name="L1">
      <style:graphic-properties draw:stroke="dash" draw:stroke-dash="Long_20_Dash" svg:stroke-color="#ff9100" draw:fill-color="#ce93d8" draw:textarea-horizontal-align="justify" draw:textarea-vertical-align="middle" draw:auto-grow-height="false" fo:min-height="0.35cm" fo:min-width="3.32cm"/>
      <style:paragraph-properties style:writing-mode="lr-tb"/>
    </style:style>
    <style:style style:name="gr157" style:family="graphic" style:parent-style-name="standard" style:list-style-name="L1">
      <style:graphic-properties draw:textarea-horizontal-align="justify" draw:textarea-vertical-align="middle" draw:auto-grow-height="false" fo:min-height="0.35cm" fo:min-width="2.93cm"/>
      <style:paragraph-properties style:writing-mode="lr-tb"/>
    </style:style>
    <style:style style:name="gr158" style:family="graphic" style:parent-style-name="standard">
      <style:graphic-properties svg:stroke-color="#ff3d00" draw:fill="none" draw:textarea-horizontal-align="justify" draw:textarea-vertical-align="middle" draw:auto-grow-height="false" fo:min-height="2.175cm" fo:min-width="5.087cm"/>
    </style:style>
    <style:style style:name="gr159" style:family="graphic" style:parent-style-name="standard">
      <style:graphic-properties svg:stroke-color="#ff3d00" draw:fill="none" draw:textarea-horizontal-align="justify" draw:textarea-vertical-align="middle" draw:auto-grow-height="false" fo:min-height="3.427cm" fo:min-width="6.834cm"/>
    </style:style>
    <style:style style:name="gr160" style:family="graphic" style:parent-style-name="standard">
      <style:graphic-properties draw:stroke="none" svg:stroke-color="#000000" draw:fill="none" draw:fill-color="#ffffff" fo:min-height="2.371cm"/>
      <style:paragraph-properties style:writing-mode="lr-tb"/>
    </style:style>
    <style:style style:name="gr161" style:family="graphic" style:parent-style-name="standard" style:list-style-name="L1">
      <style:graphic-properties draw:stroke="solid" draw:stroke-dash="Long_20_Dash" draw:fill="none" draw:fill-color="#00e676" draw:textarea-horizontal-align="justify" draw:textarea-vertical-align="middle" draw:auto-grow-height="false" fo:min-height="0.35cm" fo:min-width="5.822cm"/>
      <style:paragraph-properties style:writing-mode="lr-tb"/>
    </style:style>
    <style:style style:name="gr162" style:family="graphic" style:parent-style-name="standard" style:list-style-name="L1">
      <style:graphic-properties draw:stroke="solid" draw:stroke-dash="Long_20_Dash" draw:fill="none" draw:fill-color="#00e676" draw:textarea-horizontal-align="justify" draw:textarea-vertical-align="middle" draw:auto-grow-height="false" fo:min-height="0.35cm" fo:min-width="5.822cm"/>
      <style:paragraph-properties style:writing-mode="lr-tb"/>
    </style:style>
    <style:style style:name="gr163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733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fo:min-height="0.946cm"/>
      <style:paragraph-properties style:writing-mode="lr-tb"/>
    </style:style>
    <style:style style:name="gr165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5.046cm"/>
      <style:paragraph-properties style:writing-mode="lr-tb"/>
    </style:style>
    <style:style style:name="gr166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4.559cm"/>
      <style:paragraph-properties style:writing-mode="lr-tb"/>
    </style:style>
    <style:style style:name="gr167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5.046cm"/>
      <style:paragraph-properties style:writing-mode="lr-tb"/>
    </style:style>
    <style:style style:name="gr168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4.559cm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8.287cm"/>
      <style:paragraph-properties style:writing-mode="lr-tb"/>
    </style:style>
    <style:style style:name="gr170" style:family="graphic" style:parent-style-name="standard">
      <style:graphic-properties draw:textarea-horizontal-align="justify" draw:textarea-vertical-align="middle" draw:auto-grow-height="false" fo:min-height="1.211cm" fo:min-width="2.67cm"/>
      <style:paragraph-properties style:writing-mode="lr-tb"/>
    </style:style>
    <style:style style:name="gr171" style:family="graphic" style:parent-style-name="standard">
      <style:graphic-properties draw:textarea-horizontal-align="justify" draw:textarea-vertical-align="middle" draw:auto-grow-height="false" fo:min-height="1.618cm" fo:min-width="4.285cm"/>
      <style:paragraph-properties style:writing-mode="lr-tb"/>
    </style:style>
    <style:style style:name="gr172" style:family="graphic" style:parent-style-name="standard" style:list-style-name="L1">
      <style:graphic-properties draw:textarea-horizontal-align="justify" draw:textarea-vertical-align="middle" draw:auto-grow-height="false" fo:min-height="0.608cm" fo:min-width="3.391cm"/>
      <style:paragraph-properties style:writing-mode="lr-tb"/>
    </style:style>
    <style:style style:name="gr173" style:family="graphic" style:parent-style-name="standard">
      <style:graphic-properties draw:textarea-horizontal-align="justify" draw:textarea-vertical-align="middle" draw:auto-grow-height="false" fo:min-height="1.735cm" fo:min-width="2.69cm"/>
      <style:paragraph-properties style:writing-mode="lr-tb"/>
    </style:style>
    <style:style style:name="gr174" style:family="graphic" style:parent-style-name="standard">
      <style:graphic-properties draw:fill-color="#ce93d8" draw:textarea-horizontal-align="justify" draw:textarea-vertical-align="middle" draw:auto-grow-height="false" fo:min-height="3.391cm" fo:min-width="3.393cm"/>
      <style:paragraph-properties style:writing-mode="lr-tb"/>
    </style:style>
    <style:style style:name="gr175" style:family="graphic" style:parent-style-name="standard">
      <style:graphic-properties draw:textarea-horizontal-align="justify" draw:textarea-vertical-align="middle" draw:auto-grow-height="false" fo:min-height="3.253cm" fo:min-width="3.469cm"/>
    </style:style>
    <style:style style:name="gr176" style:family="graphic" style:parent-style-name="standard">
      <style:graphic-properties draw:fill-color="#00e676" draw:textarea-horizontal-align="justify" draw:textarea-vertical-align="middle" draw:auto-grow-height="false" fo:min-height="0.801cm" fo:min-width="2.457cm"/>
      <style:paragraph-properties style:writing-mode="lr-tb"/>
    </style:style>
    <style:style style:name="gr177" style:family="graphic" style:parent-style-name="standard">
      <style:graphic-properties draw:fill-color="#00e676" draw:textarea-horizontal-align="justify" draw:textarea-vertical-align="middle" draw:auto-grow-height="false" fo:min-height="0.955cm" fo:min-width="2.457cm"/>
      <style:paragraph-properties style:writing-mode="lr-tb"/>
    </style:style>
    <style:style style:name="gr178" style:family="graphic" style:parent-style-name="standard">
      <style:graphic-properties draw:fill-color="#ff3d00" draw:textarea-horizontal-align="justify" draw:textarea-vertical-align="middle" draw:auto-grow-height="false" fo:min-height="1.579cm" fo:min-width="2.73cm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14.624cm"/>
      <style:paragraph-properties style:writing-mode="lr-tb"/>
    </style:style>
    <style:style style:name="gr181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182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183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184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185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186" style:family="graphic" style:parent-style-name="standard" style:list-style-name="L1">
      <style:graphic-properties draw:textarea-horizontal-align="justify" draw:textarea-vertical-align="middle" draw:auto-grow-height="false" fo:min-height="0.521cm" fo:min-width="4.86cm"/>
      <style:paragraph-properties style:writing-mode="lr-tb"/>
    </style:style>
    <style:style style:name="gr187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188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189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190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191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192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193" style:family="graphic" style:parent-style-name="standard">
      <style:graphic-properties draw:stroke="none" svg:stroke-color="#000000" draw:fill="none" draw:fill-color="#ffffff" fo:min-height="3.10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4pt" fo:language="en" fo:country="US" style:font-size-asian="24pt" style:font-size-complex="24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c62828" fo:language="en" fo:country="US"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en" fo:country="US"/>
    </style:style>
    <style:style style:name="P8" style:family="paragraph">
      <loext:graphic-properties draw:fill="none" draw:fill-color="#ffffff"/>
      <style:paragraph-properties style:writing-mode="lr-tb"/>
      <style:text-properties fo:font-size="24pt" fo:language="en" fo:country="US" style:font-size-asian="24pt" style:font-size-complex="24pt"/>
    </style:style>
    <style:style style:name="P9" style:family="paragraph">
      <loext:graphic-properties draw:fill="none" draw:fill-color="#ffffff"/>
      <style:paragraph-properties style:writing-mode="lr-tb"/>
      <style:text-properties fo:language="en" fo:country="US"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1" style:family="paragraph">
      <loext:graphic-properties draw:fill-color="#ffc400"/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style:font-size-asian="14pt" style:font-size-complex="14pt"/>
    </style:style>
    <style:style style:name="P13" style:family="paragraph">
      <loext:graphic-properties draw:fill-color="#f48fb1"/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style:font-size-asian="14pt" style:font-size-complex="14pt"/>
    </style:style>
    <style:style style:name="P14" style:family="paragraph">
      <loext:graphic-properties draw:fill-color="#00e676"/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style:font-size-asian="14pt" style:font-size-complex="14pt"/>
    </style:style>
    <style:style style:name="P15" style:family="paragraph">
      <style:paragraph-properties fo:text-align="center"/>
      <style:text-properties fo:language="en" fo:country="US"/>
    </style:style>
    <style:style style:name="P16" style:family="paragraph">
      <loext:graphic-properties draw:fill="none"/>
      <style:paragraph-properties fo:text-align="center"/>
      <style:text-properties fo:language="en" fo:country="US"/>
    </style:style>
    <style:style style:name="P17" style:family="paragraph">
      <loext:graphic-properties draw:fill="solid"/>
      <style:paragraph-properties fo:text-align="center"/>
      <style:text-properties fo:language="en" fo:country="US"/>
    </style:style>
    <style:style style:name="P18" style:family="paragraph">
      <loext:graphic-properties draw:fill="none" draw:fill-color="#ffffff"/>
      <style:paragraph-properties style:writing-mode="lr-tb"/>
      <style:text-properties fo:font-size="14pt" fo:language="en" fo:country="US" style:font-size-asian="14pt" style:font-size-complex="14pt"/>
    </style:style>
    <style:style style:name="P19" style:family="paragraph">
      <loext:graphic-properties draw:fill="none" draw:fill-color="#ffffff"/>
      <style:paragraph-properties style:writing-mode="lr-tb"/>
      <style:text-properties fo:font-size="12pt" fo:language="en" fo:country="US" style:font-size-asian="12pt" style:font-size-complex="12pt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="solid"/>
      <style:paragraph-properties fo:text-align="center" style:writing-mode="lr-tb"/>
      <style:text-properties fo:language="en" fo:country="US"/>
    </style:style>
    <style:style style:name="P23" style:family="paragraph">
      <style:paragraph-properties fo:text-align="center" style:writing-mode="lr-tb"/>
      <style:text-properties fo:language="en" fo:country="US"/>
    </style:style>
    <style:style style:name="P24" style:family="paragraph">
      <loext:graphic-properties draw:fill="none" draw:fill-color="#ffffff"/>
      <style:paragraph-properties style:writing-mode="lr-tb"/>
      <style:text-properties fo:language="en" fo:country="US" fo:font-style="italic" style:font-style-asian="italic" style:font-style-complex="italic"/>
    </style:style>
    <style:style style:name="P25" style:family="paragraph">
      <loext:graphic-properties draw:fill="none" draw:fill-color="#ffffff"/>
      <style:paragraph-properties style:writing-mode="lr-tb"/>
      <style:text-properties fo:font-size="18pt" fo:language="en" fo:country="US"/>
    </style:style>
    <style:style style:name="P26" style:family="paragraph">
      <loext:graphic-properties draw:fill="none" draw:fill-color="#ffffff"/>
      <style:paragraph-properties style:writing-mode="lr-tb"/>
      <style:text-properties fo:color="#c62828" fo:font-size="18pt" fo:language="en" fo:country="US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font-size="18pt" fo:language="en" fo:country="US" fo:font-weight="bold" style:font-weight-asian="bold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fo:language="en" fo:country="US"/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fo:language="en" fo:country="US" style:font-size-asian="14pt" style:font-size-complex="14pt"/>
    </style:style>
    <style:style style:name="P30" style:family="paragraph">
      <loext:graphic-properties draw:fill-color="#00e676"/>
      <style:paragraph-properties fo:margin-left="0cm" fo:margin-right="0cm" fo:margin-top="0cm" fo:margin-bottom="0cm" fo:line-height="100%" fo:text-align="start" fo:text-indent="0cm" style:writing-mode="lr-tb"/>
      <style:text-properties fo:font-size="14pt" fo:language="en" fo:country="US" style:font-size-asian="14pt" style:font-size-complex="14pt"/>
    </style:style>
    <style:style style:name="P3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2" style:family="paragraph">
      <loext:graphic-properties draw:fill-color="#ff9100"/>
      <style:paragraph-properties fo:text-align="center" style:writing-mode="lr-tb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4caf50" fo:font-size="18pt" fo:language="en" fo:country="US" fo:font-weight="bold" style:font-weight-asian="bold" style:font-weight-complex="bold"/>
    </style:style>
    <style:style style:name="P34" style:family="paragraph">
      <loext:graphic-properties draw:fill="solid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language="en" fo:country="US" style:font-size-asian="14pt" style:font-size-complex="14pt"/>
    </style:style>
    <style:style style:name="P37" style:family="paragraph">
      <loext:graphic-properties draw:fill-color="#ce93d8"/>
      <style:paragraph-properties fo:margin-left="0cm" fo:margin-right="0cm" fo:margin-top="0cm" fo:margin-bottom="0cm" fo:line-height="100%" fo:text-align="center" fo:text-indent="0cm" style:writing-mode="lr-tb"/>
      <style:text-properties fo:font-size="12pt" fo:language="en" fo:country="US" style:font-size-asian="14pt" style:font-size-complex="14pt"/>
    </style:style>
    <style:style style:name="P38" style:family="paragraph">
      <style:paragraph-properties fo:text-align="center"/>
      <style:text-properties fo:font-size="12pt" fo:language="en" fo:country="US"/>
    </style:style>
    <style:style style:name="P3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fo:language="en" fo:country="US" style:font-size-asian="14pt" style:font-size-complex="14pt"/>
    </style:style>
    <style:style style:name="P40" style:family="paragraph">
      <loext:graphic-properties draw:fill-color="#00e676"/>
      <style:paragraph-properties fo:margin-left="0cm" fo:margin-right="0cm" fo:margin-top="0cm" fo:margin-bottom="0cm" fo:line-height="100%" fo:text-align="start" fo:text-indent="0cm" style:writing-mode="lr-tb"/>
      <style:text-properties fo:font-size="12pt" fo:language="en" fo:country="US" style:font-size-asian="14pt" style:font-size-complex="14pt"/>
    </style:style>
    <style:style style:name="P41" style:family="paragraph">
      <style:paragraph-properties fo:text-align="center"/>
      <style:text-properties fo:font-size="12pt"/>
    </style:style>
    <style:style style:name="P42" style:family="paragraph">
      <loext:graphic-properties draw:fill="none"/>
      <style:paragraph-properties fo:text-align="center"/>
    </style:style>
    <style:style style:name="P43" style:family="paragraph">
      <loext:graphic-properties draw:fill="none" draw:fill-color="#00e676"/>
      <style:paragraph-properties fo:margin-left="0cm" fo:margin-right="0cm" fo:margin-top="0cm" fo:margin-bottom="0cm" fo:line-height="100%" fo:text-align="start" fo:text-indent="0cm" style:writing-mode="lr-tb"/>
      <style:text-properties fo:font-size="14pt" fo:language="en" fo:country="US" style:font-size-asian="14pt" style:font-size-complex="14pt"/>
    </style:style>
    <style:style style:name="P44" style:family="paragraph">
      <style:text-properties fo:font-size="16pt"/>
    </style:style>
    <style:style style:name="P45" style:family="paragraph">
      <loext:graphic-properties draw:fill="none" draw:fill-color="#ffffff"/>
      <style:paragraph-properties style:writing-mode="lr-tb"/>
      <style:text-properties fo:color="#c62828" fo:font-size="16pt" fo:language="en" fo:country="US" fo:font-weight="bold" style:font-weight-asian="bold" style:font-weight-complex="bold"/>
    </style:style>
    <style:style style:name="P46" style:family="paragraph">
      <loext:graphic-properties draw:fill="none" draw:fill-color="#ffffff"/>
      <style:paragraph-properties style:writing-mode="lr-tb"/>
      <style:text-properties fo:font-size="16pt" fo:language="en" fo:country="US"/>
    </style:style>
    <style:style style:name="P47" style:family="paragraph">
      <style:paragraph-properties fo:margin-left="0cm" fo:margin-right="0cm" fo:margin-top="0cm" fo:margin-bottom="0cm" fo:line-height="100%" fo:text-indent="0cm"/>
      <style:text-properties fo:font-size="16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6pt" fo:language="en" fo:country="US"/>
    </style:style>
    <style:style style:name="P49" style:family="paragraph">
      <loext:graphic-properties draw:fill-color="#f48fb1"/>
      <style:paragraph-properties fo:margin-left="0cm" fo:margin-right="0cm" fo:margin-top="0cm" fo:margin-bottom="0cm" fo:line-height="100%" fo:text-align="start" fo:text-indent="0cm" style:writing-mode="lr-tb"/>
      <style:text-properties fo:font-size="12pt" fo:language="en" fo:country="US" style:font-size-asian="14pt" style:font-size-complex="14pt"/>
    </style:style>
    <style:style style:name="P50" style:family="paragraph">
      <style:paragraph-properties fo:text-align="start"/>
      <style:text-properties fo:font-size="12pt" fo:language="en" fo:country="US"/>
    </style:style>
    <style:style style:name="P51" style:family="paragraph">
      <style:paragraph-properties fo:text-align="start"/>
      <style:text-properties fo:font-size="12pt"/>
    </style:style>
    <style:style style:name="P52" style:family="paragraph">
      <loext:graphic-properties draw:fill="none"/>
      <style:paragraph-properties fo:text-align="center"/>
      <style:text-properties fo:font-size="16pt" fo:language="en" fo:country="US"/>
    </style:style>
    <style:style style:name="P53" style:family="paragraph">
      <style:text-properties fo:font-size="14pt"/>
    </style:style>
    <style:style style:name="P54" style:family="paragraph">
      <loext:graphic-properties draw:fill="none" draw:fill-color="#ffffff"/>
      <style:text-properties fo:font-size="14pt"/>
    </style:style>
    <style:style style:name="P55" style:family="paragraph">
      <style:text-properties fo:font-size="16pt" fo:font-weight="bold" style:font-weight-asian="bold" style:font-weight-complex="bold"/>
    </style:style>
    <style:style style:name="P56" style:family="paragraph">
      <loext:graphic-properties draw:fill="none" draw:fill-color="#ffffff"/>
      <style:text-properties fo:font-size="16pt" fo:font-weight="bold" style:font-weight-asian="bold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 style:writing-mode="lr-tb"/>
      <style:text-properties fo:language="en" fo:country="US"/>
    </style:style>
    <style:style style:name="P58" style:family="paragraph">
      <loext:graphic-properties draw:fill-color="#ce93d8"/>
      <style:paragraph-properties fo:text-align="center" style:writing-mode="lr-tb"/>
      <style:text-properties fo:language="en" fo:country="US"/>
    </style:style>
    <style:style style:name="P59" style:family="paragraph">
      <loext:graphic-properties draw:fill-color="#00e676"/>
      <style:paragraph-properties fo:text-align="center" style:writing-mode="lr-tb"/>
      <style:text-properties fo:language="en" fo:country="US"/>
    </style:style>
    <style:style style:name="P60" style:family="paragraph">
      <loext:graphic-properties draw:fill-color="#ff3d00"/>
      <style:paragraph-properties fo:text-align="center" style:writing-mode="lr-tb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color="#c62828"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2pt" fo:language="en" fo:country="US" style:font-size-asian="12pt" style:font-size-complex="12pt"/>
    </style:style>
    <style:style style:name="T8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font-size="18pt" fo:language="en" fo:country="US"/>
    </style:style>
    <style:style style:name="T11" style:family="text">
      <style:text-properties fo:color="#c62828" fo:font-size="18pt" fo:language="en" fo:country="US" fo:font-weight="bold" style:font-weight-asian="bold" style:font-weight-complex="bold"/>
    </style:style>
    <style:style style:name="T12" style:family="text">
      <style:text-properties fo:font-size="18pt" fo:language="en" fo:country="US" fo:font-weight="bold" style:font-weight-asian="bold" style:font-weight-complex="bold"/>
    </style:style>
    <style:style style:name="T13" style:family="text">
      <style:text-properties fo:color="#4caf50" fo:font-size="18pt" fo:language="en" fo:country="US" fo:font-weight="bold" style:font-weight-asian="bold" style:font-weight-complex="bold"/>
    </style:style>
    <style:style style:name="T14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5" style:family="text">
      <style:text-properties fo:font-size="12pt" fo:language="en" fo:country="US" style:font-size-asian="14pt" style:font-size-complex="14pt"/>
    </style:style>
    <style:style style:name="T16" style:family="text">
      <style:text-properties fo:font-size="12pt" fo:language="en" fo:country="US" fo:font-weight="bold" style:font-size-asian="14pt" style:font-weight-asian="bold" style:font-size-complex="14pt" style:font-weight-complex="bold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language="en" fo:country="US" style:font-size-asian="14pt" style:font-size-complex="14pt"/>
    </style:style>
    <style:style style:name="T19" style:family="text">
      <style:text-properties fo:language="en" fo:country="US" fo:font-weight="bold" style:font-size-asian="14pt" style:font-weight-asian="bold" style:font-size-complex="14pt" style:font-weight-complex="bold"/>
    </style:style>
    <style:style style:name="T20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588cm" svg:height="0.962cm" svg:x="21.05cm" svg:y="18.871cm">
          <draw:text-box>
            <text:p><text:span text:style-name="T1">Sylvain </text:span><text:span text:style-name="T1">Viart </text:span><text:span text:style-name="T1">2022-</text:span><text:span text:style-name="T1">04-27</text:span></text:p>
          </draw:text-box>
        </draw:frame>
        <draw:frame draw:style-name="gr2" draw:text-style-name="P3" draw:layer="layout" svg:width="10.929cm" svg:height="2.139cm" svg:x="9.848cm" svg:y="1.595cm">
          <draw:text-box>
            <text:p text:style-name="P2"><text:span text:style-name="T2">Doco</text:span><text:span text:style-name="T2">pt </text:span><text:span text:style-name="T2">parse</text:span><text:span text:style-name="T2">r AST </text:span><text:span text:style-name="T2">analy</text:span><text:span text:style-name="T2">sis</text:span><text:span text:style-name="T2"><text:line-break/></text:span><text:span text:style-name="T2">and </text:span><text:span text:style-name="T2">walk-</text:span><text:span text:style-name="T2">troug</text:span><text:span text:style-name="T2">h</text:span></text:p>
          </draw:text-box>
        </draw:frame>
        <draw:frame draw:style-name="gr3" draw:text-style-name="P4" draw:layer="layout" svg:width="21.888cm" svg:height="11.065cm" svg:x="2.887cm" svg:y="4.425cm">
          <draw:text-box>
            <text:list text:style-name="L1">
              <text:list-item>
                <text:p><text:span text:style-name="T1">This </text:span><text:span text:style-name="T1">docu</text:span><text:span text:style-name="T1">ment </text:span><text:span text:style-name="T1">descri</text:span><text:span text:style-name="T1">be </text:span><text:span text:style-name="T1">the </text:span><text:span text:style-name="T1">doco</text:span><text:span text:style-name="T1">pt </text:span><text:span text:style-name="T1">AST </text:span><text:span text:style-name="T1">mani</text:span><text:span text:style-name="T1">pulati</text:span><text:span text:style-name="T1">on </text:span><text:span text:style-name="T1">and </text:span><text:span text:style-name="T1">buildi</text:span><text:span text:style-name="T1">ng.</text:span></text:p>
              </text:list-item>
              <text:list-item>
                <text:p><text:span text:style-name="T1">We </text:span><text:span text:style-name="T1">show </text:span><text:span text:style-name="T1">how </text:span><text:span text:style-name="T1">some </text:span><text:span text:style-name="T1">AST </text:span><text:span text:style-name="T1">node </text:span><text:span text:style-name="T1">are </text:span><text:span text:style-name="T1">const</text:span><text:span text:style-name="T1">ructe</text:span><text:span text:style-name="T1">d </text:span><text:span text:style-name="T1">base</text:span><text:span text:style-name="T1">d on </text:span><text:span text:style-name="T1">the </text:span><text:span text:style-name="T1">text </text:span><text:span text:style-name="T1">doco</text:span><text:span text:style-name="T1">pt </text:span><text:span text:style-name="T1">langu</text:span><text:span text:style-name="T1">age </text:span><text:span text:style-name="T1">input</text:span></text:p>
              </text:list-item>
              <text:list-item>
                <text:p><text:span text:style-name="T1">We </text:span><text:span text:style-name="T1">also </text:span><text:span text:style-name="T1">descri</text:span><text:span text:style-name="T1">be </text:span><text:span text:style-name="T1">the </text:span><text:span text:style-name="T1">matc</text:span><text:span text:style-name="T1">h </text:span><text:span text:style-name="T1">engin</text:span><text:span text:style-name="T1">e how </text:span><text:span text:style-name="T1">it </text:span><text:span text:style-name="T1">assoc</text:span><text:span text:style-name="T1">iate </text:span><text:span text:style-name="T1">argv[] </text:span><text:span text:style-name="T1">to the </text:span><text:span text:style-name="T1">AST </text:span><text:span text:style-name="T1">to </text:span><text:span text:style-name="T1">valida</text:span><text:span text:style-name="T1">te the </text:span><text:span text:style-name="T1">com</text:span><text:span text:style-name="T1">mand </text:span><text:span text:style-name="T1">line</text:span></text:p>
              </text:list-item>
            </text:list>
            <text:p><text:span text:style-name="T1"/></text:p>
            <text:p><text:span text:style-name="T1"/></text:p>
          </draw:text-box>
        </draw:frame>
      </draw:page>
      <draw:page draw:name="page2" draw:style-name="dp1" draw:master-page-name="Default">
        <draw:frame draw:style-name="gr1" draw:text-style-name="P1" draw:layer="layout" svg:width="7.588cm" svg:height="0.962cm" svg:x="21.05cm" svg:y="18.871cm">
          <draw:text-box>
            <text:p><text:span text:style-name="T1">Sylvain </text:span><text:span text:style-name="T1">Viart </text:span><text:span text:style-name="T1">2022-</text:span><text:span text:style-name="T1">04-01</text:span></text:p>
          </draw:text-box>
        </draw:frame>
        <draw:frame draw:style-name="gr1" draw:text-style-name="P5" draw:layer="layout" svg:width="3.074cm" svg:height="0.962cm" svg:x="1.906cm" svg:y="4.935cm">
          <draw:text-box>
            <text:p><text:span text:style-name="T3">Usage:</text:span></text:p>
          </draw:text-box>
        </draw:frame>
        <draw:frame draw:style-name="gr4" draw:text-style-name="P1" draw:layer="layout" svg:width="3.657cm" svg:height="0.973cm" svg:x="5.564cm" svg:y="4.93cm">
          <draw:text-box>
            <text:p><text:span text:style-name="T1">progna</text:span><text:span text:style-name="T1">me</text:span></text:p>
          </draw:text-box>
        </draw:frame>
        <draw:frame draw:style-name="gr5" draw:text-style-name="P7" draw:layer="layout" svg:width="3.745cm" svg:height="1.179cm" svg:x="1.998cm" svg:y="3.374cm">
          <draw:text-box>
            <text:p text:style-name="P6"><text:span text:style-name="T1">[ Prolog</text:span><text:span text:style-name="T1">ue ]</text:span></text:p>
          </draw:text-box>
        </draw:frame>
        <draw:frame draw:style-name="gr6" draw:text-style-name="P5" draw:layer="layout" svg:width="3.118cm" svg:height="1.012cm" svg:x="1.613cm" svg:y="8.949cm">
          <draw:text-box>
            <text:p><text:span text:style-name="T3">Option</text:span><text:span text:style-name="T3">s:</text:span></text:p>
          </draw:text-box>
        </draw:frame>
        <draw:frame draw:style-name="gr4" draw:text-style-name="P1" draw:layer="layout" svg:width="3.657cm" svg:height="0.973cm" svg:x="9.804cm" svg:y="4.93cm">
          <draw:text-box>
            <text:p><text:span text:style-name="T1">--option</text:span></text:p>
          </draw:text-box>
        </draw:frame>
        <draw:frame draw:style-name="gr7" draw:text-style-name="P8" draw:layer="layout" svg:width="10.154cm" svg:height="1.195cm" svg:x="9.944cm" svg:y="1.647cm">
          <draw:text-box>
            <text:p><text:span text:style-name="T2">Doco</text:span><text:span text:style-name="T2">pt </text:span><text:span text:style-name="T2">parse</text:span><text:span text:style-name="T2">r – </text:span><text:span text:style-name="T2">gram</text:span><text:span text:style-name="T2">mar</text:span></text:p>
          </draw:text-box>
        </draw:frame>
        <draw:frame draw:style-name="gr8" draw:text-style-name="P7" draw:layer="layout" svg:width="3.893cm" svg:height="1.179cm" svg:x="1.925cm" svg:y="11.741cm">
          <draw:text-box>
            <text:p text:style-name="P6"><text:span text:style-name="T1">[ Free_t</text:span><text:span text:style-name="T1">ext ]</text:span></text:p>
          </draw:text-box>
        </draw:frame>
        <draw:frame draw:style-name="gr9" draw:text-style-name="P7" draw:layer="layout" svg:width="3.893cm" svg:height="1.179cm" svg:x="1.848cm" svg:y="7.345cm">
          <draw:text-box>
            <text:p text:style-name="P6"><text:span text:style-name="T1">[ Free_t</text:span><text:span text:style-name="T1">ext ]</text:span></text:p>
          </draw:text-box>
        </draw:frame>
        <draw:frame draw:style-name="gr4" draw:text-style-name="P1" draw:layer="layout" svg:width="3.657cm" svg:height="0.973cm" svg:x="5.564cm" svg:y="5.903cm">
          <draw:text-box>
            <text:p><text:span text:style-name="T1">progna</text:span><text:span text:style-name="T1">me</text:span></text:p>
          </draw:text-box>
        </draw:frame>
        <draw:frame draw:style-name="gr10" draw:text-style-name="P4" draw:layer="layout" svg:width="6.813cm" svg:height="4.035cm" svg:x="16.735cm" svg:y="6.019cm">
          <draw:text-box>
            <text:p>TODO: to be completed with EBNF final grammar </text:p>
          </draw:text-box>
        </draw:frame>
      </draw:page>
      <draw:page draw:name="page3" draw:style-name="dp1" draw:master-page-name="Default">
        <draw:frame draw:style-name="gr1" draw:text-style-name="P1" draw:layer="layout" svg:width="7.588cm" svg:height="0.962cm" svg:x="21.05cm" svg:y="18.871cm">
          <draw:text-box>
            <text:p><text:span text:style-name="T1">Sylvain </text:span><text:span text:style-name="T1">Viart </text:span><text:span text:style-name="T1">2022-</text:span><text:span text:style-name="T1">04-17</text:span></text:p>
          </draw:text-box>
        </draw:frame>
        <draw:frame draw:style-name="gr1" draw:text-style-name="P5" draw:layer="layout" svg:width="3.074cm" svg:height="0.962cm" svg:x="3.929cm" svg:y="3.754cm">
          <draw:text-box>
            <text:p><text:span text:style-name="T3">Usage:</text:span></text:p>
          </draw:text-box>
        </draw:frame>
        <draw:frame draw:style-name="gr4" draw:text-style-name="P1" draw:layer="layout" svg:width="3.657cm" svg:height="0.973cm" svg:x="6.43cm" svg:y="3.749cm">
          <draw:text-box>
            <text:p><text:span text:style-name="T1">my_pro</text:span><text:span text:style-name="T1">gram</text:span></text:p>
          </draw:text-box>
        </draw:frame>
        <draw:frame draw:style-name="gr11" draw:text-style-name="P8" draw:layer="layout" svg:width="18.642cm" svg:height="1.195cm" svg:x="6.28cm" svg:y="1.206cm">
          <draw:text-box>
            <text:p><text:span text:style-name="T2">Doco</text:span><text:span text:style-name="T2">pt </text:span><text:span text:style-name="T2">parse</text:span><text:span text:style-name="T2">r </text:span><text:span text:style-name="T2">buildi</text:span><text:span text:style-name="T2">ng </text:span><text:span text:style-name="T2">AST </text:span><text:span text:style-name="T2">– </text:span><text:span text:style-name="T2">parsi</text:span><text:span text:style-name="T2">ng </text:span><text:span text:style-name="T2">altern</text:span><text:span text:style-name="T2">ative</text:span></text:p>
          </draw:text-box>
        </draw:frame>
        <draw:frame draw:style-name="gr12" draw:text-style-name="P1" draw:layer="layout" svg:width="1.517cm" svg:height="1.012cm" svg:x="11.515cm" svg:y="3.729cm">
          <draw:text-box>
            <text:p><text:span text:style-name="T1">run</text:span></text:p>
          </draw:text-box>
        </draw:frame>
        <draw:frame draw:style-name="gr13" draw:text-style-name="P9" draw:layer="layout" svg:width="0.7cm" svg:height="1.018cm" svg:x="13.08cm" svg:y="3.698cm">
          <draw:text-box>
            <text:p><text:span text:style-name="T4">|</text:span></text:p>
          </draw:text-box>
        </draw:frame>
        <draw:frame draw:style-name="gr14" draw:text-style-name="P7" draw:layer="layout" svg:width="2.179cm" svg:height="1.128cm" svg:x="14.03cm" svg:y="3.671cm">
          <draw:text-box>
            <text:p text:style-name="P6"><text:span text:style-name="T1">jump</text:span></text:p>
          </draw:text-box>
        </draw:frame>
        <draw:custom-shape draw:style-name="gr15" draw:text-style-name="P11" xml:id="id6" draw:id="id6" draw:layer="layout" svg:width="2.434cm" svg:height="0.871cm" svg:x="2.388cm" svg:y="7.181cm">
          <text:p text:style-name="P10"><text:span text:style-name="T5">"Usage:"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1" draw:id="id1" draw:layer="layout" svg:width="2.993cm" svg:height="1.026cm" svg:x="2.388cm" svg:y="8.644cm">
          <draw:glue-point draw:id="4" svg:x="-3.421cm" svg:y="5cm"/>
          <text:p text:style-name="P12"><text:span text:style-name="T6">Usage_line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xml:id="id2" draw:id="id2" draw:layer="layout" svg:width="6.721cm" svg:height="0.903cm" svg:x="3.348cm" svg:y="10.09cm">
          <text:p text:style-name="P12"><text:span text:style-name="T6">Prog_name: </text:span><text:span text:style-name="T5">"my_program"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xml:id="id10" draw:id="id10" draw:layer="layout" svg:width="5.573cm" svg:height="0.871cm" svg:x="6.786cm" svg:y="14.794cm">
          <text:p text:style-name="P12"><text:span text:style-name="T6"><text:s/></text:span><text:span text:style-name="T6">Usage_command: </text:span><text:span text:style-name="T5">"run"</text:span></text:p>
          <draw:enhanced-geometry svg:viewBox="0 0 21600 21600" draw:type="rectangle" draw:enhanced-path="M 0 0 L 21600 0 21600 21600 0 21600 0 0 Z N"/>
        </draw:custom-shape>
        <draw:connector draw:style-name="gr19" draw:text-style-name="P15" draw:layer="layout" svg:x1="2.861cm" svg:y1="9.67cm" svg:x2="3.348cm" svg:y2="10.541cm" draw:start-shape="id1" draw:start-glue-point="4" draw:end-shape="id2" draw:end-glue-point="3" svg:d="M2861 9670v871h487" svg:viewBox="0 0 488 872">
          <text:p/>
        </draw:connector>
        <draw:connector draw:style-name="gr20" draw:text-style-name="P15" draw:layer="layout" svg:x1="5.016cm" svg:y1="13.011cm" svg:x2="5.608cm" svg:y2="13.617cm" draw:start-shape="id3" draw:start-glue-point="4" draw:end-shape="id4" draw:end-glue-point="3" svg:d="M5016 13011v606h592" svg:viewBox="0 0 593 607">
          <text:p/>
        </draw:connector>
        <draw:connector draw:style-name="gr19" draw:text-style-name="P15" draw:layer="layout" svg:x1="1.808cm" svg:y1="6.464cm" svg:x2="2.388cm" svg:y2="7.616cm" draw:start-shape="id5" draw:start-glue-point="4" draw:end-shape="id6" draw:end-glue-point="3" svg:d="M1808 6464v1152h580" svg:viewBox="0 0 581 1153">
          <text:p/>
        </draw:connector>
        <draw:connector draw:style-name="gr19" draw:text-style-name="P15" draw:layer="layout" svg:x1="1.808cm" svg:y1="6.464cm" svg:x2="2.388cm" svg:y2="9.157cm" draw:start-shape="id5" draw:start-glue-point="4" draw:end-shape="id1" draw:end-glue-point="3" svg:d="M1808 6464v2693h580" svg:viewBox="0 0 581 2694">
          <text:p/>
        </draw:connector>
        <draw:custom-shape draw:style-name="gr21" draw:text-style-name="P16" xml:id="id7" draw:id="id7" draw:layer="layout" svg:width="1.201cm" svg:height="1.201cm" svg:x="9.916cm" svg:y="3.6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7" draw:layer="layout" draw:type="curve" draw:line-skew="0cm 1.144cm" svg:x1="10.517cm" svg:y1="4.849cm" svg:x2="10.616cm" svg:y2="13.028cm" draw:start-shape="id7" draw:start-glue-point="8" draw:end-shape="id8" draw:end-glue-point="6" svg:d="M10517 4849c0 5475 872 4562 1514 5238s1052 2941-1415 2941" svg:viewBox="0 0 2005 8180">
          <text:p/>
        </draw:connector>
        <draw:frame draw:style-name="gr23" draw:text-style-name="P7" draw:layer="layout" svg:width="2.179cm" svg:height="1.128cm" svg:x="17.208cm" svg:y="3.671cm">
          <draw:text-box>
            <text:p text:style-name="P6"><text:span text:style-name="T1">climb</text:span></text:p>
          </draw:text-box>
        </draw:frame>
        <draw:frame draw:style-name="gr13" draw:text-style-name="P9" draw:layer="layout" svg:width="0.7cm" svg:height="1.018cm" svg:x="16.257cm" svg:y="3.726cm">
          <draw:text-box>
            <text:p><text:span text:style-name="T4">|</text:span></text:p>
          </draw:text-box>
        </draw:frame>
        <draw:frame draw:style-name="gr24" draw:text-style-name="P18" draw:layer="layout" svg:width="5.322cm" svg:height="0.806cm" svg:x="12.762cm" svg:y="2.401cm">
          <draw:text-box>
            <text:p><text:span text:style-name="T5">With</text:span><text:span text:style-name="T6"> </text:span><text:span text:style-name="T6">parenthe</text:span><text:span text:style-name="T6">ses</text:span></text:p>
          </draw:text-box>
        </draw:frame>
        <draw:custom-shape draw:style-name="gr25" draw:text-style-name="P16" xml:id="id9" draw:id="id9" draw:layer="layout" svg:width="1.593cm" svg:height="1.401cm" svg:x="11.387cm" svg:y="3.5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7" draw:layer="layout" draw:type="curve" draw:line-skew="-2.186cm 1.556cm" svg:x1="12.183cm" svg:y1="4.93cm" svg:x2="12.359cm" svg:y2="15.229cm" draw:start-shape="id9" draw:start-glue-point="8" draw:end-shape="id10" draw:end-glue-point="1" svg:d="M12183 4930c0 4119 1116 3432 1931 4977s1329 5322-1755 5322" svg:viewBox="0 0 2556 10300">
          <text:p/>
        </draw:connector>
        <draw:frame draw:style-name="gr26" draw:text-style-name="P19" draw:layer="layout" svg:width="3.199cm" svg:height="1.199cm" svg:x="10.524cm" svg:y="13.168cm">
          <draw:text-box>
            <text:p><text:span text:style-name="T7">Tree </text:span><text:span text:style-name="T7">structure + </text:span><text:span text:style-name="T7">2 nodes</text:span></text:p>
          </draw:text-box>
        </draw:frame>
        <draw:custom-shape draw:style-name="gr27" draw:text-style-name="P12" xml:id="id4" draw:id="id4" draw:layer="layout" svg:width="3.43cm" svg:height="0.516cm" svg:x="5.608cm" svg:y="13.359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9" draw:text-style-name="P15" draw:layer="layout" svg:x1="6.269cm" svg:y1="13.875cm" svg:x2="6.786cm" svg:y2="15.229cm" draw:start-shape="id4" draw:start-glue-point="4" draw:end-shape="id10" draw:end-glue-point="3" svg:d="M6269 13875v1354h517" svg:viewBox="0 0 518 1355">
          <text:p/>
        </draw:connector>
        <draw:custom-shape draw:style-name="gr28" draw:text-style-name="P12" xml:id="id5" draw:id="id5" draw:layer="layout" svg:width="3.678cm" svg:height="1.026cm" svg:x="1.227cm" svg:y="5.438cm">
          <draw:glue-point draw:id="4" svg:x="-3.421cm" svg:y="5cm"/>
          <text:p text:style-name="P12"><text:span text:style-name="T6">Usage_sect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xml:id="id12" draw:id="id12" draw:layer="layout" svg:width="6.254cm" svg:height="0.871cm" svg:x="21.744cm" svg:y="12.982cm">
          <text:p text:style-name="P12"><text:span text:style-name="T6"><text:s/></text:span><text:span text:style-name="T6">Usage_command: </text:span><text:span text:style-name="T5">"jump"</text:span></text:p>
          <draw:enhanced-geometry svg:viewBox="0 0 21600 21600" draw:type="rectangle" draw:enhanced-path="M 0 0 L 21600 0 21600 21600 0 21600 0 0 Z N"/>
        </draw:custom-shape>
        <draw:connector draw:style-name="gr19" draw:text-style-name="P15" draw:layer="layout" svg:x1="21.227cm" svg:y1="12.737cm" svg:x2="21.744cm" svg:y2="13.417cm" draw:start-shape="id11" draw:start-glue-point="4" draw:end-shape="id12" draw:end-glue-point="3" svg:d="M21227 12737v680h517" svg:viewBox="0 0 518 681">
          <text:p/>
        </draw:connector>
        <draw:custom-shape draw:style-name="gr30" draw:text-style-name="P14" xml:id="id14" draw:id="id14" draw:layer="layout" svg:width="6.254cm" svg:height="0.871cm" svg:x="21.744cm" svg:y="14.762cm">
          <text:p text:style-name="P12"><text:span text:style-name="T6"><text:s/></text:span><text:span text:style-name="T6">Usage_command: </text:span><text:span text:style-name="T5">"climb"</text:span></text:p>
          <draw:enhanced-geometry svg:viewBox="0 0 21600 21600" draw:type="rectangle" draw:enhanced-path="M 0 0 L 21600 0 21600 21600 0 21600 0 0 Z N"/>
        </draw:custom-shape>
        <draw:connector draw:style-name="gr19" draw:text-style-name="P15" draw:layer="layout" svg:x1="21.227cm" svg:y1="14.643cm" svg:x2="21.744cm" svg:y2="15.197cm" draw:start-shape="id13" draw:start-glue-point="4" draw:end-shape="id14" draw:end-glue-point="3" svg:d="M21227 14643v554h517" svg:viewBox="0 0 518 555">
          <text:p/>
        </draw:connector>
        <draw:custom-shape draw:style-name="gr31" draw:text-style-name="P12" xml:id="id13" draw:id="id13" draw:layer="layout" svg:width="3.43cm" svg:height="0.591cm" svg:x="20.566cm" svg:y="14.053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9" draw:text-style-name="P15" draw:layer="layout" svg:x1="20.002cm" svg:y1="9.723cm" svg:x2="20.566cm" svg:y2="14.348cm" draw:start-shape="id15" draw:start-glue-point="4" draw:end-shape="id13" draw:end-glue-point="3" svg:d="M20002 9723v4625h564" svg:viewBox="0 0 565 4626">
          <text:p/>
        </draw:connector>
        <draw:custom-shape draw:style-name="gr32" draw:text-style-name="P12" xml:id="id11" draw:id="id11" draw:layer="layout" svg:width="3.43cm" svg:height="0.591cm" svg:x="20.566cm" svg:y="12.147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9" draw:text-style-name="P15" draw:layer="layout" svg:x1="20.002cm" svg:y1="9.723cm" svg:x2="20.566cm" svg:y2="12.442cm" draw:start-shape="id15" draw:start-glue-point="4" draw:end-shape="id11" draw:end-glue-point="3" svg:d="M20002 9723v2719h564" svg:viewBox="0 0 565 2720">
          <text:p/>
        </draw:connector>
        <draw:frame draw:style-name="gr1" draw:text-style-name="P9" draw:layer="layout" svg:width="0.855cm" svg:height="0.962cm" svg:x="19.387cm" svg:y="3.726cm">
          <draw:text-box>
            <text:p><text:span text:style-name="T4">)</text:span></text:p>
          </draw:text-box>
        </draw:frame>
        <draw:frame draw:style-name="gr1" draw:text-style-name="P9" draw:layer="layout" svg:width="0.855cm" svg:height="0.962cm" svg:x="10.087cm" svg:y="3.726cm">
          <draw:text-box>
            <text:p><text:span text:style-name="T4">(</text:span></text:p>
          </draw:text-box>
        </draw:frame>
        <draw:custom-shape draw:style-name="gr33" draw:text-style-name="P12" xml:id="id16" draw:id="id16" draw:layer="layout" svg:width="3.43cm" svg:height="0.591cm" svg:x="3.348cm" svg:y="11.376cm">
          <draw:glue-point draw:id="4" svg:x="-3.075cm" svg:y="5.004cm"/>
          <text:p text:style-name="P12"><text:span text:style-name="T6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5" draw:layer="layout" svg:x1="3.348cm" svg:y1="11.671cm" svg:x2="2.861cm" svg:y2="9.67cm" draw:start-shape="id16" draw:start-glue-point="3" draw:end-shape="id1" draw:end-glue-point="4" svg:d="M3348 11671h-501v-1148h14v-853" svg:viewBox="0 0 502 2002">
          <text:p/>
        </draw:connector>
        <draw:connector draw:style-name="gr19" draw:text-style-name="P15" draw:layer="layout" svg:x1="4.009cm" svg:y1="11.966cm" svg:x2="4.274cm" svg:y2="12.675cm" draw:start-shape="id16" draw:start-glue-point="4" draw:end-shape="id3" draw:end-glue-point="3" svg:d="M4009 11966v709h265" svg:viewBox="0 0 266 710">
          <text:p/>
        </draw:connector>
        <draw:custom-shape draw:style-name="gr34" draw:text-style-name="P12" xml:id="id3" draw:id="id3" draw:layer="layout" svg:width="5.5cm" svg:height="0.673cm" svg:x="4.274cm" svg:y="12.339cm">
          <draw:glue-point draw:id="4" svg:x="-3.652cm" svg:y="5.004cm"/>
          <text:p text:style-name="P12"><text:span text:style-name="T6">Usage_required_group</text:span></text:p>
          <draw:enhanced-geometry svg:viewBox="0 0 21600 21600" draw:type="rectangle" draw:enhanced-path="M 0 0 L 21600 0 21600 21600 0 21600 0 0 Z N"/>
        </draw:custom-shape>
        <draw:custom-shape draw:style-name="gr35" draw:text-style-name="P16" xml:id="id8" draw:id="id8" draw:layer="layout" svg:width="0.801cm" svg:height="1.757cm" svg:x="9.815cm" svg:y="12.14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6" draw:text-style-name="P14" xml:id="id18" draw:id="id18" draw:layer="layout" svg:width="5.573cm" svg:height="0.871cm" svg:x="21.744cm" svg:y="11.042cm">
          <text:p text:style-name="P12"><text:span text:style-name="T6"><text:s/></text:span><text:span text:style-name="T6">Usage_command: </text:span><text:span text:style-name="T5">"run"</text:span></text:p>
          <draw:enhanced-geometry svg:viewBox="0 0 21600 21600" draw:type="rectangle" draw:enhanced-path="M 0 0 L 21600 0 21600 21600 0 21600 0 0 Z N"/>
        </draw:custom-shape>
        <draw:connector draw:style-name="gr37" draw:text-style-name="P15" draw:layer="layout" svg:x1="20.002cm" svg:y1="9.723cm" svg:x2="20.566cm" svg:y2="10.465cm" draw:start-shape="id15" draw:start-glue-point="4" draw:end-shape="id17" draw:end-glue-point="3" svg:d="M20002 9723v742h564" svg:viewBox="0 0 565 743">
          <text:p/>
        </draw:connector>
        <draw:custom-shape draw:style-name="gr38" draw:text-style-name="P12" xml:id="id17" draw:id="id17" draw:layer="layout" svg:width="3.43cm" svg:height="0.516cm" svg:x="20.566cm" svg:y="10.207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9" draw:text-style-name="P15" draw:layer="layout" svg:x1="21.227cm" svg:y1="10.723cm" svg:x2="21.744cm" svg:y2="11.477cm" draw:start-shape="id17" draw:start-glue-point="4" draw:end-shape="id18" draw:end-glue-point="3" svg:d="M21227 10723v754h517" svg:viewBox="0 0 518 755">
          <text:p/>
        </draw:connector>
        <draw:custom-shape draw:style-name="gr39" draw:text-style-name="P12" xml:id="id19" draw:id="id19" draw:layer="layout" svg:width="3.43cm" svg:height="0.591cm" svg:x="18.306cm" svg:y="8.124cm">
          <draw:glue-point draw:id="4" svg:x="-3.075cm" svg:y="5.004cm"/>
          <text:p text:style-name="P12"><text:span text:style-name="T6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2" xml:id="id15" draw:id="id15" draw:layer="layout" svg:width="6.151cm" svg:height="0.673cm" svg:x="19.173cm" svg:y="9.051cm">
          <draw:glue-point draw:id="4" svg:x="-3.652cm" svg:y="5.004cm"/>
          <text:p text:style-name="P12"><text:span text:style-name="T6">Usage_required_group</text:span></text:p>
          <draw:enhanced-geometry svg:viewBox="0 0 21600 21600" draw:type="rectangle" draw:enhanced-path="M 0 0 L 21600 0 21600 21600 0 21600 0 0 Z N"/>
        </draw:custom-shape>
        <draw:connector draw:style-name="gr19" draw:text-style-name="P15" draw:layer="layout" svg:x1="18.967cm" svg:y1="8.714cm" svg:x2="19.173cm" svg:y2="9.387cm" draw:start-shape="id19" draw:start-glue-point="4" draw:end-shape="id15" draw:end-glue-point="3" svg:d="M18967 8714v673h206" svg:viewBox="0 0 207 674">
          <text:p/>
        </draw:connector>
        <draw:connector draw:style-name="gr19" draw:text-style-name="P2" draw:layer="layout" svg:x1="18.306cm" svg:y1="8.419cm" svg:x2="17.724cm" svg:y2="7.853cm" draw:start-shape="id19" draw:start-glue-point="3" draw:end-shape="id20" draw:end-glue-point="2" svg:d="M18306 8419h-582v-566" svg:viewBox="0 0 583 567">
          <text:p/>
        </draw:connector>
        <draw:frame draw:style-name="gr41" draw:text-style-name="P20" xml:id="id20" draw:id="id20" draw:layer="layout" svg:width="1.164cm" svg:height="0.962cm" svg:x="17.142cm" svg:y="6.891cm">
          <draw:text-box draw:corner-radius="2.86cm">
            <text:p text:style-name="P2">...</text:p>
          </draw:text-box>
        </draw:frame>
        <draw:custom-shape draw:style-name="gr42" draw:text-style-name="P21" draw:layer="layout" svg:width="2.681cm" svg:height="2.258cm" svg:x="15.417cm" svg:y="10.936cm">
          <text:p text:style-name="P21">resul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Default">
        <draw:frame draw:style-name="gr1" draw:text-style-name="P1" draw:layer="layout" svg:width="7.588cm" svg:height="0.962cm" svg:x="21.05cm" svg:y="18.871cm">
          <draw:text-box>
            <text:p><text:span text:style-name="T1">Sylvain </text:span><text:span text:style-name="T1">Viart </text:span><text:span text:style-name="T1">2022-</text:span><text:span text:style-name="T1">04-17</text:span></text:p>
          </draw:text-box>
        </draw:frame>
        <draw:frame draw:style-name="gr1" draw:text-style-name="P5" draw:layer="layout" svg:width="3.074cm" svg:height="0.962cm" svg:x="3.929cm" svg:y="3.754cm">
          <draw:text-box>
            <text:p><text:span text:style-name="T3">Usage:</text:span></text:p>
          </draw:text-box>
        </draw:frame>
        <draw:frame draw:style-name="gr4" draw:text-style-name="P1" draw:layer="layout" svg:width="3.657cm" svg:height="0.973cm" svg:x="6.43cm" svg:y="3.749cm">
          <draw:text-box>
            <text:p><text:span text:style-name="T1">my_pro</text:span><text:span text:style-name="T1">gram</text:span></text:p>
          </draw:text-box>
        </draw:frame>
        <draw:frame draw:style-name="gr43" draw:text-style-name="P8" draw:layer="layout" svg:width="20.09cm" svg:height="1.195cm" svg:x="5.556cm" svg:y="1.206cm">
          <draw:text-box>
            <text:p><text:span text:style-name="T2">Doco</text:span><text:span text:style-name="T2">pt </text:span><text:span text:style-name="T2">parse</text:span><text:span text:style-name="T2">r </text:span><text:span text:style-name="T2">buildi</text:span><text:span text:style-name="T2">ng </text:span><text:span text:style-name="T2">AST </text:span><text:span text:style-name="T2">– </text:span><text:span text:style-name="T2">parsi</text:span><text:span text:style-name="T2">ng | </text:span><text:span text:style-name="T2">or </text:span><text:span text:style-name="T2">altern</text:span><text:span text:style-name="T2">ative</text:span></text:p>
          </draw:text-box>
        </draw:frame>
        <draw:frame draw:style-name="gr12" draw:text-style-name="P1" draw:layer="layout" svg:width="1.517cm" svg:height="1.012cm" svg:x="10.015cm" svg:y="3.729cm">
          <draw:text-box>
            <text:p><text:span text:style-name="T1">run</text:span></text:p>
          </draw:text-box>
        </draw:frame>
        <draw:frame draw:style-name="gr13" draw:text-style-name="P9" draw:layer="layout" svg:width="0.7cm" svg:height="1.018cm" svg:x="11.78cm" svg:y="3.726cm">
          <draw:text-box>
            <text:p><text:span text:style-name="T4">|</text:span></text:p>
          </draw:text-box>
        </draw:frame>
        <draw:frame draw:style-name="gr44" draw:text-style-name="P7" draw:layer="layout" svg:width="2.179cm" svg:height="1.128cm" svg:x="12.73cm" svg:y="3.671cm">
          <draw:text-box>
            <text:p text:style-name="P6"><text:span text:style-name="T1">jump</text:span></text:p>
          </draw:text-box>
        </draw:frame>
        <draw:custom-shape draw:style-name="gr45" draw:text-style-name="P11" xml:id="id25" draw:id="id25" draw:layer="layout" svg:width="2.434cm" svg:height="0.871cm" svg:x="2.388cm" svg:y="7.181cm">
          <text:p text:style-name="P10"><text:span text:style-name="T5">"Usage:"</text:span></text:p>
          <draw:enhanced-geometry svg:viewBox="0 0 21600 21600" draw:type="rectangle" draw:enhanced-path="M 0 0 L 21600 0 21600 21600 0 21600 0 0 Z N"/>
        </draw:custom-shape>
        <draw:custom-shape draw:style-name="gr46" draw:text-style-name="P12" xml:id="id21" draw:id="id21" draw:layer="layout" svg:width="2.993cm" svg:height="1.026cm" svg:x="2.388cm" svg:y="8.644cm">
          <draw:glue-point draw:id="4" svg:x="-3.421cm" svg:y="5cm"/>
          <text:p text:style-name="P12"><text:span text:style-name="T6">Usage_line</text:span></text:p>
          <draw:enhanced-geometry svg:viewBox="0 0 21600 21600" draw:type="rectangle" draw:enhanced-path="M 0 0 L 21600 0 21600 21600 0 21600 0 0 Z N"/>
        </draw:custom-shape>
        <draw:custom-shape draw:style-name="gr47" draw:text-style-name="P13" xml:id="id22" draw:id="id22" draw:layer="layout" svg:width="6.721cm" svg:height="0.903cm" svg:x="3.844cm" svg:y="10.09cm">
          <text:p text:style-name="P12"><text:span text:style-name="T6">Prog_name: </text:span><text:span text:style-name="T5">"my_program"</text:span></text:p>
          <draw:enhanced-geometry svg:viewBox="0 0 21600 21600" draw:type="rectangle" draw:enhanced-path="M 0 0 L 21600 0 21600 21600 0 21600 0 0 Z N"/>
        </draw:custom-shape>
        <draw:custom-shape draw:style-name="gr48" draw:text-style-name="P14" xml:id="id31" draw:id="id31" draw:layer="layout" svg:width="5.573cm" svg:height="0.871cm" svg:x="4.786cm" svg:y="12.494cm">
          <text:p text:style-name="P12"><text:span text:style-name="T6"><text:s/></text:span><text:span text:style-name="T6">Usage_command: </text:span><text:span text:style-name="T5">"run"</text:span></text:p>
          <draw:enhanced-geometry svg:viewBox="0 0 21600 21600" draw:type="rectangle" draw:enhanced-path="M 0 0 L 21600 0 21600 21600 0 21600 0 0 Z N"/>
        </draw:custom-shape>
        <draw:connector draw:style-name="gr19" draw:text-style-name="P15" draw:layer="layout" svg:x1="2.861cm" svg:y1="9.67cm" svg:x2="3.844cm" svg:y2="10.541cm" draw:start-shape="id21" draw:start-glue-point="4" draw:end-shape="id22" draw:end-glue-point="3" svg:d="M2861 9670v871h983" svg:viewBox="0 0 984 872">
          <text:p/>
        </draw:connector>
        <draw:connector draw:style-name="gr20" draw:text-style-name="P15" draw:layer="layout" svg:x1="2.861cm" svg:y1="9.67cm" svg:x2="3.835cm" svg:y2="11.717cm" draw:start-shape="id21" draw:start-glue-point="4" draw:end-shape="id23" draw:end-glue-point="3" svg:d="M2861 9670v2047h974" svg:viewBox="0 0 975 2048">
          <text:p/>
        </draw:connector>
        <draw:connector draw:style-name="gr19" draw:text-style-name="P15" draw:layer="layout" svg:x1="1.808cm" svg:y1="6.464cm" svg:x2="2.388cm" svg:y2="7.616cm" draw:start-shape="id24" draw:start-glue-point="4" draw:end-shape="id25" draw:end-glue-point="3" svg:d="M1808 6464v1152h580" svg:viewBox="0 0 581 1153">
          <text:p/>
        </draw:connector>
        <draw:connector draw:style-name="gr19" draw:text-style-name="P15" draw:layer="layout" svg:x1="1.808cm" svg:y1="6.464cm" svg:x2="2.388cm" svg:y2="9.157cm" draw:start-shape="id24" draw:start-glue-point="4" draw:end-shape="id21" draw:end-glue-point="3" svg:d="M1808 6464v2693h580" svg:viewBox="0 0 581 2694">
          <text:p/>
        </draw:connector>
        <draw:custom-shape draw:style-name="gr49" draw:text-style-name="P16" xml:id="id27" draw:id="id27" draw:layer="layout" svg:width="1.401cm" svg:height="1.401cm" svg:x="11.429cm" svg:y="3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2" xml:id="id26" draw:id="id26" draw:layer="layout" svg:width="5.664cm" svg:height="0.708cm" svg:x="3.861cm" svg:y="14.885cm">
          <text:p text:style-name="P12"><text:span text:style-name="T6">Usage_required_group</text:span></text:p>
          <draw:enhanced-geometry svg:viewBox="0 0 21600 21600" draw:type="rectangle" draw:enhanced-path="M 0 0 L 21600 0 21600 21600 0 21600 0 0 Z N"/>
        </draw:custom-shape>
        <draw:connector draw:style-name="gr22" draw:text-style-name="P22" draw:layer="layout" draw:type="curve" draw:line-skew="2.663cm" svg:x1="7.265cm" svg:y1="11.717cm" svg:x2="9.525cm" svg:y2="15.239cm" draw:start-shape="id23" draw:start-glue-point="1" draw:end-shape="id26" draw:end-glue-point="1" svg:d="M7265 11717c8136 0 7006 3522 2260 3522" svg:viewBox="0 0 5971 3523">
          <text:p/>
        </draw:connector>
        <draw:frame draw:style-name="gr26" draw:text-style-name="P19" xml:id="id28" draw:id="id28" draw:layer="layout" svg:width="3.423cm" svg:height="1.199cm" svg:x="10.387cm" svg:y="11.503cm">
          <draw:text-box>
            <text:p><text:span text:style-name="T7">Move node </text:span><text:span text:style-name="T7">to</text:span><text:span text:style-name="T7"><text:line-break/></text:span><text:span text:style-name="T7">a group</text:span></text:p>
          </draw:text-box>
        </draw:frame>
        <draw:connector draw:style-name="gr22" draw:text-style-name="P17" draw:layer="layout" draw:type="curve" svg:x1="12.13cm" svg:y1="4.902cm" svg:x2="12.098cm" svg:y2="11.503cm" draw:start-shape="id27" draw:start-glue-point="8" draw:end-shape="id28" draw:end-glue-point="0" svg:d="M12130 4902c0 4951-32 1651-32 6601" svg:viewBox="0 0 33 6602">
          <text:p/>
        </draw:connector>
        <draw:custom-shape draw:style-name="gr51" draw:text-style-name="P13" xml:id="id39" draw:id="id39" draw:layer="layout" svg:width="6.721cm" svg:height="0.903cm" svg:x="18.112cm" svg:y="9.858cm">
          <text:p text:style-name="P12"><text:span text:style-name="T6">Prog_name: </text:span><text:span text:style-name="T5">"my_program"</text:span></text:p>
          <draw:enhanced-geometry svg:viewBox="0 0 21600 21600" draw:type="rectangle" draw:enhanced-path="M 0 0 L 21600 0 21600 21600 0 21600 0 0 Z N"/>
        </draw:custom-shape>
        <draw:custom-shape draw:style-name="gr52" draw:text-style-name="P23" draw:layer="layout" svg:width="3.322cm" svg:height="2.353cm" svg:x="13.235cm" svg:y="13.663cm">
          <text:p text:style-name="P23"><text:span text:style-name="T1">generate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3" draw:text-style-name="P7" draw:layer="layout" svg:width="2.179cm" svg:height="1.128cm" svg:x="16.108cm" svg:y="3.671cm">
          <draw:text-box>
            <text:p text:style-name="P6"><text:span text:style-name="T1">c</text:span><text:span text:style-name="T1">l</text:span><text:span text:style-name="T1">i</text:span><text:span text:style-name="T1">m</text:span><text:span text:style-name="T1">b</text:span></text:p>
          </draw:text-box>
        </draw:frame>
        <draw:frame draw:style-name="gr13" draw:text-style-name="P9" draw:layer="layout" svg:width="0.7cm" svg:height="1.018cm" svg:x="15.157cm" svg:y="3.726cm">
          <draw:text-box>
            <text:p><text:span text:style-name="T4">|</text:span></text:p>
          </draw:text-box>
        </draw:frame>
        <draw:frame draw:style-name="gr24" draw:text-style-name="P18" draw:layer="layout" svg:width="5.322cm" svg:height="0.806cm" svg:x="12.762cm" svg:y="2.401cm">
          <draw:text-box>
            <text:p><text:span text:style-name="T8">W</text:span><text:span text:style-name="T8">i</text:span><text:span text:style-name="T8">t</text:span><text:span text:style-name="T8">h</text:span><text:span text:style-name="T8">o</text:span><text:span text:style-name="T8">u</text:span><text:span text:style-name="T8">t</text:span><text:span text:style-name="T8"> </text:span><text:span text:style-name="T6">p</text:span><text:span text:style-name="T6">a</text:span><text:span text:style-name="T6">r</text:span><text:span text:style-name="T6">e</text:span><text:span text:style-name="T6">n</text:span><text:span text:style-name="T6">t</text:span><text:span text:style-name="T6">h</text:span><text:span text:style-name="T6">e</text:span><text:span text:style-name="T6">s</text:span><text:span text:style-name="T6">e</text:span></text:p>
          </draw:text-box>
        </draw:frame>
        <draw:frame draw:style-name="gr4" draw:text-style-name="P1" draw:layer="layout" svg:width="3.657cm" svg:height="0.919cm" svg:x="22.156cm" svg:y="4.977cm">
          <draw:text-box>
            <text:p><text:span text:style-name="T1">m</text:span><text:span text:style-name="T1">y</text:span><text:span text:style-name="T1">_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/text:p>
          </draw:text-box>
        </draw:frame>
        <draw:frame draw:style-name="gr12" draw:text-style-name="P1" draw:layer="layout" svg:width="1.517cm" svg:height="0.956cm" svg:x="25.592cm" svg:y="4.977cm">
          <draw:text-box>
            <text:p><text:span text:style-name="T1">r</text:span><text:span text:style-name="T1">u</text:span><text:span text:style-name="T1">n</text:span></text:p>
          </draw:text-box>
        </draw:frame>
        <draw:frame draw:style-name="gr54" draw:text-style-name="P7" draw:layer="layout" svg:width="2.179cm" svg:height="0.962cm" svg:x="25.592cm" svg:y="5.726cm">
          <draw:text-box>
            <text:p text:style-name="P6"><text:span text:style-name="T1">j</text:span><text:span text:style-name="T1">u</text:span><text:span text:style-name="T1">m</text:span><text:span text:style-name="T1">p</text:span></text:p>
          </draw:text-box>
        </draw:frame>
        <draw:frame draw:style-name="gr55" draw:text-style-name="P7" draw:layer="layout" svg:width="2.179cm" svg:height="0.962cm" svg:x="25.592cm" svg:y="6.523cm">
          <draw:text-box>
            <text:p text:style-name="P6"><text:span text:style-name="T1">c</text:span><text:span text:style-name="T1">l</text:span><text:span text:style-name="T1">i</text:span><text:span text:style-name="T1">m</text:span><text:span text:style-name="T1">b</text:span></text:p>
          </draw:text-box>
        </draw:frame>
        <draw:frame draw:style-name="gr4" draw:text-style-name="P1" draw:layer="layout" svg:width="3.657cm" svg:height="0.919cm" svg:x="22.156cm" svg:y="5.726cm">
          <draw:text-box>
            <text:p><text:span text:style-name="T1">m</text:span><text:span text:style-name="T1">y</text:span><text:span text:style-name="T1">_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/text:p>
          </draw:text-box>
        </draw:frame>
        <draw:frame draw:style-name="gr4" draw:text-style-name="P1" draw:layer="layout" svg:width="3.657cm" svg:height="0.919cm" svg:x="22.156cm" svg:y="6.523cm">
          <draw:text-box>
            <text:p><text:span text:style-name="T1">m</text:span><text:span text:style-name="T1">y</text:span><text:span text:style-name="T1">_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/text:p>
          </draw:text-box>
        </draw:frame>
        <draw:custom-shape draw:style-name="gr56" draw:text-style-name="P16" draw:layer="layout" svg:width="6.662cm" svg:height="3.028cm" svg:x="21.453cm" svg:y="4.598cm">
          <text:p/>
          <draw:enhanced-geometry svg:viewBox="0 0 21600 21600" draw:type="rectangle" draw:enhanced-path="M 0 0 L 21600 0 21600 21600 0 21600 0 0 Z N"/>
        </draw:custom-shape>
        <draw:frame draw:style-name="gr1" draw:text-style-name="P24" draw:layer="layout" svg:width="6.305cm" svg:height="0.962cm" svg:x="21.687cm" svg:y="3.69cm">
          <draw:text-box>
            <text:p><text:span text:style-name="T9">A</text:span><text:span text:style-name="T9">l</text:span><text:span text:style-name="T9">s</text:span><text:span text:style-name="T9">o</text:span><text:span text:style-name="T9"> </text:span><text:span text:style-name="T9">E</text:span><text:span text:style-name="T9">q</text:span><text:span text:style-name="T9">u</text:span><text:span text:style-name="T9">i</text:span><text:span text:style-name="T9">v</text:span><text:span text:style-name="T9">a</text:span><text:span text:style-name="T9">l</text:span><text:span text:style-name="T9">e</text:span><text:span text:style-name="T9">n</text:span><text:span text:style-name="T9">t</text:span><text:span text:style-name="T9"> </text:span><text:span text:style-name="T9">t</text:span><text:span text:style-name="T9">o</text:span><text:span text:style-name="T9"> </text:span><text:span text:style-name="T9">:</text:span></text:p>
          </draw:text-box>
        </draw:frame>
        <draw:custom-shape draw:style-name="gr49" draw:text-style-name="P16" xml:id="id29" draw:id="id29" draw:layer="layout" svg:width="1.401cm" svg:height="1.401cm" svg:x="14.807cm" svg:y="3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7" draw:layer="layout" draw:type="curve" svg:x1="15.508cm" svg:y1="4.902cm" svg:x2="20.366cm" svg:y2="17.348cm" draw:start-shape="id29" draw:start-glue-point="8" draw:end-shape="id30" draw:end-glue-point="3" svg:d="M15508 4902c0 8298 1619 12446 4858 12446" svg:viewBox="0 0 4859 12447">
          <text:p/>
        </draw:connector>
        <draw:frame draw:style-name="gr57" draw:text-style-name="P19" draw:layer="layout" svg:width="2.321cm" svg:height="1.332cm" svg:x="13.956cm" svg:y="9.666cm">
          <draw:text-box>
            <text:p><text:span text:style-name="T7">A</text:span><text:span text:style-name="T7">p</text:span><text:span text:style-name="T7">p</text:span><text:span text:style-name="T7">e</text:span><text:span text:style-name="T7">n</text:span><text:span text:style-name="T7">d</text:span><text:span text:style-name="T7"> </text:span><text:span text:style-name="T7">t</text:span><text:span text:style-name="T7">o</text:span><text:span text:style-name="T7"> </text:span><text:span text:style-name="T7">g</text:span><text:span text:style-name="T7">r</text:span><text:span text:style-name="T7">o</text:span><text:span text:style-name="T7">u</text:span><text:span text:style-name="T7">p</text:span></text:p>
          </draw:text-box>
        </draw:frame>
        <draw:custom-shape draw:style-name="gr58" draw:text-style-name="P12" xml:id="id23" draw:id="id23" draw:layer="layout" svg:width="3.43cm" svg:height="0.516cm" svg:x="3.835cm" svg:y="11.459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9" draw:text-style-name="P15" draw:layer="layout" svg:x1="4.496cm" svg:y1="11.975cm" svg:x2="4.786cm" svg:y2="12.929cm" draw:start-shape="id23" draw:start-glue-point="4" draw:end-shape="id31" draw:end-glue-point="3" svg:d="M4496 11975v954h290" svg:viewBox="0 0 291 955">
          <text:p/>
        </draw:connector>
        <draw:custom-shape draw:style-name="gr59" draw:text-style-name="P12" xml:id="id24" draw:id="id24" draw:layer="layout" svg:width="3.678cm" svg:height="1.026cm" svg:x="1.227cm" svg:y="5.438cm">
          <draw:glue-point draw:id="4" svg:x="-3.421cm" svg:y="5cm"/>
          <text:p text:style-name="P12"><text:span text:style-name="T6">Usage_section</text:span></text:p>
          <draw:enhanced-geometry svg:viewBox="0 0 21600 21600" draw:type="rectangle" draw:enhanced-path="M 0 0 L 21600 0 21600 21600 0 21600 0 0 Z N"/>
        </draw:custom-shape>
        <draw:custom-shape draw:style-name="gr60" draw:text-style-name="P14" xml:id="id33" draw:id="id33" draw:layer="layout" svg:width="5.573cm" svg:height="0.871cm" svg:x="21.573cm" svg:y="14.057cm">
          <text:p text:style-name="P12"><text:span text:style-name="T6"><text:s/></text:span><text:span text:style-name="T6">Usage_command: </text:span><text:span text:style-name="T5">"run"</text:span></text:p>
          <draw:enhanced-geometry svg:viewBox="0 0 21600 21600" draw:type="rectangle" draw:enhanced-path="M 0 0 L 21600 0 21600 21600 0 21600 0 0 Z N"/>
        </draw:custom-shape>
        <draw:custom-shape draw:style-name="gr61" draw:text-style-name="P14" xml:id="id35" draw:id="id35" draw:layer="layout" svg:width="6.254cm" svg:height="0.871cm" svg:x="21.573cm" svg:y="15.982cm">
          <text:p text:style-name="P12"><text:span text:style-name="T6"><text:s/></text:span><text:span text:style-name="T6">Usage_command: </text:span><text:span text:style-name="T5">"jump"</text:span></text:p>
          <draw:enhanced-geometry svg:viewBox="0 0 21600 21600" draw:type="rectangle" draw:enhanced-path="M 0 0 L 21600 0 21600 21600 0 21600 0 0 Z N"/>
        </draw:custom-shape>
        <draw:custom-shape draw:style-name="gr62" draw:text-style-name="P12" xml:id="id40" draw:id="id40" draw:layer="layout" svg:width="6.134cm" svg:height="0.656cm" svg:x="19.161cm" svg:y="12.115cm">
          <draw:glue-point draw:id="4" svg:x="-3.652cm" svg:y="5.004cm"/>
          <text:p text:style-name="P12"><text:span text:style-name="T6">Usage_required_group</text:span></text:p>
          <draw:enhanced-geometry svg:viewBox="0 0 21600 21600" draw:type="rectangle" draw:enhanced-path="M 0 0 L 21600 0 21600 21600 0 21600 0 0 Z N"/>
        </draw:custom-shape>
        <draw:connector draw:style-name="gr19" draw:text-style-name="P15" draw:layer="layout" svg:x1="21.027cm" svg:y1="13.786cm" svg:x2="21.573cm" svg:y2="14.492cm" draw:start-shape="id32" draw:start-glue-point="4" draw:end-shape="id33" draw:end-glue-point="3" svg:d="M21027 13786v706h546" svg:viewBox="0 0 547 707">
          <text:p/>
        </draw:connector>
        <draw:connector draw:style-name="gr19" draw:text-style-name="P15" draw:layer="layout" svg:x1="21.027cm" svg:y1="15.737cm" svg:x2="21.573cm" svg:y2="16.417cm" draw:start-shape="id34" draw:start-glue-point="4" draw:end-shape="id35" draw:end-glue-point="3" svg:d="M21027 15737v680h546" svg:viewBox="0 0 547 681">
          <text:p/>
        </draw:connector>
        <draw:custom-shape draw:style-name="gr63" draw:text-style-name="P14" xml:id="id36" draw:id="id36" draw:layer="layout" svg:width="6.254cm" svg:height="0.871cm" svg:x="21.573cm" svg:y="17.762cm">
          <text:p text:style-name="P12"><text:span text:style-name="T6"><text:s/></text:span><text:span text:style-name="T6">Usage_command: </text:span><text:span text:style-name="T5">"climb"</text:span></text:p>
          <draw:enhanced-geometry svg:viewBox="0 0 21600 21600" draw:type="rectangle" draw:enhanced-path="M 0 0 L 21600 0 21600 21600 0 21600 0 0 Z N"/>
        </draw:custom-shape>
        <draw:connector draw:style-name="gr19" draw:text-style-name="P15" draw:layer="layout" svg:x1="21.027cm" svg:y1="17.643cm" svg:x2="21.573cm" svg:y2="18.197cm" draw:start-shape="id30" draw:start-glue-point="4" draw:end-shape="id36" draw:end-glue-point="3" svg:d="M21027 17643v554h546" svg:viewBox="0 0 547 555">
          <text:p/>
        </draw:connector>
        <draw:custom-shape draw:style-name="gr64" draw:text-style-name="P12" xml:id="id30" draw:id="id30" draw:layer="layout" svg:width="3.43cm" svg:height="0.591cm" svg:x="20.366cm" svg:y="17.053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9" draw:text-style-name="P15" draw:layer="layout" svg:x1="19.288cm" svg:y1="12.771cm" svg:x2="20.366cm" svg:y2="17.348cm" draw:end-shape="id30" draw:end-glue-point="3" svg:d="M19288 12771h289v4577h789" svg:viewBox="0 0 1079 4578">
          <text:p/>
        </draw:connector>
        <draw:custom-shape draw:style-name="gr65" draw:text-style-name="P12" xml:id="id34" draw:id="id34" draw:layer="layout" svg:width="3.43cm" svg:height="0.591cm" svg:x="20.366cm" svg:y="15.147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9" draw:text-style-name="P15" draw:layer="layout" svg:x1="19.288cm" svg:y1="12.771cm" svg:x2="20.366cm" svg:y2="15.442cm" draw:end-shape="id34" draw:end-glue-point="3" svg:d="M19288 12771h289v2671h789" svg:viewBox="0 0 1079 2672">
          <text:p/>
        </draw:connector>
        <draw:custom-shape draw:style-name="gr66" draw:text-style-name="P12" xml:id="id32" draw:id="id32" draw:layer="layout" svg:width="3.43cm" svg:height="0.591cm" svg:x="20.366cm" svg:y="13.196cm">
          <draw:glue-point draw:id="4" svg:x="-3.075cm" svg:y="5.004cm"/>
          <text:p text:style-name="P12"><text:span text:style-name="T6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5" draw:layer="layout" svg:x1="20.366cm" svg:y1="13.491cm" svg:x2="19.288cm" svg:y2="12.771cm" draw:start-shape="id32" draw:start-glue-point="3" svg:d="M20366 13491h-789v-720h-289" svg:viewBox="0 0 1079 721">
          <text:p/>
        </draw:connector>
        <draw:custom-shape draw:style-name="gr67" draw:text-style-name="P12" xml:id="id37" draw:id="id37" draw:layer="layout" svg:width="3.43cm" svg:height="0.591cm" svg:x="18.152cm" svg:y="11.128cm">
          <draw:glue-point draw:id="4" svg:x="-3.075cm" svg:y="5.004cm"/>
          <text:p text:style-name="P12"><text:span text:style-name="T6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5" draw:layer="layout" svg:x1="18.152cm" svg:y1="11.423cm" svg:x2="17.514cm" svg:y2="9.545cm" draw:start-shape="id37" draw:start-glue-point="3" draw:end-shape="id38" draw:end-glue-point="4" svg:d="M18152 11423h-638v-1878" svg:viewBox="0 0 639 1879">
          <text:p/>
        </draw:connector>
        <draw:custom-shape draw:style-name="gr68" draw:text-style-name="P12" xml:id="id38" draw:id="id38" draw:layer="layout" svg:width="2.993cm" svg:height="1.026cm" svg:x="17.041cm" svg:y="8.519cm">
          <draw:glue-point draw:id="4" svg:x="-3.421cm" svg:y="5cm"/>
          <text:p text:style-name="P12"><text:span text:style-name="T6">Usage_line</text:span></text:p>
          <draw:enhanced-geometry svg:viewBox="0 0 21600 21600" draw:type="rectangle" draw:enhanced-path="M 0 0 L 21600 0 21600 21600 0 21600 0 0 Z N"/>
        </draw:custom-shape>
        <draw:connector draw:style-name="gr19" draw:text-style-name="P15" draw:layer="layout" svg:x1="17.514cm" svg:y1="9.545cm" svg:x2="18.112cm" svg:y2="10.309cm" draw:start-shape="id38" draw:start-glue-point="4" draw:end-shape="id39" draw:end-glue-point="3" svg:d="M17514 9545v764h598" svg:viewBox="0 0 599 765">
          <text:p/>
        </draw:connector>
        <draw:connector draw:style-name="gr19" draw:text-style-name="P15" draw:layer="layout" svg:x1="18.813cm" svg:y1="11.718cm" svg:x2="19.161cm" svg:y2="12.443cm" draw:start-shape="id37" draw:start-glue-point="4" draw:end-shape="id40" draw:end-glue-point="3" svg:d="M18813 11718v725h348" svg:viewBox="0 0 349 726">
          <text:p/>
        </draw:connector>
        <draw:custom-shape draw:style-name="gr69" draw:text-style-name="P12" xml:id="id41" draw:id="id41" draw:layer="layout" svg:width="3.43cm" svg:height="0.591cm" svg:x="1.926cm" svg:y="13.966cm">
          <draw:glue-point draw:id="4" svg:x="-3.075cm" svg:y="5.004cm"/>
          <text:p text:style-name="P12"><text:span text:style-name="T6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17" draw:layer="layout" draw:type="curve" svg:x1="2.587cm" svg:y1="14.556cm" svg:x2="3.861cm" svg:y2="15.239cm" draw:start-shape="id41" draw:start-glue-point="4" draw:end-shape="id26" draw:end-glue-point="3" svg:d="M2587 14556c0 456 424 683 1274 683" svg:viewBox="0 0 1275 684">
          <text:p/>
        </draw:connector>
        <draw:connector draw:style-name="gr70" draw:text-style-name="P17" draw:layer="layout" draw:type="curve" svg:x1="2.861cm" svg:y1="9.67cm" svg:x2="1.926cm" svg:y2="14.261cm" draw:start-shape="id21" draw:start-glue-point="4" draw:end-shape="id41" draw:end-glue-point="3" svg:d="M2861 9670c0 3222-718 2685-1140 3027s-546 1564 205 1564" svg:viewBox="0 0 1479 4592">
          <text:p/>
        </draw:connector>
      </draw:page>
      <draw:page draw:name="page5" draw:style-name="dp1" draw:master-page-name="Default">
        <draw:frame draw:style-name="gr1" draw:text-style-name="P25" draw:layer="layout" svg:width="7.588cm" svg:height="0.962cm" svg:x="21.05cm" svg:y="18.871cm">
          <draw:text-box>
            <text:p><text:span text:style-name="T10">S</text:span><text:span text:style-name="T10">y</text:span><text:span text:style-name="T10">l</text:span><text:span text:style-name="T10">v</text:span><text:span text:style-name="T10">a</text:span><text:span text:style-name="T10">i</text:span><text:span text:style-name="T10">n</text:span><text:span text:style-name="T10"> </text:span><text:span text:style-name="T10">V</text:span><text:span text:style-name="T10">i</text:span><text:span text:style-name="T10">a</text:span><text:span text:style-name="T10">r</text:span><text:span text:style-name="T10">t</text:span><text:span text:style-name="T10"> </text:span><text:span text:style-name="T10">2</text:span><text:span text:style-name="T10">0</text:span><text:span text:style-name="T10">2</text:span><text:span text:style-name="T10">2</text:span><text:span text:style-name="T10">-</text:span><text:span text:style-name="T10">0</text:span><text:span text:style-name="T10">4</text:span><text:span text:style-name="T10">-</text:span><text:span text:style-name="T10">2</text:span><text:span text:style-name="T10">4</text:span></text:p>
          </draw:text-box>
        </draw:frame>
        <draw:frame draw:style-name="gr1" draw:text-style-name="P26" draw:layer="layout" svg:width="3.074cm" svg:height="0.962cm" svg:x="1.329cm" svg:y="3.804cm">
          <draw:text-box>
            <text:p><text:span text:style-name="T11">U</text:span><text:span text:style-name="T11">s</text:span><text:span text:style-name="T11">a</text:span><text:span text:style-name="T11">g</text:span><text:span text:style-name="T11">e</text:span><text:span text:style-name="T11">:</text:span></text:p>
          </draw:text-box>
        </draw:frame>
        <draw:frame draw:style-name="gr4" draw:text-style-name="P25" draw:layer="layout" svg:width="3.657cm" svg:height="0.973cm" svg:x="3.83cm" svg:y="3.799cm">
          <draw:text-box>
            <text:p><text:span text:style-name="T10">m</text:span><text:span text:style-name="T10">y</text:span><text:span text:style-name="T10">_</text:span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/text:p>
          </draw:text-box>
        </draw:frame>
        <draw:frame draw:style-name="gr71" draw:text-style-name="P8" draw:layer="layout" svg:width="21.652cm" svg:height="1.195cm" svg:x="4.776cm" svg:y="1.206cm">
          <draw:text-box>
            <text:p><text:span text:style-name="T2">D</text:span><text:span text:style-name="T2">o</text:span><text:span text:style-name="T2">c</text:span><text:span text:style-name="T2">o</text:span><text:span text:style-name="T2">p</text:span><text:span text:style-name="T2">t</text:span><text:span text:style-name="T2"> </text:span><text:span text:style-name="T2">p</text:span><text:span text:style-name="T2">a</text:span><text:span text:style-name="T2">r</text:span><text:span text:style-name="T2">s</text:span><text:span text:style-name="T2">e</text:span><text:span text:style-name="T2">r</text:span><text:span text:style-name="T2"> </text:span><text:span text:style-name="T2">b</text:span><text:span text:style-name="T2">u</text:span><text:span text:style-name="T2">i</text:span><text:span text:style-name="T2">l</text:span><text:span text:style-name="T2">d</text:span><text:span text:style-name="T2">i</text:span><text:span text:style-name="T2">n</text:span><text:span text:style-name="T2">g</text:span><text:span text:style-name="T2"> </text:span><text:span text:style-name="T2">A</text:span><text:span text:style-name="T2">S</text:span><text:span text:style-name="T2">T</text:span><text:span text:style-name="T2"> </text:span><text:span text:style-name="T2">–</text:span><text:span text:style-name="T2"> </text:span><text:span text:style-name="T2">p</text:span><text:span text:style-name="T2">a</text:span><text:span text:style-name="T2">r</text:span><text:span text:style-name="T2">s</text:span><text:span text:style-name="T2">i</text:span><text:span text:style-name="T2">n</text:span><text:span text:style-name="T2">g</text:span><text:span text:style-name="T2"> </text:span><text:span text:style-name="T2">o</text:span><text:span text:style-name="T2">p</text:span><text:span text:style-name="T2">t</text:span><text:span text:style-name="T2">i</text:span><text:span text:style-name="T2">o</text:span><text:span text:style-name="T2">n</text:span><text:span text:style-name="T2"> </text:span><text:span text:style-name="T2">A</text:span><text:span text:style-name="T2">s</text:span><text:span text:style-name="T2">s</text:span><text:span text:style-name="T2">i</text:span><text:span text:style-name="T2">g</text:span><text:span text:style-name="T2">n</text:span><text:span text:style-name="T2">m</text:span><text:span text:style-name="T2">e</text:span><text:span text:style-name="T2">n</text:span><text:span text:style-name="T2">t</text:span></text:p>
          </draw:text-box>
        </draw:frame>
        <draw:frame draw:style-name="gr12" draw:text-style-name="P25" draw:layer="layout" svg:width="2.769cm" svg:height="1.112cm" svg:x="7.415cm" svg:y="3.729cm">
          <draw:text-box>
            <text:p><text:span text:style-name="T10">-</text:span><text:span text:style-name="T10">-</text:span><text:span text:style-name="T10">r</text:span><text:span text:style-name="T10">u</text:span><text:span text:style-name="T10">n</text:span><text:span text:style-name="T10">o</text:span><text:span text:style-name="T10">p</text:span><text:span text:style-name="T10">t</text:span></text:p>
          </draw:text-box>
        </draw:frame>
        <draw:frame draw:style-name="gr13" draw:text-style-name="P27" draw:layer="layout" svg:width="0.95cm" svg:height="1.018cm" svg:x="10.184cm" svg:y="3.776cm">
          <draw:text-box>
            <text:p><text:span text:style-name="T12">=</text:span></text:p>
          </draw:text-box>
        </draw:frame>
        <draw:frame draw:style-name="gr72" draw:text-style-name="P28" draw:layer="layout" svg:width="2.762cm" svg:height="0.983cm" svg:x="11.32cm" svg:y="3.794cm">
          <draw:text-box>
            <text:p text:style-name="P6"><text:span text:style-name="T10">&lt;</text:span><text:span text:style-name="T10">s</text:span><text:span text:style-name="T10">p</text:span><text:span text:style-name="T10">e</text:span><text:span text:style-name="T10">e</text:span><text:span text:style-name="T10">d</text:span><text:span text:style-name="T10">&gt;</text:span></text:p>
          </draw:text-box>
        </draw:frame>
        <draw:custom-shape draw:style-name="gr73" draw:text-style-name="P11" xml:id="id46" draw:id="id46" draw:layer="layout" svg:width="2.434cm" svg:height="0.871cm" svg:x="2.388cm" svg:y="7.181cm">
          <text:p text:style-name="P10"><text:span text:style-name="T5">"Usage:"</text:span></text:p>
          <draw:enhanced-geometry svg:viewBox="0 0 21600 21600" draw:type="rectangle" draw:enhanced-path="M 0 0 L 21600 0 21600 21600 0 21600 0 0 Z N"/>
        </draw:custom-shape>
        <draw:custom-shape draw:style-name="gr74" draw:text-style-name="P12" xml:id="id42" draw:id="id42" draw:layer="layout" svg:width="2.993cm" svg:height="1.026cm" svg:x="2.388cm" svg:y="8.644cm">
          <draw:glue-point draw:id="4" svg:x="-3.421cm" svg:y="5cm"/>
          <text:p text:style-name="P12"><text:span text:style-name="T6">Usage_line</text:span></text:p>
          <draw:enhanced-geometry svg:viewBox="0 0 21600 21600" draw:type="rectangle" draw:enhanced-path="M 0 0 L 21600 0 21600 21600 0 21600 0 0 Z N"/>
        </draw:custom-shape>
        <draw:custom-shape draw:style-name="gr75" draw:text-style-name="P13" xml:id="id43" draw:id="id43" draw:layer="layout" svg:width="6.721cm" svg:height="0.903cm" svg:x="3.844cm" svg:y="10.09cm">
          <text:p text:style-name="P12"><text:span text:style-name="T6">Prog_name: </text:span><text:span text:style-name="T5">"my_program"</text:span></text:p>
          <draw:enhanced-geometry svg:viewBox="0 0 21600 21600" draw:type="rectangle" draw:enhanced-path="M 0 0 L 21600 0 21600 21600 0 21600 0 0 Z N"/>
        </draw:custom-shape>
        <draw:custom-shape draw:style-name="gr76" draw:text-style-name="P14" xml:id="id49" draw:id="id49" draw:layer="layout" svg:width="7.226cm" svg:height="0.871cm" svg:x="4.786cm" svg:y="12.494cm">
          <draw:glue-point draw:id="4" svg:x="-4.213cm" svg:y="5.005cm"/>
          <text:p text:style-name="P12"><text:span text:style-name="T6"><text:s/></text:span><text:span text:style-name="T6">Usage_long_option: </text:span><text:span text:style-name="T5">"--runopt"</text:span></text:p>
          <draw:enhanced-geometry svg:viewBox="0 0 21600 21600" draw:type="rectangle" draw:enhanced-path="M 0 0 L 21600 0 21600 21600 0 21600 0 0 Z N"/>
        </draw:custom-shape>
        <draw:connector draw:style-name="gr19" draw:text-style-name="P15" draw:layer="layout" svg:x1="2.861cm" svg:y1="9.67cm" svg:x2="3.844cm" svg:y2="10.541cm" draw:start-shape="id42" draw:start-glue-point="4" draw:end-shape="id43" draw:end-glue-point="3" svg:d="M2861 9670v871h983" svg:viewBox="0 0 984 872">
          <text:p/>
        </draw:connector>
        <draw:connector draw:style-name="gr37" draw:text-style-name="P15" draw:layer="layout" svg:x1="2.861cm" svg:y1="9.67cm" svg:x2="3.835cm" svg:y2="11.717cm" draw:start-shape="id42" draw:start-glue-point="4" draw:end-shape="id44" draw:end-glue-point="3" svg:d="M2861 9670v2047h974" svg:viewBox="0 0 975 2048">
          <text:p/>
        </draw:connector>
        <draw:connector draw:style-name="gr19" draw:text-style-name="P15" draw:layer="layout" svg:x1="1.808cm" svg:y1="6.464cm" svg:x2="2.388cm" svg:y2="7.616cm" draw:start-shape="id45" draw:start-glue-point="4" draw:end-shape="id46" draw:end-glue-point="3" svg:d="M1808 6464v1152h580" svg:viewBox="0 0 581 1153">
          <text:p/>
        </draw:connector>
        <draw:connector draw:style-name="gr19" draw:text-style-name="P15" draw:layer="layout" svg:x1="1.808cm" svg:y1="6.464cm" svg:x2="2.388cm" svg:y2="9.157cm" draw:start-shape="id45" draw:start-glue-point="4" draw:end-shape="id42" draw:end-glue-point="3" svg:d="M1808 6464v2693h580" svg:viewBox="0 0 581 2694">
          <text:p/>
        </draw:connector>
        <draw:custom-shape draw:style-name="gr77" draw:text-style-name="P16" xml:id="id47" draw:id="id47" draw:layer="layout" svg:width="0.961cm" svg:height="0.961cm" svg:x="10.133cm" svg:y="3.8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7" draw:layer="layout" draw:type="curve" svg:x1="10.614cm" svg:y1="4.766cm" svg:x2="12.841cm" svg:y2="14.274cm" draw:start-shape="id47" draw:start-glue-point="8" draw:end-shape="id48" draw:end-glue-point="1" svg:d="M10614 4766c0 6804 1364 5670 2109 6346s869 3162 118 3162" svg:viewBox="0 0 2733 9509">
          <text:p/>
        </draw:connector>
        <draw:frame draw:style-name="gr24" draw:text-style-name="P18" draw:layer="layout" svg:width="5.322cm" svg:height="0.806cm" svg:x="12.762cm" svg:y="2.401cm">
          <draw:text-box>
            <text:p><text:span text:style-name="T8">o</text:span><text:span text:style-name="T8">p</text:span><text:span text:style-name="T8">t</text:span><text:span text:style-name="T8">i</text:span><text:span text:style-name="T8">o</text:span><text:span text:style-name="T8">n</text:span><text:span text:style-name="T8"> </text:span><text:span text:style-name="T8">l</text:span><text:span text:style-name="T8">o</text:span><text:span text:style-name="T8">n</text:span><text:span text:style-name="T8">g</text:span></text:p>
          </draw:text-box>
        </draw:frame>
        <draw:frame draw:style-name="gr57" draw:text-style-name="P19" draw:layer="layout" svg:width="2.321cm" svg:height="1.332cm" svg:x="11.628cm" svg:y="6.667cm">
          <draw:text-box>
            <text:p><text:span text:style-name="T7">C</text:span><text:span text:style-name="T7">r</text:span><text:span text:style-name="T7">e</text:span><text:span text:style-name="T7">a</text:span><text:span text:style-name="T7">t</text:span><text:span text:style-name="T7">e</text:span><text:span text:style-name="T7"> </text:span><text:span text:style-name="T7">a</text:span><text:span text:style-name="T7"> </text:span><text:span text:style-name="T7">c</text:span><text:span text:style-name="T7">h</text:span><text:span text:style-name="T7">i</text:span><text:span text:style-name="T7">l</text:span><text:span text:style-name="T7">d</text:span><text:span text:style-name="T7"> </text:span></text:p>
          </draw:text-box>
        </draw:frame>
        <draw:custom-shape draw:style-name="gr78" draw:text-style-name="P12" xml:id="id44" draw:id="id44" draw:layer="layout" svg:width="3.43cm" svg:height="0.516cm" svg:x="3.835cm" svg:y="11.459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9" draw:text-style-name="P15" draw:layer="layout" svg:x1="4.496cm" svg:y1="11.975cm" svg:x2="4.786cm" svg:y2="12.929cm" draw:start-shape="id44" draw:start-glue-point="4" draw:end-shape="id49" draw:end-glue-point="3" svg:d="M4496 11975v954h290" svg:viewBox="0 0 291 955">
          <text:p/>
        </draw:connector>
        <draw:custom-shape draw:style-name="gr79" draw:text-style-name="P12" xml:id="id45" draw:id="id45" draw:layer="layout" svg:width="3.678cm" svg:height="1.026cm" svg:x="1.227cm" svg:y="5.438cm">
          <draw:glue-point draw:id="4" svg:x="-3.421cm" svg:y="5cm"/>
          <text:p text:style-name="P12"><text:span text:style-name="T6">Usage_section</text:span></text:p>
          <draw:enhanced-geometry svg:viewBox="0 0 21600 21600" draw:type="rectangle" draw:enhanced-path="M 0 0 L 21600 0 21600 21600 0 21600 0 0 Z N"/>
        </draw:custom-shape>
        <draw:custom-shape draw:style-name="gr80" draw:text-style-name="P30" xml:id="id48" draw:id="id48" draw:layer="layout" svg:width="6.93cm" svg:height="0.871cm" svg:x="5.911cm" svg:y="13.839cm">
          <draw:glue-point draw:id="4" svg:x="-4.213cm" svg:y="5.005cm"/>
          <text:p text:style-name="P29"><text:span text:style-name="T6"><text:s/></text:span><text:span text:style-name="T6">Usage_argument: </text:span><text:span text:style-name="T5">"&lt;speed&gt;"</text:span></text:p>
          <draw:enhanced-geometry svg:viewBox="0 0 21600 21600" draw:type="rectangle" draw:enhanced-path="M 0 0 L 21600 0 21600 21600 0 21600 0 0 Z N"/>
        </draw:custom-shape>
        <draw:custom-shape draw:style-name="gr81" draw:text-style-name="P14" draw:layer="layout" svg:width="7.226cm" svg:height="0.871cm" svg:x="4.786cm" svg:y="12.494cm">
          <draw:glue-point draw:id="4" svg:x="-4.213cm" svg:y="5.005cm"/>
          <text:p text:style-name="P12"><text:span text:style-name="T6"><text:s/></text:span><text:span text:style-name="T6">Usage_long_option: </text:span><text:span text:style-name="T5">"--runopt"</text:span></text:p>
          <draw:enhanced-geometry svg:viewBox="0 0 21600 21600" draw:type="rectangle" draw:enhanced-path="M 0 0 L 21600 0 21600 21600 0 21600 0 0 Z N"/>
        </draw:custom-shape>
        <draw:custom-shape draw:style-name="gr82" draw:text-style-name="P30" xml:id="id50" draw:id="id50" draw:layer="layout" svg:width="7.226cm" svg:height="0.871cm" svg:x="4.786cm" svg:y="12.494cm">
          <draw:glue-point draw:id="4" svg:x="-4.213cm" svg:y="5.005cm"/>
          <text:p text:style-name="P29"><text:span text:style-name="T6"><text:s/></text:span><text:span text:style-name="T6">Usage_long_option: </text:span><text:span text:style-name="T5">"--runopt"</text:span></text:p>
          <draw:enhanced-geometry svg:viewBox="0 0 21600 21600" draw:type="rectangle" draw:enhanced-path="M 0 0 L 21600 0 21600 21600 0 21600 0 0 Z N"/>
        </draw:custom-shape>
        <draw:connector draw:style-name="gr20" draw:text-style-name="P2" draw:layer="layout" svg:x1="5.355cm" svg:y1="13.364cm" svg:x2="5.911cm" svg:y2="14.274cm" draw:start-shape="id50" draw:start-glue-point="4" draw:end-shape="id48" draw:end-glue-point="3" svg:d="M5355 13364v910h556" svg:viewBox="0 0 557 911">
          <text:p/>
        </draw:connector>
        <draw:frame draw:style-name="gr83" draw:text-style-name="P31" draw:layer="layout" svg:width="12.629cm" svg:height="1.567cm" svg:x="15.434cm" svg:y="3.467cm">
          <draw:text-box>
            <text:p><text:span text:style-name="T5">N</text:span><text:span text:style-name="T5">O</text:span><text:span text:style-name="T5">T</text:span><text:span text:style-name="T5">E</text:span><text:span text:style-name="T5">:</text:span><text:span text:style-name="T6"> </text:span><text:span text:style-name="T6">D</text:span><text:span text:style-name="T6">o</text:span><text:span text:style-name="T6">e</text:span><text:span text:style-name="T6">s</text:span><text:span text:style-name="T6">n</text:span><text:span text:style-name="T6">’</text:span><text:span text:style-name="T6">t</text:span><text:span text:style-name="T6"> </text:span><text:span text:style-name="T6">p</text:span><text:span text:style-name="T6">r</text:span><text:span text:style-name="T6">o</text:span><text:span text:style-name="T6">d</text:span><text:span text:style-name="T6">u</text:span><text:span text:style-name="T6">c</text:span><text:span text:style-name="T6">e</text:span><text:span text:style-name="T6"> </text:span><text:span text:style-name="T6">t</text:span><text:span text:style-name="T6">h</text:span><text:span text:style-name="T6">e</text:span><text:span text:style-name="T6"> </text:span><text:span text:style-name="T6">s</text:span><text:span text:style-name="T6">a</text:span><text:span text:style-name="T6">m</text:span><text:span text:style-name="T6">e</text:span><text:span text:style-name="T6"> </text:span><text:span text:style-name="T6">A</text:span><text:span text:style-name="T6">S</text:span><text:span text:style-name="T6">T</text:span><text:span text:style-name="T6"> </text:span><text:span text:style-name="T6">w</text:span><text:span text:style-name="T6">i</text:span><text:span text:style-name="T6">t</text:span><text:span text:style-name="T6">h</text:span><text:span text:style-name="T6">o</text:span><text:span text:style-name="T6">u</text:span><text:span text:style-name="T6">t</text:span><text:span text:style-name="T6"> </text:span><text:span text:style-name="T6">e</text:span><text:span text:style-name="T6">q</text:span><text:span text:style-name="T6">u</text:span><text:span text:style-name="T6">a</text:span><text:span text:style-name="T6">l</text:span><text:span text:style-name="T6"> </text:span><text:span text:style-name="T6">s</text:span><text:span text:style-name="T6">i</text:span><text:span text:style-name="T6">g</text:span><text:span text:style-name="T6">n</text:span><text:span text:style-name="T6"> </text:span><text:span text:style-name="T6">(</text:span><text:span text:style-name="T6">b</text:span><text:span text:style-name="T6">o</text:span><text:span text:style-name="T6">t</text:span><text:span text:style-name="T6">h</text:span><text:span text:style-name="T6"> </text:span><text:span text:style-name="T6">L</text:span><text:span text:style-name="T6">O</text:span><text:span text:style-name="T6">N</text:span><text:span text:style-name="T6">G</text:span><text:span text:style-name="T6"> </text:span><text:span text:style-name="T6">a</text:span><text:span text:style-name="T6">n</text:span><text:span text:style-name="T6">d</text:span><text:span text:style-name="T6"> </text:span><text:span text:style-name="T6">S</text:span><text:span text:style-name="T6">H</text:span><text:span text:style-name="T6">O</text:span><text:span text:style-name="T6">R</text:span><text:span text:style-name="T6">T</text:span><text:span text:style-name="T6">)</text:span></text:p>
          </draw:text-box>
        </draw:frame>
        <draw:frame draw:style-name="gr1" draw:text-style-name="P26" draw:layer="layout" svg:width="3.074cm" svg:height="0.962cm" svg:x="15.388cm" svg:y="5.209cm">
          <draw:text-box>
            <text:p><text:span text:style-name="T11">U</text:span><text:span text:style-name="T11">s</text:span><text:span text:style-name="T11">a</text:span><text:span text:style-name="T11">g</text:span><text:span text:style-name="T11">e</text:span><text:span text:style-name="T11">:</text:span></text:p>
          </draw:text-box>
        </draw:frame>
        <draw:frame draw:style-name="gr4" draw:text-style-name="P25" draw:layer="layout" svg:width="3.657cm" svg:height="0.973cm" svg:x="17.889cm" svg:y="5.223cm">
          <draw:text-box>
            <text:p><text:span text:style-name="T10">m</text:span><text:span text:style-name="T10">y</text:span><text:span text:style-name="T10">_</text:span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/text:p>
          </draw:text-box>
        </draw:frame>
        <draw:frame draw:style-name="gr12" draw:text-style-name="P25" draw:layer="layout" svg:width="2.509cm" svg:height="1.012cm" svg:x="21.474cm" svg:y="5.184cm">
          <draw:text-box>
            <text:p><text:span text:style-name="T10">-</text:span><text:span text:style-name="T10">-</text:span><text:span text:style-name="T10">r</text:span><text:span text:style-name="T10">u</text:span><text:span text:style-name="T10">n</text:span><text:span text:style-name="T10">o</text:span><text:span text:style-name="T10">p</text:span><text:span text:style-name="T10">t</text:span></text:p>
          </draw:text-box>
        </draw:frame>
        <draw:frame draw:style-name="gr84" draw:text-style-name="P28" draw:layer="layout" svg:width="3.02cm" svg:height="0.82cm" svg:x="23.979cm" svg:y="5.28cm">
          <draw:text-box>
            <text:p text:style-name="P6"><text:span text:style-name="T10">&lt;</text:span><text:span text:style-name="T10">s</text:span><text:span text:style-name="T10">p</text:span><text:span text:style-name="T10">e</text:span><text:span text:style-name="T10">e</text:span><text:span text:style-name="T10">d</text:span><text:span text:style-name="T10">&gt;</text:span></text:p>
          </draw:text-box>
        </draw:frame>
        <draw:custom-shape draw:style-name="gr85" draw:text-style-name="P11" xml:id="id55" draw:id="id55" draw:layer="layout" svg:width="2.434cm" svg:height="0.871cm" svg:x="16.747cm" svg:y="8.361cm">
          <text:p text:style-name="P10"><text:span text:style-name="T5">"Usage:"</text:span></text:p>
          <draw:enhanced-geometry svg:viewBox="0 0 21600 21600" draw:type="rectangle" draw:enhanced-path="M 0 0 L 21600 0 21600 21600 0 21600 0 0 Z N"/>
        </draw:custom-shape>
        <draw:custom-shape draw:style-name="gr86" draw:text-style-name="P12" xml:id="id51" draw:id="id51" draw:layer="layout" svg:width="2.993cm" svg:height="1.026cm" svg:x="16.747cm" svg:y="9.824cm">
          <draw:glue-point draw:id="4" svg:x="-3.421cm" svg:y="5cm"/>
          <text:p text:style-name="P12"><text:span text:style-name="T6">Usage_line</text:span></text:p>
          <draw:enhanced-geometry svg:viewBox="0 0 21600 21600" draw:type="rectangle" draw:enhanced-path="M 0 0 L 21600 0 21600 21600 0 21600 0 0 Z N"/>
        </draw:custom-shape>
        <draw:custom-shape draw:style-name="gr87" draw:text-style-name="P13" xml:id="id52" draw:id="id52" draw:layer="layout" svg:width="6.721cm" svg:height="0.903cm" svg:x="18.203cm" svg:y="11.27cm">
          <text:p text:style-name="P12"><text:span text:style-name="T6">Prog_name: </text:span><text:span text:style-name="T5">"my_program"</text:span></text:p>
          <draw:enhanced-geometry svg:viewBox="0 0 21600 21600" draw:type="rectangle" draw:enhanced-path="M 0 0 L 21600 0 21600 21600 0 21600 0 0 Z N"/>
        </draw:custom-shape>
        <draw:custom-shape draw:style-name="gr88" draw:text-style-name="P14" xml:id="id56" draw:id="id56" draw:layer="layout" svg:width="7.226cm" svg:height="0.871cm" svg:x="19.345cm" svg:y="13.674cm">
          <draw:glue-point draw:id="4" svg:x="-4.213cm" svg:y="5.005cm"/>
          <text:p text:style-name="P12"><text:span text:style-name="T6"><text:s/></text:span><text:span text:style-name="T6">Usage_long_option: </text:span><text:span text:style-name="T5">"--runopt"</text:span></text:p>
          <draw:enhanced-geometry svg:viewBox="0 0 21600 21600" draw:type="rectangle" draw:enhanced-path="M 0 0 L 21600 0 21600 21600 0 21600 0 0 Z N"/>
        </draw:custom-shape>
        <draw:connector draw:style-name="gr19" draw:text-style-name="P15" draw:layer="layout" svg:x1="17.22cm" svg:y1="10.85cm" svg:x2="18.203cm" svg:y2="11.721cm" draw:start-shape="id51" draw:start-glue-point="4" draw:end-shape="id52" draw:end-glue-point="3" svg:d="M17220 10850v871h983" svg:viewBox="0 0 984 872">
          <text:p/>
        </draw:connector>
        <draw:connector draw:style-name="gr37" draw:text-style-name="P15" draw:layer="layout" svg:x1="17.22cm" svg:y1="10.85cm" svg:x2="18.194cm" svg:y2="12.897cm" draw:start-shape="id51" draw:start-glue-point="4" draw:end-shape="id53" draw:end-glue-point="3" svg:d="M17220 10850v2047h974" svg:viewBox="0 0 975 2048">
          <text:p/>
        </draw:connector>
        <draw:connector draw:style-name="gr19" draw:text-style-name="P15" draw:layer="layout" svg:x1="16.167cm" svg:y1="7.644cm" svg:x2="16.747cm" svg:y2="8.796cm" draw:start-shape="id54" draw:start-glue-point="4" draw:end-shape="id55" draw:end-glue-point="3" svg:d="M16167 7644v1152h580" svg:viewBox="0 0 581 1153">
          <text:p/>
        </draw:connector>
        <draw:connector draw:style-name="gr19" draw:text-style-name="P15" draw:layer="layout" svg:x1="16.167cm" svg:y1="7.644cm" svg:x2="16.747cm" svg:y2="10.337cm" draw:start-shape="id54" draw:start-glue-point="4" draw:end-shape="id51" draw:end-glue-point="3" svg:d="M16167 7644v2693h580" svg:viewBox="0 0 581 2694">
          <text:p/>
        </draw:connector>
        <draw:custom-shape draw:style-name="gr89" draw:text-style-name="P12" xml:id="id53" draw:id="id53" draw:layer="layout" svg:width="3.43cm" svg:height="0.516cm" svg:x="18.194cm" svg:y="12.639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9" draw:text-style-name="P15" draw:layer="layout" svg:x1="18.855cm" svg:y1="13.155cm" svg:x2="19.345cm" svg:y2="14.109cm" draw:start-shape="id53" draw:start-glue-point="4" draw:end-shape="id56" draw:end-glue-point="3" svg:d="M18855 13155v954h490" svg:viewBox="0 0 491 955">
          <text:p/>
        </draw:connector>
        <draw:custom-shape draw:style-name="gr90" draw:text-style-name="P12" xml:id="id54" draw:id="id54" draw:layer="layout" svg:width="3.678cm" svg:height="1.026cm" svg:x="15.586cm" svg:y="6.618cm">
          <draw:glue-point draw:id="4" svg:x="-3.421cm" svg:y="5cm"/>
          <text:p text:style-name="P12"><text:span text:style-name="T6">Usage_section</text:span></text:p>
          <draw:enhanced-geometry svg:viewBox="0 0 21600 21600" draw:type="rectangle" draw:enhanced-path="M 0 0 L 21600 0 21600 21600 0 21600 0 0 Z N"/>
        </draw:custom-shape>
        <draw:custom-shape draw:style-name="gr91" draw:text-style-name="P30" xml:id="id57" draw:id="id57" draw:layer="layout" svg:width="7.395cm" svg:height="0.871cm" svg:x="19.345cm" svg:y="15.019cm">
          <draw:glue-point draw:id="4" svg:x="-4.213cm" svg:y="5.005cm"/>
          <text:p text:style-name="P29"><text:span text:style-name="T6"><text:s/></text:span><text:span text:style-name="T6">Usage_argument: </text:span><text:span text:style-name="T5">"&lt;speed&gt;"</text:span></text:p>
          <draw:enhanced-geometry svg:viewBox="0 0 21600 21600" draw:type="rectangle" draw:enhanced-path="M 0 0 L 21600 0 21600 21600 0 21600 0 0 Z N"/>
        </draw:custom-shape>
        <draw:custom-shape draw:style-name="gr92" draw:text-style-name="P14" draw:layer="layout" svg:width="7.226cm" svg:height="0.871cm" svg:x="19.345cm" svg:y="13.674cm">
          <draw:glue-point draw:id="4" svg:x="-4.213cm" svg:y="5.005cm"/>
          <text:p text:style-name="P12"><text:span text:style-name="T6"><text:s/></text:span><text:span text:style-name="T6">Usage_long_option: </text:span><text:span text:style-name="T5">"--runopt"</text:span></text:p>
          <draw:enhanced-geometry svg:viewBox="0 0 21600 21600" draw:type="rectangle" draw:enhanced-path="M 0 0 L 21600 0 21600 21600 0 21600 0 0 Z N"/>
        </draw:custom-shape>
        <draw:custom-shape draw:style-name="gr93" draw:text-style-name="P30" draw:layer="layout" svg:width="7.226cm" svg:height="0.871cm" svg:x="19.345cm" svg:y="13.674cm">
          <draw:glue-point draw:id="4" svg:x="-4.213cm" svg:y="5.005cm"/>
          <text:p text:style-name="P29"><text:span text:style-name="T6"><text:s/></text:span><text:span text:style-name="T6">Usage_long_option: </text:span><text:span text:style-name="T5">"--runopt"</text:span></text:p>
          <draw:enhanced-geometry svg:viewBox="0 0 21600 21600" draw:type="rectangle" draw:enhanced-path="M 0 0 L 21600 0 21600 21600 0 21600 0 0 Z N"/>
        </draw:custom-shape>
        <draw:connector draw:style-name="gr20" draw:text-style-name="P2" draw:layer="layout" svg:x1="18.855cm" svg:y1="13.155cm" svg:x2="19.345cm" svg:y2="15.454cm" draw:start-shape="id53" draw:start-glue-point="4" draw:end-shape="id57" draw:end-glue-point="3" svg:d="M18855 13155v940h-12v1359h502" svg:viewBox="0 0 503 2300">
          <text:p/>
        </draw:connector>
        <draw:custom-shape draw:style-name="gr94" draw:text-style-name="P32" draw:layer="layout" svg:width="2.576cm" svg:height="1.234cm" svg:x="14.534cm" svg:y="14.147cm">
          <text:p text:style-name="P21">≠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6" draw:style-name="dp1" draw:master-page-name="Default">
        <draw:frame draw:style-name="gr1" draw:text-style-name="P25" draw:layer="layout" svg:width="7.588cm" svg:height="0.962cm" svg:x="21.05cm" svg:y="18.871cm">
          <draw:text-box>
            <text:p><text:span text:style-name="T10">S</text:span><text:span text:style-name="T10">y</text:span><text:span text:style-name="T10">l</text:span><text:span text:style-name="T10">v</text:span><text:span text:style-name="T10">a</text:span><text:span text:style-name="T10">i</text:span><text:span text:style-name="T10">n</text:span><text:span text:style-name="T10"> </text:span><text:span text:style-name="T10">V</text:span><text:span text:style-name="T10">i</text:span><text:span text:style-name="T10">a</text:span><text:span text:style-name="T10">r</text:span><text:span text:style-name="T10">t</text:span><text:span text:style-name="T10"> </text:span><text:span text:style-name="T10">2</text:span><text:span text:style-name="T10">0</text:span><text:span text:style-name="T10">2</text:span><text:span text:style-name="T10">2</text:span><text:span text:style-name="T10">-</text:span><text:span text:style-name="T10">0</text:span><text:span text:style-name="T10">4</text:span><text:span text:style-name="T10">-</text:span><text:span text:style-name="T10">2</text:span><text:span text:style-name="T10">6</text:span></text:p>
          </draw:text-box>
        </draw:frame>
        <draw:frame draw:style-name="gr1" draw:text-style-name="P26" draw:layer="layout" svg:width="3.074cm" svg:height="0.962cm" svg:x="1.529cm" svg:y="3.382cm">
          <draw:text-box>
            <text:p><text:span text:style-name="T11">U</text:span><text:span text:style-name="T11">s</text:span><text:span text:style-name="T11">a</text:span><text:span text:style-name="T11">g</text:span><text:span text:style-name="T11">e</text:span><text:span text:style-name="T11">:</text:span></text:p>
          </draw:text-box>
        </draw:frame>
        <draw:frame draw:style-name="gr4" draw:text-style-name="P25" draw:layer="layout" svg:width="3.657cm" svg:height="0.973cm" svg:x="4.03cm" svg:y="3.377cm">
          <draw:text-box>
            <text:p><text:span text:style-name="T10">m</text:span><text:span text:style-name="T10">y</text:span><text:span text:style-name="T10">_</text:span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/text:p>
          </draw:text-box>
        </draw:frame>
        <draw:frame draw:style-name="gr71" draw:text-style-name="P8" draw:layer="layout" svg:width="21.652cm" svg:height="1.195cm" svg:x="4.776cm" svg:y="1.206cm">
          <draw:text-box>
            <text:p><text:span text:style-name="T2">D</text:span><text:span text:style-name="T2">o</text:span><text:span text:style-name="T2">c</text:span><text:span text:style-name="T2">o</text:span><text:span text:style-name="T2">p</text:span><text:span text:style-name="T2">t</text:span><text:span text:style-name="T2"> </text:span><text:span text:style-name="T2">p</text:span><text:span text:style-name="T2">a</text:span><text:span text:style-name="T2">r</text:span><text:span text:style-name="T2">s</text:span><text:span text:style-name="T2">e</text:span><text:span text:style-name="T2">r</text:span><text:span text:style-name="T2"> </text:span><text:span text:style-name="T2">b</text:span><text:span text:style-name="T2">u</text:span><text:span text:style-name="T2">i</text:span><text:span text:style-name="T2">l</text:span><text:span text:style-name="T2">d</text:span><text:span text:style-name="T2">i</text:span><text:span text:style-name="T2">n</text:span><text:span text:style-name="T2">g</text:span><text:span text:style-name="T2"> </text:span><text:span text:style-name="T2">A</text:span><text:span text:style-name="T2">S</text:span><text:span text:style-name="T2">T</text:span><text:span text:style-name="T2"> </text:span><text:span text:style-name="T2">–</text:span><text:span text:style-name="T2"> </text:span><text:span text:style-name="T2">p</text:span><text:span text:style-name="T2">a</text:span><text:span text:style-name="T2">r</text:span><text:span text:style-name="T2">s</text:span><text:span text:style-name="T2">i</text:span><text:span text:style-name="T2">n</text:span><text:span text:style-name="T2">g</text:span><text:span text:style-name="T2"> </text:span><text:span text:style-name="T2">o</text:span><text:span text:style-name="T2">p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s</text:span><text:span text:style-name="T2">h</text:span><text:span text:style-name="T2">o</text:span><text:span text:style-name="T2">r</text:span><text:span text:style-name="T2">t</text:span><text:span text:style-name="T2">c</text:span><text:span text:style-name="T2">u</text:span><text:span text:style-name="T2">t</text:span></text:p>
          </draw:text-box>
        </draw:frame>
        <draw:frame draw:style-name="gr13" draw:text-style-name="P27" draw:layer="layout" svg:width="0.95cm" svg:height="1.018cm" svg:x="7.518cm" svg:y="3.354cm">
          <draw:text-box>
            <text:p><text:span text:style-name="T12">[</text:span></text:p>
          </draw:text-box>
        </draw:frame>
        <draw:frame draw:style-name="gr95" draw:text-style-name="P33" draw:layer="layout" svg:width="2.91cm" svg:height="0.983cm" svg:x="8.768cm" svg:y="3.372cm">
          <draw:text-box>
            <text:p text:style-name="P6"><text:span text:style-name="T13">o</text:span><text:span text:style-name="T13">p</text:span><text:span text:style-name="T13">t</text:span><text:span text:style-name="T13">i</text:span><text:span text:style-name="T13">o</text:span><text:span text:style-name="T13">n</text:span><text:span text:style-name="T13">s</text:span></text:p>
          </draw:text-box>
        </draw:frame>
        <draw:custom-shape draw:style-name="gr96" draw:text-style-name="P11" xml:id="id62" draw:id="id62" draw:layer="layout" svg:width="2.434cm" svg:height="0.871cm" svg:x="2.388cm" svg:y="7.181cm">
          <text:p text:style-name="P10"><text:span text:style-name="T5">"Usage:"</text:span></text:p>
          <draw:enhanced-geometry svg:viewBox="0 0 21600 21600" draw:type="rectangle" draw:enhanced-path="M 0 0 L 21600 0 21600 21600 0 21600 0 0 Z N"/>
        </draw:custom-shape>
        <draw:custom-shape draw:style-name="gr97" draw:text-style-name="P12" xml:id="id58" draw:id="id58" draw:layer="layout" svg:width="2.993cm" svg:height="1.026cm" svg:x="2.388cm" svg:y="8.644cm">
          <draw:glue-point draw:id="4" svg:x="-3.421cm" svg:y="5cm"/>
          <text:p text:style-name="P12"><text:span text:style-name="T6">Usage_line</text:span></text:p>
          <draw:enhanced-geometry svg:viewBox="0 0 21600 21600" draw:type="rectangle" draw:enhanced-path="M 0 0 L 21600 0 21600 21600 0 21600 0 0 Z N"/>
        </draw:custom-shape>
        <draw:custom-shape draw:style-name="gr98" draw:text-style-name="P13" xml:id="id59" draw:id="id59" draw:layer="layout" svg:width="6.721cm" svg:height="0.903cm" svg:x="3.844cm" svg:y="10.09cm">
          <text:p text:style-name="P12"><text:span text:style-name="T6">Prog_name: </text:span><text:span text:style-name="T5">"my_program"</text:span></text:p>
          <draw:enhanced-geometry svg:viewBox="0 0 21600 21600" draw:type="rectangle" draw:enhanced-path="M 0 0 L 21600 0 21600 21600 0 21600 0 0 Z N"/>
        </draw:custom-shape>
        <draw:connector draw:style-name="gr19" draw:text-style-name="P15" draw:layer="layout" svg:x1="2.861cm" svg:y1="9.67cm" svg:x2="3.844cm" svg:y2="10.541cm" draw:start-shape="id58" draw:start-glue-point="4" draw:end-shape="id59" draw:end-glue-point="3" svg:d="M2861 9670v871h983" svg:viewBox="0 0 984 872">
          <text:p/>
        </draw:connector>
        <draw:connector draw:style-name="gr37" draw:text-style-name="P15" draw:layer="layout" svg:x1="2.861cm" svg:y1="9.67cm" svg:x2="3.853cm" svg:y2="11.736cm" draw:start-shape="id58" draw:start-glue-point="4" draw:end-shape="id60" draw:end-glue-point="3" svg:d="M2861 9670v2066h992" svg:viewBox="0 0 993 2067">
          <text:p/>
        </draw:connector>
        <draw:connector draw:style-name="gr19" draw:text-style-name="P15" draw:layer="layout" svg:x1="1.808cm" svg:y1="6.464cm" svg:x2="2.388cm" svg:y2="7.616cm" draw:start-shape="id61" draw:start-glue-point="4" draw:end-shape="id62" draw:end-glue-point="3" svg:d="M1808 6464v1152h580" svg:viewBox="0 0 581 1153">
          <text:p/>
        </draw:connector>
        <draw:connector draw:style-name="gr19" draw:text-style-name="P15" draw:layer="layout" svg:x1="1.808cm" svg:y1="6.464cm" svg:x2="2.388cm" svg:y2="9.157cm" draw:start-shape="id61" draw:start-glue-point="4" draw:end-shape="id58" draw:end-glue-point="3" svg:d="M1808 6464v2693h580" svg:viewBox="0 0 581 2694">
          <text:p/>
        </draw:connector>
        <draw:custom-shape draw:style-name="gr77" draw:text-style-name="P16" xml:id="id63" draw:id="id63" draw:layer="layout" svg:width="0.961cm" svg:height="0.961cm" svg:x="7.467cm" svg:y="3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7" draw:layer="layout" draw:type="curve" svg:x1="7.948cm" svg:y1="4.289cm" svg:x2="11.121cm" svg:y2="13.093cm" draw:start-shape="id63" draw:start-glue-point="8" draw:end-shape="id64" draw:end-glue-point="6" svg:d="M7948 4289c0 5943 1837 4951 2818 5667s1106 3137 355 3137" svg:viewBox="0 0 3658 8805">
          <text:p/>
        </draw:connector>
        <draw:custom-shape draw:style-name="gr99" draw:text-style-name="P12" xml:id="id61" draw:id="id61" draw:layer="layout" svg:width="3.678cm" svg:height="1.026cm" svg:x="1.227cm" svg:y="5.438cm">
          <draw:glue-point draw:id="4" svg:x="-3.421cm" svg:y="5cm"/>
          <text:p text:style-name="P12"><text:span text:style-name="T6">Usage_section</text:span></text:p>
          <draw:enhanced-geometry svg:viewBox="0 0 21600 21600" draw:type="rectangle" draw:enhanced-path="M 0 0 L 21600 0 21600 21600 0 21600 0 0 Z N"/>
        </draw:custom-shape>
        <draw:frame draw:style-name="gr13" draw:text-style-name="P27" xml:id="id71" draw:id="id71" draw:layer="layout" svg:width="0.95cm" svg:height="1.018cm" svg:x="11.729cm" svg:y="3.354cm">
          <draw:text-box>
            <text:p><text:span text:style-name="T12">]</text:span></text:p>
          </draw:text-box>
        </draw:frame>
        <draw:custom-shape draw:style-name="gr100" draw:text-style-name="P14" xml:id="id67" draw:id="id67" draw:layer="layout" svg:width="6.791cm" svg:height="0.871cm" svg:x="7.291cm" svg:y="14.459cm">
          <text:p text:style-name="P12"><text:span text:style-name="T6"><text:s/></text:span><text:span text:style-name="T6">Usage_command: </text:span><text:span text:style-name="T5">"options"</text:span></text:p>
          <draw:enhanced-geometry svg:viewBox="0 0 21600 21600" draw:type="rectangle" draw:enhanced-path="M 0 0 L 21600 0 21600 21600 0 21600 0 0 Z N"/>
        </draw:custom-shape>
        <draw:connector draw:style-name="gr20" draw:text-style-name="P15" draw:layer="layout" svg:x1="5.521cm" svg:y1="13.076cm" svg:x2="6.113cm" svg:y2="13.682cm" draw:start-shape="id65" draw:start-glue-point="4" draw:end-shape="id66" draw:end-glue-point="3" svg:d="M5521 13076v606h592" svg:viewBox="0 0 593 607">
          <text:p/>
        </draw:connector>
        <draw:custom-shape draw:style-name="gr101" draw:text-style-name="P12" xml:id="id66" draw:id="id66" draw:layer="layout" svg:width="3.43cm" svg:height="0.516cm" svg:x="6.113cm" svg:y="13.424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9" draw:text-style-name="P15" draw:layer="layout" svg:x1="6.774cm" svg:y1="13.94cm" svg:x2="7.291cm" svg:y2="14.894cm" draw:start-shape="id66" draw:start-glue-point="4" draw:end-shape="id67" draw:end-glue-point="3" svg:d="M6774 13940v954h517" svg:viewBox="0 0 518 955">
          <text:p/>
        </draw:connector>
        <draw:custom-shape draw:style-name="gr102" draw:text-style-name="P12" xml:id="id60" draw:id="id60" draw:layer="layout" svg:width="3.43cm" svg:height="0.591cm" svg:x="3.853cm" svg:y="11.441cm">
          <draw:glue-point draw:id="4" svg:x="-3.075cm" svg:y="5.004cm"/>
          <text:p text:style-name="P12"><text:span text:style-name="T6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5" draw:layer="layout" svg:x1="4.514cm" svg:y1="12.031cm" svg:x2="4.779cm" svg:y2="12.74cm" draw:start-shape="id60" draw:start-glue-point="4" draw:end-shape="id65" draw:end-glue-point="3" svg:d="M4514 12031v709h265" svg:viewBox="0 0 266 710">
          <text:p/>
        </draw:connector>
        <draw:custom-shape draw:style-name="gr103" draw:text-style-name="P12" xml:id="id65" draw:id="id65" draw:layer="layout" svg:width="5.5cm" svg:height="0.673cm" svg:x="4.779cm" svg:y="12.404cm">
          <draw:glue-point draw:id="4" svg:x="-3.652cm" svg:y="5.004cm"/>
          <text:p text:style-name="P12"><text:span text:style-name="T6">Usage_optional_group</text:span></text:p>
          <draw:enhanced-geometry svg:viewBox="0 0 21600 21600" draw:type="rectangle" draw:enhanced-path="M 0 0 L 21600 0 21600 21600 0 21600 0 0 Z N"/>
        </draw:custom-shape>
        <draw:custom-shape draw:style-name="gr35" draw:text-style-name="P16" xml:id="id64" draw:id="id64" draw:layer="layout" svg:width="0.801cm" svg:height="1.757cm" svg:x="10.32cm" svg:y="12.21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4" draw:text-style-name="P16" xml:id="id72" draw:id="id72" draw:layer="layout" svg:width="2.594cm" svg:height="0.961cm" svg:x="8.882cm" svg:y="3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2" xml:id="id68" draw:id="id68" draw:layer="layout" svg:width="3.43cm" svg:height="0.591cm" svg:x="18.824cm" svg:y="11.362cm">
          <draw:glue-point draw:id="4" svg:x="-3.075cm" svg:y="5.004cm"/>
          <text:p text:style-name="P12"><text:span text:style-name="T6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5" draw:layer="layout" svg:x1="19.485cm" svg:y1="11.952cm" svg:x2="19.75cm" svg:y2="12.661cm" draw:start-shape="id68" draw:start-glue-point="4" draw:end-shape="id69" draw:end-glue-point="3" svg:d="M19485 11952v709h265" svg:viewBox="0 0 266 710">
          <text:p/>
        </draw:connector>
        <draw:custom-shape draw:style-name="gr106" draw:text-style-name="P10" xml:id="id69" draw:id="id69" draw:layer="layout" svg:width="5.891cm" svg:height="0.673cm" svg:x="19.75cm" svg:y="12.325cm">
          <draw:glue-point draw:id="4" svg:x="-3.652cm" svg:y="5.004cm"/>
          <text:p text:style-name="P10"><text:span text:style-name="T5">Usage_options_shortcut</text:span></text:p>
          <draw:enhanced-geometry svg:viewBox="0 0 21600 21600" draw:type="rectangle" draw:enhanced-path="M 0 0 L 21600 0 21600 21600 0 21600 0 0 Z N"/>
        </draw:custom-shape>
        <draw:custom-shape draw:style-name="gr107" draw:text-style-name="P16" draw:layer="layout" svg:width="0.801cm" svg:height="3.145cm" svg:x="14.869cm" svg:y="12.33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8" draw:text-style-name="P21" xml:id="id70" draw:id="id70" draw:layer="layout" svg:width="3.407cm" svg:height="1.256cm" svg:x="15.478cm" svg:y="12.071cm">
          <text:p text:style-name="P21">reduc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70" draw:text-style-name="P34" draw:layer="layout" draw:type="curve" svg:x1="17.181cm" svg:y1="12.071cm" svg:x2="12.204cm" svg:y2="4.372cm" draw:start-shape="id70" draw:start-glue-point="0" draw:end-shape="id71" draw:end-glue-point="2" svg:d="M17181 12071c0-5775-4977-1926-4977-7699" svg:viewBox="0 0 4978 7700">
          <text:p/>
        </draw:connector>
        <draw:frame draw:style-name="gr109" draw:text-style-name="P31" draw:layer="layout" svg:width="3.539cm" svg:height="1.361cm" svg:x="12.204cm" svg:y="5.408cm">
          <draw:text-box>
            <text:p><text:span text:style-name="T6">Token is </text:span><text:span text:style-name="T6">consumed</text:span></text:p>
          </draw:text-box>
        </draw:frame>
        <draw:connector draw:style-name="gr22" draw:text-style-name="P34" draw:layer="layout" draw:type="curve" draw:line-skew="-0.92cm 0.079cm" svg:x1="10.179cm" svg:y1="4.37cm" svg:x2="14.082cm" svg:y2="14.894cm" draw:start-shape="id72" draw:start-glue-point="8" draw:end-shape="id67" draw:end-glue-point="1" svg:d="M10179 4370c0 6186 2241 5154 3434 6239s1337 4285 469 4285" svg:viewBox="0 0 4459 10525">
          <text:p/>
        </draw:connector>
        <draw:frame draw:style-name="gr109" draw:text-style-name="P31" draw:layer="layout" svg:width="4.667cm" svg:height="1.361cm" svg:x="11.969cm" svg:y="9.033cm">
          <draw:text-box>
            <text:p><text:span text:style-name="T6">Token </text:span><text:span text:style-name="T6">matched as</text:span></text:p>
            <text:p><text:span text:style-name="T6">Usage_comm</text:span><text:span text:style-name="T6">and </text:span></text:p>
          </draw:text-box>
        </draw:frame>
      </draw:page>
      <draw:page draw:name="page7" draw:style-name="dp1" draw:master-page-name="Default">
        <draw:frame draw:style-name="gr1" draw:text-style-name="P25" draw:layer="layout" svg:width="7.588cm" svg:height="0.962cm" svg:x="21.05cm" svg:y="18.871cm">
          <draw:text-box>
            <text:p><text:span text:style-name="T10">Sylvain </text:span><text:span text:style-name="T10">Viart </text:span><text:span text:style-name="T10">2022-04-</text:span><text:span text:style-name="T10">30</text:span></text:p>
          </draw:text-box>
        </draw:frame>
        <draw:frame draw:style-name="gr1" draw:text-style-name="P26" draw:layer="layout" svg:width="3.074cm" svg:height="0.962cm" svg:x="1.329cm" svg:y="3.804cm">
          <draw:text-box>
            <text:p><text:span text:style-name="T11">U</text:span><text:span text:style-name="T11">s</text:span><text:span text:style-name="T11">a</text:span><text:span text:style-name="T11">g</text:span><text:span text:style-name="T11">e</text:span><text:span text:style-name="T11">:</text:span></text:p>
          </draw:text-box>
        </draw:frame>
        <draw:frame draw:style-name="gr4" draw:text-style-name="P25" draw:layer="layout" svg:width="3.657cm" svg:height="0.973cm" svg:x="3.83cm" svg:y="3.799cm">
          <draw:text-box>
            <text:p><text:span text:style-name="T10">m</text:span><text:span text:style-name="T10">y</text:span><text:span text:style-name="T10">_</text:span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/text:p>
          </draw:text-box>
        </draw:frame>
        <draw:frame draw:style-name="gr110" draw:text-style-name="P8" draw:layer="layout" svg:width="21.707cm" svg:height="1.195cm" svg:x="4.749cm" svg:y="1.206cm">
          <draw:text-box>
            <text:p><text:span text:style-name="T2">D</text:span><text:span text:style-name="T2">o</text:span><text:span text:style-name="T2">c</text:span><text:span text:style-name="T2">o</text:span><text:span text:style-name="T2">p</text:span><text:span text:style-name="T2">t</text:span><text:span text:style-name="T2"> </text:span><text:span text:style-name="T2">p</text:span><text:span text:style-name="T2">a</text:span><text:span text:style-name="T2">r</text:span><text:span text:style-name="T2">s</text:span><text:span text:style-name="T2">e</text:span><text:span text:style-name="T2">r</text:span><text:span text:style-name="T2"> </text:span><text:span text:style-name="T2">b</text:span><text:span text:style-name="T2">u</text:span><text:span text:style-name="T2">i</text:span><text:span text:style-name="T2">l</text:span><text:span text:style-name="T2">d</text:span><text:span text:style-name="T2">i</text:span><text:span text:style-name="T2">n</text:span><text:span text:style-name="T2">g</text:span><text:span text:style-name="T2"> </text:span><text:span text:style-name="T2">A</text:span><text:span text:style-name="T2">S</text:span><text:span text:style-name="T2">T</text:span><text:span text:style-name="T2"> </text:span><text:span text:style-name="T2">–</text:span><text:span text:style-name="T2"> </text:span><text:span text:style-name="T2">s</text:span><text:span text:style-name="T2">h</text:span><text:span text:style-name="T2">o</text:span><text:span text:style-name="T2">r</text:span><text:span text:style-name="T2">t</text:span><text:span text:style-name="T2"> </text:span><text:span text:style-name="T2">o</text:span><text:span text:style-name="T2">p</text:span><text:span text:style-name="T2">t</text:span><text:span text:style-name="T2">i</text:span><text:span text:style-name="T2">o</text:span><text:span text:style-name="T2">n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a</text:span><text:span text:style-name="T2">r</text:span><text:span text:style-name="T2">g</text:span><text:span text:style-name="T2">u</text:span><text:span text:style-name="T2">m</text:span><text:span text:style-name="T2">e</text:span><text:span text:style-name="T2">n</text:span><text:span text:style-name="T2">t</text:span></text:p>
          </draw:text-box>
        </draw:frame>
        <draw:frame draw:style-name="gr12" draw:text-style-name="P25" draw:layer="layout" svg:width="2.769cm" svg:height="1.112cm" svg:x="7.415cm" svg:y="3.729cm">
          <draw:text-box>
            <text:p><text:span text:style-name="T10">-A</text:span></text:p>
          </draw:text-box>
        </draw:frame>
        <draw:frame draw:style-name="gr111" draw:text-style-name="P28" draw:layer="layout" svg:width="2.003cm" svg:height="1.062cm" svg:x="8.767cm" svg:y="3.729cm">
          <draw:text-box>
            <text:p text:style-name="P6"><text:span text:style-name="T10">A</text:span><text:span text:style-name="T10">R</text:span><text:span text:style-name="T10">G</text:span></text:p>
          </draw:text-box>
        </draw:frame>
        <draw:custom-shape draw:style-name="gr112" draw:text-style-name="P12" xml:id="id73" draw:id="id73" draw:layer="layout" svg:width="2.993cm" svg:height="0.6cm" svg:x="1.788cm" svg:y="6.397cm">
          <draw:glue-point draw:id="4" svg:x="-3.421cm" svg:y="5cm"/>
          <text:p text:style-name="P12"><text:span text:style-name="T6">Usage_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3" xml:id="id74" draw:id="id74" draw:layer="layout" svg:width="6.721cm" svg:height="0.6cm" svg:x="2.844cm" svg:y="7.501cm">
          <text:p text:style-name="P12"><text:span text:style-name="T6">Prog_name: </text:span><text:span text:style-name="T5">"my_program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5" draw:layer="layout" svg:x1="2.261cm" svg:y1="6.997cm" svg:x2="2.844cm" svg:y2="7.801cm" draw:start-shape="id73" draw:start-glue-point="4" draw:end-shape="id74" draw:end-glue-point="3" svg:d="M2261 6997v804h583" svg:viewBox="0 0 584 805">
          <text:p/>
        </draw:connector>
        <draw:connector draw:style-name="gr37" draw:text-style-name="P15" draw:layer="layout" svg:x1="2.261cm" svg:y1="6.997cm" svg:x2="2.835cm" svg:y2="8.941cm" draw:start-shape="id73" draw:start-glue-point="4" draw:end-shape="id75" draw:end-glue-point="3" svg:d="M2261 6997v1944h574" svg:viewBox="0 0 575 1945">
          <text:p/>
        </draw:connector>
        <draw:connector draw:style-name="gr19" draw:text-style-name="P15" draw:layer="layout" svg:x1="1.506cm" svg:y1="5.464cm" svg:x2="1.788cm" svg:y2="6.697cm" draw:start-shape="id76" draw:start-glue-point="2" draw:end-shape="id73" draw:end-glue-point="3" svg:d="M1506 5464v1233h282" svg:viewBox="0 0 283 1234">
          <text:p/>
        </draw:connector>
        <draw:custom-shape draw:style-name="gr114" draw:text-style-name="P12" xml:id="id75" draw:id="id75" draw:layer="layout" svg:width="3.43cm" svg:height="0.6cm" svg:x="2.835cm" svg:y="8.641cm">
          <draw:glue-point draw:id="4" svg:x="-3.075cm" svg:y="5.004cm"/>
          <text:p text:style-name="P12"><text:span text:style-name="T6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5" draw:layer="layout" svg:x1="3.496cm" svg:y1="9.241cm" svg:x2="4.044cm" svg:y2="10.064cm" draw:start-shape="id75" draw:start-glue-point="4" draw:end-shape="id77" draw:end-glue-point="3" svg:d="M3496 9241v823h548" svg:viewBox="0 0 549 824">
          <text:p/>
        </draw:connector>
        <draw:custom-shape draw:style-name="gr115" draw:text-style-name="P30" xml:id="id78" draw:id="id78" draw:layer="layout" svg:width="6.322cm" svg:height="0.6cm" svg:x="3.986cm" svg:y="11.007cm">
          <draw:glue-point draw:id="4" svg:x="-4.213cm" svg:y="5.005cm"/>
          <text:p text:style-name="P29"><text:span text:style-name="T6"><text:s/></text:span><text:span text:style-name="T6">Usage_argument: </text:span><text:span text:style-name="T5">"ARG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30" xml:id="id77" draw:id="id77" draw:layer="layout" svg:width="6.198cm" svg:height="0.6cm" svg:x="4.044cm" svg:y="9.764cm">
          <draw:glue-point draw:id="4" svg:x="-4.213cm" svg:y="5.005cm"/>
          <text:p text:style-name="P29"><text:span text:style-name="T6"><text:s/></text:span><text:span text:style-name="T6">Usage_short_option: </text:span><text:span text:style-name="T5">"-A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2" draw:layer="layout" svg:x1="3.496cm" svg:y1="9.241cm" svg:x2="3.986cm" svg:y2="11.307cm" draw:start-shape="id75" draw:start-glue-point="4" draw:end-shape="id78" draw:end-glue-point="3" svg:d="M3496 9241v883h-11v1183h501" svg:viewBox="0 0 502 2067">
          <text:p/>
        </draw:connector>
        <draw:frame draw:style-name="gr83" draw:text-style-name="P31" draw:layer="layout" svg:width="12.629cm" svg:height="1.567cm" svg:x="15.134cm" svg:y="2.867cm">
          <draw:text-box>
            <text:p><text:span text:style-name="T5">NOTE:</text:span><text:span text:style-name="T6"> Association of </text:span><text:span text:style-name="T6">the ARG to -A with </text:span><text:span text:style-name="T6">option section is </text:span><text:span text:style-name="T6">possible:</text:span></text:p>
          </draw:text-box>
        </draw:frame>
        <draw:frame draw:style-name="gr1" draw:text-style-name="P26" draw:layer="layout" svg:width="3.445cm" svg:height="0.962cm" svg:x="17.488cm" svg:y="4.709cm">
          <draw:text-box>
            <text:p><text:span text:style-name="T11">O</text:span><text:span text:style-name="T11">p</text:span><text:span text:style-name="T11">t</text:span><text:span text:style-name="T11">i</text:span><text:span text:style-name="T11">o</text:span><text:span text:style-name="T11">n</text:span><text:span text:style-name="T11">s</text:span><text:span text:style-name="T11">:</text:span></text:p>
          </draw:text-box>
        </draw:frame>
        <draw:frame draw:style-name="gr41" draw:text-style-name="P20" xml:id="id76" draw:id="id76" draw:layer="layout" svg:width="1.164cm" svg:height="0.962cm" svg:x="0.924cm" svg:y="4.502cm">
          <draw:text-box draw:corner-radius="2.86cm">
            <text:p text:style-name="P2">...</text:p>
          </draw:text-box>
        </draw:frame>
        <draw:custom-shape draw:style-name="gr117" draw:text-style-name="P16" xml:id="id79" draw:id="id79" draw:layer="layout" svg:width="1.887cm" svg:height="1.112cm" svg:x="8.783cm" svg:y="3.6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34" draw:layer="layout" draw:type="curve" draw:line-skew="-1.426cm 0.15cm" svg:x1="10.394cm" svg:y1="4.579cm" svg:x2="10.308cm" svg:y2="11.307cm" draw:start-shape="id79" draw:start-glue-point="9" draw:end-shape="id78" draw:end-glue-point="1" svg:d="M10394 4579c0 2805 283 2337 505 3318s385 3410-591 3410" svg:viewBox="0 0 761 6729">
          <text:p/>
        </draw:connector>
        <draw:frame draw:style-name="gr118" draw:text-style-name="P35" draw:layer="layout" svg:width="4.513cm" svg:height="1.899cm" svg:x="10.394cm" svg:y="5.54cm">
          <draw:text-box>
            <text:p text:style-name="P6"><text:span text:style-name="T7">The </text:span><text:span text:style-name="T14">argument </text:span><text:span text:style-name="T7">is </text:span><text:span text:style-name="T7">separated from the short </text:span><text:span text:style-name="T7">option</text:span></text:p>
          </draw:text-box>
        </draw:frame>
        <draw:custom-shape draw:style-name="gr119" draw:text-style-name="P12" xml:id="id80" draw:id="id80" draw:layer="layout" svg:width="2.993cm" svg:height="0.6cm" svg:x="17.856cm" svg:y="7.126cm">
          <draw:glue-point draw:id="4" svg:x="-3.421cm" svg:y="5cm"/>
          <text:p text:style-name="P12"><text:span text:style-name="T6">Option_line</text:span></text:p>
          <draw:enhanced-geometry svg:viewBox="0 0 21600 21600" draw:type="rectangle" draw:enhanced-path="M 0 0 L 21600 0 21600 21600 0 21600 0 0 Z N"/>
        </draw:custom-shape>
        <draw:connector draw:style-name="gr19" draw:text-style-name="P15" draw:layer="layout" svg:x1="18.329cm" svg:y1="7.726cm" svg:x2="18.754cm" svg:y2="8.389cm" draw:start-shape="id80" draw:start-glue-point="4" draw:end-shape="id81" draw:end-glue-point="3" svg:d="M18329 7726v663h425" svg:viewBox="0 0 426 664">
          <text:p/>
        </draw:connector>
        <draw:custom-shape draw:style-name="gr120" draw:text-style-name="P30" xml:id="id82" draw:id="id82" draw:layer="layout" svg:width="6.322cm" svg:height="0.6cm" svg:x="19.854cm" svg:y="9.234cm">
          <draw:glue-point draw:id="4" svg:x="-4.213cm" svg:y="5.005cm"/>
          <text:p text:style-name="P29"><text:span text:style-name="T6"><text:s/></text:span><text:span text:style-name="T6">Option_argument: </text:span><text:span text:style-name="T5">"ARG"</text:span></text:p>
          <draw:enhanced-geometry svg:viewBox="0 0 21600 21600" draw:type="rectangle" draw:enhanced-path="M 0 0 L 21600 0 21600 21600 0 21600 0 0 Z N"/>
        </draw:custom-shape>
        <draw:custom-shape draw:style-name="gr121" draw:text-style-name="P30" xml:id="id81" draw:id="id81" draw:layer="layout" svg:width="4.512cm" svg:height="0.6cm" svg:x="18.754cm" svg:y="8.089cm">
          <draw:glue-point draw:id="4" svg:x="-4.213cm" svg:y="5.005cm"/>
          <text:p text:style-name="P29"><text:span text:style-name="T6">Option_short: </text:span><text:span text:style-name="T5">"-A"</text:span></text:p>
          <draw:enhanced-geometry svg:viewBox="0 0 21600 21600" draw:type="rectangle" draw:enhanced-path="M 0 0 L 21600 0 21600 21600 0 21600 0 0 Z N"/>
        </draw:custom-shape>
        <draw:connector draw:style-name="gr37" draw:text-style-name="P2" draw:layer="layout" svg:x1="19.11cm" svg:y1="8.689cm" svg:x2="19.854cm" svg:y2="9.534cm" draw:start-shape="id81" draw:start-glue-point="4" draw:end-shape="id82" draw:end-glue-point="3" svg:d="M19110 8689v845h744" svg:viewBox="0 0 745 846">
          <text:p/>
        </draw:connector>
        <draw:frame draw:style-name="gr12" draw:text-style-name="P25" draw:layer="layout" svg:width="2.769cm" svg:height="1.112cm" svg:x="18.977cm" svg:y="5.553cm">
          <draw:text-box>
            <text:p><text:span text:style-name="T10">-A</text:span></text:p>
          </draw:text-box>
        </draw:frame>
        <draw:frame draw:style-name="gr122" draw:text-style-name="P28" draw:layer="layout" svg:width="2.003cm" svg:height="1.062cm" svg:x="20.329cm" svg:y="5.553cm">
          <draw:text-box>
            <text:p text:style-name="P6"><text:span text:style-name="T10">ARG</text:span></text:p>
          </draw:text-box>
        </draw:frame>
        <draw:custom-shape draw:style-name="gr123" draw:text-style-name="P37" xml:id="id83" draw:id="id83" draw:layer="layout" svg:width="2.409cm" svg:height="0.6cm" svg:x="14.799cm" svg:y="15.527cm">
          <draw:glue-point draw:id="4" svg:x="-3.075cm" svg:y="5.004cm"/>
          <text:p text:style-name="P36"><text:span text:style-name="T15">Old_usage</text:span></text:p>
          <draw:enhanced-geometry svg:viewBox="0 0 21600 21600" draw:type="rectangle" draw:enhanced-path="M 0 0 L 21600 0 21600 21600 0 21600 0 0 Z N"/>
        </draw:custom-shape>
        <draw:connector draw:style-name="gr19" draw:text-style-name="P38" draw:layer="layout" svg:x1="15.263cm" svg:y1="16.127cm" svg:x2="15.975cm" svg:y2="16.627cm" draw:start-shape="id83" draw:start-glue-point="4" draw:end-shape="id84" draw:end-glue-point="3" svg:d="M15263 16127v500h712" svg:viewBox="0 0 713 501">
          <text:p/>
        </draw:connector>
        <draw:custom-shape draw:style-name="gr124" draw:text-style-name="P40" xml:id="id85" draw:id="id85" draw:layer="layout" svg:width="5.403cm" svg:height="0.6cm" svg:x="15.975cm" svg:y="17.207cm">
          <draw:glue-point draw:id="4" svg:x="-4.213cm" svg:y="5.005cm"/>
          <text:p text:style-name="P39"><text:span text:style-name="T15"><text:s/></text:span><text:span text:style-name="T15">Usage_argument: </text:span><text:span text:style-name="T16">"ARG"</text:span></text:p>
          <draw:enhanced-geometry svg:viewBox="0 0 21600 21600" draw:type="rectangle" draw:enhanced-path="M 0 0 L 21600 0 21600 21600 0 21600 0 0 Z N"/>
        </draw:custom-shape>
        <draw:custom-shape draw:style-name="gr125" draw:text-style-name="P40" xml:id="id84" draw:id="id84" draw:layer="layout" svg:width="5.256cm" svg:height="0.6cm" svg:x="15.975cm" svg:y="16.327cm">
          <draw:glue-point draw:id="4" svg:x="-4.213cm" svg:y="5.005cm"/>
          <text:p text:style-name="P39"><text:span text:style-name="T15"><text:s/></text:span><text:span text:style-name="T15">Usage_short_option: </text:span><text:span text:style-name="T16">"-A"</text:span></text:p>
          <draw:enhanced-geometry svg:viewBox="0 0 21600 21600" draw:type="rectangle" draw:enhanced-path="M 0 0 L 21600 0 21600 21600 0 21600 0 0 Z N"/>
        </draw:custom-shape>
        <draw:connector draw:style-name="gr37" draw:text-style-name="P41" draw:layer="layout" svg:x1="15.263cm" svg:y1="16.127cm" svg:x2="15.975cm" svg:y2="17.507cm" draw:start-shape="id83" draw:start-glue-point="4" draw:end-shape="id85" draw:end-glue-point="3" svg:d="M15263 16127v1380h712" svg:viewBox="0 0 713 1381">
          <text:p/>
        </draw:connector>
        <draw:custom-shape draw:style-name="gr126" draw:text-style-name="P36" xml:id="id86" draw:id="id86" draw:layer="layout" svg:width="2.793cm" svg:height="0.6cm" svg:x="14.699cm" svg:y="12.976cm">
          <draw:glue-point draw:id="4" svg:x="-3.421cm" svg:y="5cm"/>
          <text:p text:style-name="P36"><text:span text:style-name="T15">Option_line</text:span></text:p>
          <draw:enhanced-geometry svg:viewBox="0 0 21600 21600" draw:type="rectangle" draw:enhanced-path="M 0 0 L 21600 0 21600 21600 0 21600 0 0 Z N"/>
        </draw:custom-shape>
        <draw:connector draw:style-name="gr19" draw:text-style-name="P38" draw:layer="layout" svg:x1="15.14cm" svg:y1="13.576cm" svg:x2="15.397cm" svg:y2="14.046cm" draw:start-shape="id86" draw:start-glue-point="4" draw:end-shape="id87" draw:end-glue-point="3" svg:d="M15140 13576v470h257" svg:viewBox="0 0 258 471">
          <text:p/>
        </draw:connector>
        <draw:custom-shape draw:style-name="gr127" draw:text-style-name="P40" xml:id="id88" draw:id="id88" draw:layer="layout" svg:width="5.293cm" svg:height="0.6cm" svg:x="16.197cm" svg:y="14.62cm">
          <draw:glue-point draw:id="4" svg:x="-4.213cm" svg:y="5.005cm"/>
          <text:p text:style-name="P39"><text:span text:style-name="T15"><text:s/></text:span><text:span text:style-name="T15">Option_argument: </text:span><text:span text:style-name="T16">"ARG"</text:span></text:p>
          <draw:enhanced-geometry svg:viewBox="0 0 21600 21600" draw:type="rectangle" draw:enhanced-path="M 0 0 L 21600 0 21600 21600 0 21600 0 0 Z N"/>
        </draw:custom-shape>
        <draw:custom-shape draw:style-name="gr128" draw:text-style-name="P40" xml:id="id87" draw:id="id87" draw:layer="layout" svg:width="3.953cm" svg:height="0.6cm" svg:x="15.397cm" svg:y="13.746cm">
          <draw:glue-point draw:id="4" svg:x="-4.213cm" svg:y="5.005cm"/>
          <text:p text:style-name="P39"><text:span text:style-name="T15">Option_short: </text:span><text:span text:style-name="T16">"-A"</text:span></text:p>
          <draw:enhanced-geometry svg:viewBox="0 0 21600 21600" draw:type="rectangle" draw:enhanced-path="M 0 0 L 21600 0 21600 21600 0 21600 0 0 Z N"/>
        </draw:custom-shape>
        <draw:connector draw:style-name="gr37" draw:text-style-name="P41" draw:layer="layout" svg:x1="15.708cm" svg:y1="14.346cm" svg:x2="16.197cm" svg:y2="14.92cm" draw:start-shape="id87" draw:start-glue-point="4" draw:end-shape="id88" draw:end-glue-point="3" svg:d="M15708 14346v574h489" svg:viewBox="0 0 490 575">
          <text:p/>
        </draw:connector>
        <draw:custom-shape draw:style-name="gr129" draw:text-style-name="P37" xml:id="id89" draw:id="id89" draw:layer="layout" svg:width="3.82cm" svg:height="0.6cm" svg:x="13.472cm" svg:y="12.045cm">
          <draw:glue-point draw:id="4" svg:x="-3.075cm" svg:y="5.004cm"/>
          <text:p text:style-name="P36"><text:span text:style-name="T15">Replaced_usage</text:span></text:p>
          <draw:enhanced-geometry svg:viewBox="0 0 21600 21600" draw:type="rectangle" draw:enhanced-path="M 0 0 L 21600 0 21600 21600 0 21600 0 0 Z N"/>
        </draw:custom-shape>
        <draw:connector draw:style-name="gr19" draw:text-style-name="P2" draw:layer="layout" svg:x1="14.208cm" svg:y1="12.645cm" svg:x2="14.699cm" svg:y2="13.276cm" draw:start-shape="id89" draw:start-glue-point="4" draw:end-shape="id86" draw:end-glue-point="3" svg:d="M14208 12645v631h491" svg:viewBox="0 0 492 632">
          <text:p/>
        </draw:connector>
        <draw:connector draw:style-name="gr19" draw:text-style-name="P2" draw:layer="layout" svg:x1="14.208cm" svg:y1="12.645cm" svg:x2="14.799cm" svg:y2="15.827cm" draw:start-shape="id89" draw:start-glue-point="4" draw:end-shape="id83" draw:end-glue-point="3" svg:d="M14208 12645v3182h591" svg:viewBox="0 0 592 3183">
          <text:p/>
        </draw:connector>
        <draw:custom-shape draw:style-name="gr130" draw:text-style-name="P21" draw:layer="layout" svg:width="3.528cm" svg:height="1.558cm" svg:x="8.243cm" svg:y="12.723cm">
          <text:p text:style-name="P21"><text:span text:style-name="T1">transform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1" draw:text-style-name="P12" xml:id="id90" draw:id="id90" draw:layer="layout" svg:width="3.43cm" svg:height="0.6cm" svg:x="12.331cm" svg:y="8.712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9" draw:text-style-name="P2" draw:layer="layout" svg:x1="12.992cm" svg:y1="9.312cm" svg:x2="13.472cm" svg:y2="12.345cm" draw:start-shape="id90" draw:start-glue-point="4" draw:end-shape="id89" draw:end-glue-point="3" svg:d="M12992 9312v1367h-21v1666h501" svg:viewBox="0 0 502 3034">
          <text:p/>
        </draw:connector>
        <draw:custom-shape draw:style-name="gr132" draw:text-style-name="P42" xml:id="id92" draw:id="id92" draw:layer="layout" svg:width="7.901cm" svg:height="3.403cm" svg:x="3.085cm" svg:y="9.1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42" xml:id="id91" draw:id="id91" draw:layer="layout" svg:width="10.37cm" svg:height="3.721cm" svg:x="16.829cm" svg:y="6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4" draw:text-style-name="P34" draw:layer="layout" draw:type="curve" svg:x1="22.014cm" svg:y1="10.336cm" svg:x2="17.492cm" svg:y2="13.276cm" draw:start-shape="id91" draw:start-glue-point="8" draw:end-shape="id86" draw:end-glue-point="1" svg:d="M22014 10336c0 1960-1507 2940-4522 2940" svg:viewBox="0 0 4523 2941">
          <text:p/>
        </draw:connector>
        <draw:custom-shape draw:style-name="gr135" draw:text-style-name="P42" xml:id="id93" draw:id="id93" draw:layer="layout" svg:width="0.655cm" svg:height="1.692cm" svg:x="14.495cm" svg:y="16.2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34" draw:text-style-name="P34" draw:layer="layout" draw:type="curve" svg:x1="7.036cm" svg:y1="12.562cm" svg:x2="14.495cm" svg:y2="17.049cm" draw:start-shape="id92" draw:start-glue-point="8" draw:end-shape="id93" draw:end-glue-point="5" svg:d="M7036 12562c0 2992 2486 4487 7459 4487" svg:viewBox="0 0 7460 4488">
          <text:p/>
        </draw:connector>
        <draw:frame draw:style-name="gr136" draw:text-style-name="P35" draw:layer="layout" svg:width="4.078cm" svg:height="0.809cm" svg:x="21.675cm" svg:y="11.494cm">
          <draw:text-box>
            <text:p><text:span text:style-name="T17">Option node linked</text:span></text:p>
          </draw:text-box>
        </draw:frame>
        <draw:frame draw:style-name="gr26" draw:text-style-name="P35" draw:layer="layout" svg:width="4.42cm" svg:height="1.199cm" svg:x="7.724cm" svg:y="15.563cm">
          <draw:text-box>
            <text:p><text:span text:style-name="T17">Usage node moved</text:span></text:p>
          </draw:text-box>
        </draw:frame>
        <draw:custom-shape draw:style-name="gr137" draw:text-style-name="P43" xml:id="id94" draw:id="id94" draw:layer="layout" svg:width="6.322cm" svg:height="0.6cm" svg:x="4.001cm" svg:y="16.698cm">
          <draw:glue-point draw:id="4" svg:x="-4.213cm" svg:y="5.005cm"/>
          <text:p text:style-name="P29"><text:span text:style-name="T6"><text:s/></text:span><text:span text:style-name="T6">Other usage node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2" draw:layer="layout" svg:x1="3.496cm" svg:y1="9.241cm" svg:x2="4.001cm" svg:y2="16.998cm" draw:start-shape="id75" draw:start-glue-point="4" draw:end-shape="id94" draw:end-glue-point="3" svg:d="M3496 9241v7757h505" svg:viewBox="0 0 506 7758">
          <text:p/>
        </draw:connector>
        <draw:custom-shape draw:style-name="gr138" draw:text-style-name="P43" xml:id="id95" draw:id="id95" draw:layer="layout" svg:width="6.322cm" svg:height="0.6cm" svg:x="13.5cm" svg:y="18.664cm">
          <draw:glue-point draw:id="4" svg:x="-4.213cm" svg:y="5.005cm"/>
          <text:p text:style-name="P29"><text:span text:style-name="T6"><text:s/></text:span><text:span text:style-name="T6">Other usage node ...</text:span></text:p>
          <draw:enhanced-geometry svg:viewBox="0 0 21600 21600" draw:type="rectangle" draw:enhanced-path="M 0 0 L 21600 0 21600 21600 0 21600 0 0 Z N"/>
        </draw:custom-shape>
        <draw:connector draw:style-name="gr20" draw:text-style-name="P2" draw:layer="layout" svg:x1="12.992cm" svg:y1="9.312cm" svg:x2="13.5cm" svg:y2="18.964cm" draw:start-shape="id90" draw:start-glue-point="4" draw:end-shape="id95" draw:end-glue-point="3" svg:d="M12992 9312v9652h508" svg:viewBox="0 0 509 9653">
          <text:p/>
        </draw:connector>
        <draw:frame draw:style-name="gr26" draw:text-style-name="P35" xml:id="id96" draw:id="id96" draw:layer="layout" svg:width="4.264cm" svg:height="1.199cm" svg:x="23.888cm" svg:y="14.783cm">
          <draw:text-box>
            <text:p><text:span text:style-name="T17">N</text:span><text:span text:style-name="T17">e</text:span><text:span text:style-name="T17">w</text:span><text:span text:style-name="T17"> </text:span><text:span text:style-name="T17">n</text:span><text:span text:style-name="T17">o</text:span><text:span text:style-name="T17">d</text:span><text:span text:style-name="T17">e</text:span><text:span text:style-name="T17">s</text:span><text:span text:style-name="T17"> </text:span><text:span text:style-name="T17">c</text:span><text:span text:style-name="T17">r</text:span><text:span text:style-name="T17">e</text:span><text:span text:style-name="T17">a</text:span><text:span text:style-name="T17">t</text:span><text:span text:style-name="T17">e</text:span><text:span text:style-name="T17">d</text:span></text:p>
          </draw:text-box>
        </draw:frame>
        <draw:connector draw:style-name="gr139" draw:text-style-name="P34" draw:layer="layout" draw:type="curve" draw:line-skew="0.761cm" svg:x1="23.888cm" svg:y1="15.382cm" svg:x2="17.292cm" svg:y2="12.345cm" draw:start-shape="id96" draw:start-glue-point="3" draw:end-shape="id89" draw:end-glue-point="1" svg:d="M23888 15382c-3804 0-506-3037-6596-3037" svg:viewBox="0 0 6597 3038">
          <text:p/>
        </draw:connector>
        <draw:connector draw:style-name="gr139" draw:text-style-name="P34" draw:layer="layout" draw:type="curve" svg:x1="23.888cm" svg:y1="15.382cm" svg:x2="17.208cm" svg:y2="15.827cm" draw:start-shape="id96" draw:start-glue-point="3" draw:end-shape="id83" draw:end-glue-point="1" svg:d="M23888 15382c-5010 0-1670 445-6680 445" svg:viewBox="0 0 6681 446">
          <text:p/>
        </draw:connector>
      </draw:page>
      <draw:page draw:name="page8" draw:style-name="dp1" draw:master-page-name="Default">
        <draw:frame draw:style-name="gr1" draw:text-style-name="P25" draw:layer="layout" svg:width="7.588cm" svg:height="0.962cm" svg:x="21.05cm" svg:y="18.871cm">
          <draw:text-box>
            <text:p><text:span text:style-name="T10">Sylvain </text:span><text:span text:style-name="T10">Viart 2022-</text:span><text:span text:style-name="T10">04-30</text:span></text:p>
          </draw:text-box>
        </draw:frame>
        <draw:frame draw:style-name="gr1" draw:text-style-name="P45" draw:layer="layout" svg:width="3.074cm" svg:height="0.962cm" svg:x="1.329cm" svg:y="3.504cm">
          <draw:text-box>
            <text:p text:style-name="P44"><text:span text:style-name="T3">Usage:</text:span></text:p>
          </draw:text-box>
        </draw:frame>
        <draw:frame draw:style-name="gr4" draw:text-style-name="P46" draw:layer="layout" svg:width="3.657cm" svg:height="0.973cm" svg:x="3.83cm" svg:y="3.499cm">
          <draw:text-box>
            <text:p text:style-name="P44"><text:span text:style-name="T1">my_program</text:span></text:p>
          </draw:text-box>
        </draw:frame>
        <draw:frame draw:style-name="gr110" draw:text-style-name="P8" draw:layer="layout" svg:width="21.707cm" svg:height="1.195cm" svg:x="4.749cm" svg:y="1.206cm">
          <draw:text-box>
            <text:p><text:span text:style-name="T2">Docopt </text:span><text:span text:style-name="T2">parser </text:span><text:span text:style-name="T2">building </text:span><text:span text:style-name="T2">AST – </text:span><text:span text:style-name="T2">short </text:span><text:span text:style-name="T2">option </text:span><text:span text:style-name="T2">with </text:span><text:span text:style-name="T2">argumen</text:span><text:span text:style-name="T2">t</text:span></text:p>
          </draw:text-box>
        </draw:frame>
        <draw:frame draw:style-name="gr12" draw:text-style-name="P46" draw:layer="layout" svg:width="2.769cm" svg:height="1.112cm" svg:x="7.415cm" svg:y="3.429cm">
          <draw:text-box>
            <text:p text:style-name="P44"><text:span text:style-name="T1">-A</text:span></text:p>
          </draw:text-box>
        </draw:frame>
        <draw:frame draw:style-name="gr140" draw:text-style-name="P48" draw:layer="layout" svg:width="2.003cm" svg:height="1.062cm" svg:x="8.767cm" svg:y="3.429cm">
          <draw:text-box>
            <text:p text:style-name="P47"><text:span text:style-name="T1">ARG</text:span></text:p>
          </draw:text-box>
        </draw:frame>
        <draw:custom-shape draw:style-name="gr141" draw:text-style-name="P39" xml:id="id97" draw:id="id97" draw:layer="layout" svg:width="2.993cm" svg:height="0.6cm" svg:x="1.788cm" svg:y="7.802cm">
          <draw:glue-point draw:id="4" svg:x="-3.421cm" svg:y="5cm"/>
          <text:p text:style-name="P39"><text:span text:style-name="T18">Usage_line</text:span></text:p>
          <draw:enhanced-geometry svg:viewBox="0 0 21600 21600" draw:type="rectangle" draw:enhanced-path="M 0 0 L 21600 0 21600 21600 0 21600 0 0 Z N"/>
        </draw:custom-shape>
        <draw:custom-shape draw:style-name="gr142" draw:text-style-name="P49" xml:id="id98" draw:id="id98" draw:layer="layout" svg:width="5.987cm" svg:height="0.6cm" svg:x="2.844cm" svg:y="8.913cm">
          <text:p text:style-name="P39"><text:span text:style-name="T18">Prog_name: </text:span><text:span text:style-name="T19">"my_program"</text:span></text:p>
          <draw:enhanced-geometry svg:viewBox="0 0 21600 21600" draw:type="rectangle" draw:enhanced-path="M 0 0 L 21600 0 21600 21600 0 21600 0 0 Z N"/>
        </draw:custom-shape>
        <draw:connector draw:style-name="gr19" draw:text-style-name="P50" draw:layer="layout" svg:x1="2.261cm" svg:y1="8.402cm" svg:x2="2.844cm" svg:y2="9.213cm" draw:start-shape="id97" draw:start-glue-point="4" draw:end-shape="id98" draw:end-glue-point="3" svg:d="M2261 8402v811h583" svg:viewBox="0 0 584 812">
          <text:p/>
        </draw:connector>
        <draw:connector draw:style-name="gr37" draw:text-style-name="P50" draw:layer="layout" svg:x1="2.261cm" svg:y1="8.402cm" svg:x2="2.835cm" svg:y2="10.359cm" draw:start-shape="id97" draw:start-glue-point="4" draw:end-shape="id99" draw:end-glue-point="3" svg:d="M2261 8402v1957h574" svg:viewBox="0 0 575 1958">
          <text:p/>
        </draw:connector>
        <draw:connector draw:style-name="gr19" draw:text-style-name="P15" draw:layer="layout" svg:x1="1.506cm" svg:y1="7.264cm" svg:x2="1.788cm" svg:y2="8.102cm" draw:start-shape="id100" draw:start-glue-point="2" draw:end-shape="id97" draw:end-glue-point="3" svg:d="M1506 7264v838h282" svg:viewBox="0 0 283 839">
          <text:p/>
        </draw:connector>
        <draw:custom-shape draw:style-name="gr143" draw:text-style-name="P39" xml:id="id99" draw:id="id99" draw:layer="layout" svg:width="3.43cm" svg:height="0.6cm" svg:x="2.835cm" svg:y="10.059cm">
          <draw:glue-point draw:id="4" svg:x="-3.075cm" svg:y="5.004cm"/>
          <text:p text:style-name="P39"><text:span text:style-name="T18">Usage_Expr</text:span></text:p>
          <draw:enhanced-geometry svg:viewBox="0 0 21600 21600" draw:type="rectangle" draw:enhanced-path="M 0 0 L 21600 0 21600 21600 0 21600 0 0 Z N"/>
        </draw:custom-shape>
        <draw:connector draw:style-name="gr19" draw:text-style-name="P50" draw:layer="layout" svg:x1="3.496cm" svg:y1="10.659cm" svg:x2="4.044cm" svg:y2="11.488cm" draw:start-shape="id99" draw:start-glue-point="4" draw:end-shape="id101" draw:end-glue-point="3" svg:d="M3496 10659v829h548" svg:viewBox="0 0 549 830">
          <text:p/>
        </draw:connector>
        <draw:custom-shape draw:style-name="gr144" draw:text-style-name="P40" xml:id="id102" draw:id="id102" draw:layer="layout" svg:width="6.322cm" svg:height="0.6cm" svg:x="3.986cm" svg:y="12.439cm">
          <draw:glue-point draw:id="4" svg:x="-4.213cm" svg:y="5.005cm"/>
          <text:p text:style-name="P39"><text:span text:style-name="T18"><text:s/></text:span><text:span text:style-name="T18">Usage_argument: </text:span><text:span text:style-name="T19">"ARG"</text:span></text:p>
          <draw:enhanced-geometry svg:viewBox="0 0 21600 21600" draw:type="rectangle" draw:enhanced-path="M 0 0 L 21600 0 21600 21600 0 21600 0 0 Z N"/>
        </draw:custom-shape>
        <draw:custom-shape draw:style-name="gr145" draw:text-style-name="P40" xml:id="id101" draw:id="id101" draw:layer="layout" svg:width="6.198cm" svg:height="0.6cm" svg:x="4.044cm" svg:y="11.188cm">
          <draw:glue-point draw:id="4" svg:x="-4.213cm" svg:y="5.005cm"/>
          <text:p text:style-name="P39"><text:span text:style-name="T18"><text:s/></text:span><text:span text:style-name="T18">Usage_short_option: </text:span><text:span text:style-name="T19">"-A"</text:span></text:p>
          <draw:enhanced-geometry svg:viewBox="0 0 21600 21600" draw:type="rectangle" draw:enhanced-path="M 0 0 L 21600 0 21600 21600 0 21600 0 0 Z N"/>
        </draw:custom-shape>
        <draw:connector draw:style-name="gr20" draw:text-style-name="P51" draw:layer="layout" svg:x1="3.496cm" svg:y1="10.659cm" svg:x2="3.986cm" svg:y2="12.739cm" draw:start-shape="id99" draw:start-glue-point="4" draw:end-shape="id102" draw:end-glue-point="3" svg:d="M3496 10659v890h-11v1190h501" svg:viewBox="0 0 502 2081">
          <text:p/>
        </draw:connector>
        <draw:frame draw:style-name="gr1" draw:text-style-name="P45" draw:layer="layout" svg:width="3.445cm" svg:height="0.962cm" svg:x="1.329cm" svg:y="4.472cm">
          <draw:text-box>
            <text:p text:style-name="P44"><text:span text:style-name="T3">Options:</text:span></text:p>
          </draw:text-box>
        </draw:frame>
        <draw:frame draw:style-name="gr41" draw:text-style-name="P20" xml:id="id100" draw:id="id100" draw:layer="layout" svg:width="1.164cm" svg:height="0.962cm" svg:x="0.924cm" svg:y="6.302cm">
          <draw:text-box draw:corner-radius="2.86cm">
            <text:p text:style-name="P2">...</text:p>
          </draw:text-box>
        </draw:frame>
        <draw:custom-shape draw:style-name="gr117" draw:text-style-name="P52" xml:id="id103" draw:id="id103" draw:layer="layout" svg:width="1.887cm" svg:height="1.112cm" svg:x="8.783cm" svg:y="3.3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34" draw:layer="layout" draw:type="curve" svg:x1="10.394cm" svg:y1="4.279cm" svg:x2="10.308cm" svg:y2="12.739cm" draw:start-shape="id103" draw:start-glue-point="9" draw:end-shape="id102" draw:end-glue-point="1" svg:d="M10394 4279c0 6243 208 5201 374 5756s291 2704-460 2704" svg:viewBox="0 0 587 8461">
          <text:p/>
        </draw:connector>
        <draw:frame draw:style-name="gr118" draw:text-style-name="P35" draw:layer="layout" svg:width="4.513cm" svg:height="1.899cm" svg:x="10.394cm" svg:y="5.54cm">
          <draw:text-box>
            <text:p><text:span text:style-name="T7">The </text:span><text:span text:style-name="T14">argument </text:span><text:span text:style-name="T7">is </text:span><text:span text:style-name="T7">separated from </text:span><text:span text:style-name="T7">the short option</text:span></text:p>
          </draw:text-box>
        </draw:frame>
        <draw:custom-shape draw:style-name="gr146" draw:text-style-name="P12" xml:id="id104" draw:id="id104" draw:layer="layout" svg:width="2.993cm" svg:height="0.6cm" svg:x="18.356cm" svg:y="4.126cm">
          <draw:glue-point draw:id="4" svg:x="-3.421cm" svg:y="5cm"/>
          <text:p text:style-name="P12"><text:span text:style-name="T6">Option_line</text:span></text:p>
          <draw:enhanced-geometry svg:viewBox="0 0 21600 21600" draw:type="rectangle" draw:enhanced-path="M 0 0 L 21600 0 21600 21600 0 21600 0 0 Z N"/>
        </draw:custom-shape>
        <draw:connector draw:style-name="gr19" draw:text-style-name="P15" draw:layer="layout" svg:x1="18.829cm" svg:y1="4.726cm" svg:x2="19.354cm" svg:y2="5.389cm" draw:start-shape="id104" draw:start-glue-point="4" draw:end-shape="id105" draw:end-glue-point="3" svg:d="M18829 4726v663h525" svg:viewBox="0 0 526 664">
          <text:p/>
        </draw:connector>
        <draw:custom-shape draw:style-name="gr147" draw:text-style-name="P40" xml:id="id106" draw:id="id106" draw:layer="layout" svg:width="5.546cm" svg:height="0.6cm" svg:x="20.154cm" svg:y="6.034cm">
          <draw:glue-point draw:id="4" svg:x="-4.213cm" svg:y="5.005cm"/>
          <text:p text:style-name="P39"><text:span text:style-name="T18"><text:s/></text:span><text:span text:style-name="T18">Option_argument: </text:span><text:span text:style-name="T19">"ARG"</text:span></text:p>
          <draw:enhanced-geometry svg:viewBox="0 0 21600 21600" draw:type="rectangle" draw:enhanced-path="M 0 0 L 21600 0 21600 21600 0 21600 0 0 Z N"/>
        </draw:custom-shape>
        <draw:custom-shape draw:style-name="gr148" draw:text-style-name="P40" xml:id="id105" draw:id="id105" draw:layer="layout" svg:width="3.967cm" svg:height="0.6cm" svg:x="19.354cm" svg:y="5.089cm">
          <draw:glue-point draw:id="4" svg:x="-4.213cm" svg:y="5.005cm"/>
          <text:p text:style-name="P39"><text:span text:style-name="T18">Option_short: </text:span><text:span text:style-name="T19">"-A"</text:span></text:p>
          <draw:enhanced-geometry svg:viewBox="0 0 21600 21600" draw:type="rectangle" draw:enhanced-path="M 0 0 L 21600 0 21600 21600 0 21600 0 0 Z N"/>
        </draw:custom-shape>
        <draw:connector draw:style-name="gr37" draw:text-style-name="P41" draw:layer="layout" svg:x1="19.666cm" svg:y1="5.689cm" svg:x2="20.154cm" svg:y2="6.334cm" draw:start-shape="id105" draw:start-glue-point="4" draw:end-shape="id106" draw:end-glue-point="3" svg:d="M19666 5689v645h488" svg:viewBox="0 0 489 646">
          <text:p/>
        </draw:connector>
        <draw:frame draw:style-name="gr12" draw:text-style-name="P46" draw:layer="layout" svg:width="2.769cm" svg:height="1.112cm" svg:x="2.261cm" svg:y="5.208cm">
          <draw:text-box>
            <text:p text:style-name="P44"><text:span text:style-name="T1">-A</text:span></text:p>
          </draw:text-box>
        </draw:frame>
        <draw:frame draw:style-name="gr149" draw:text-style-name="P48" draw:layer="layout" svg:width="2.003cm" svg:height="1.062cm" svg:x="3.213cm" svg:y="5.233cm">
          <draw:text-box>
            <text:p text:style-name="P47"><text:span text:style-name="T1">ARG</text:span></text:p>
          </draw:text-box>
        </draw:frame>
        <draw:custom-shape draw:style-name="gr150" draw:text-style-name="P37" xml:id="id107" draw:id="id107" draw:layer="layout" svg:width="2.409cm" svg:height="0.6cm" svg:x="14.799cm" svg:y="15.527cm">
          <draw:glue-point draw:id="4" svg:x="-3.075cm" svg:y="5.004cm"/>
          <text:p text:style-name="P36"><text:span text:style-name="T15">Old_usage</text:span></text:p>
          <draw:enhanced-geometry svg:viewBox="0 0 21600 21600" draw:type="rectangle" draw:enhanced-path="M 0 0 L 21600 0 21600 21600 0 21600 0 0 Z N"/>
        </draw:custom-shape>
        <draw:connector draw:style-name="gr19" draw:text-style-name="P38" draw:layer="layout" svg:x1="15.263cm" svg:y1="16.127cm" svg:x2="15.975cm" svg:y2="16.627cm" draw:start-shape="id107" draw:start-glue-point="4" draw:end-shape="id108" draw:end-glue-point="3" svg:d="M15263 16127v500h712" svg:viewBox="0 0 713 501">
          <text:p/>
        </draw:connector>
        <draw:custom-shape draw:style-name="gr151" draw:text-style-name="P40" xml:id="id109" draw:id="id109" draw:layer="layout" svg:width="5.403cm" svg:height="0.6cm" svg:x="15.975cm" svg:y="17.207cm">
          <draw:glue-point draw:id="4" svg:x="-4.213cm" svg:y="5.005cm"/>
          <text:p text:style-name="P39"><text:span text:style-name="T15"><text:s/></text:span><text:span text:style-name="T15">Usage_argument: </text:span><text:span text:style-name="T16">"ARG"</text:span></text:p>
          <draw:enhanced-geometry svg:viewBox="0 0 21600 21600" draw:type="rectangle" draw:enhanced-path="M 0 0 L 21600 0 21600 21600 0 21600 0 0 Z N"/>
        </draw:custom-shape>
        <draw:custom-shape draw:style-name="gr152" draw:text-style-name="P40" xml:id="id108" draw:id="id108" draw:layer="layout" svg:width="5.256cm" svg:height="0.6cm" svg:x="15.975cm" svg:y="16.327cm">
          <draw:glue-point draw:id="4" svg:x="-4.213cm" svg:y="5.005cm"/>
          <text:p text:style-name="P39"><text:span text:style-name="T15"><text:s/></text:span><text:span text:style-name="T15">Usage_short_option: </text:span><text:span text:style-name="T16">"-A"</text:span></text:p>
          <draw:enhanced-geometry svg:viewBox="0 0 21600 21600" draw:type="rectangle" draw:enhanced-path="M 0 0 L 21600 0 21600 21600 0 21600 0 0 Z N"/>
        </draw:custom-shape>
        <draw:connector draw:style-name="gr37" draw:text-style-name="P41" draw:layer="layout" svg:x1="15.263cm" svg:y1="16.127cm" svg:x2="15.975cm" svg:y2="17.507cm" draw:start-shape="id107" draw:start-glue-point="4" draw:end-shape="id109" draw:end-glue-point="3" svg:d="M15263 16127v1380h712" svg:viewBox="0 0 713 1381">
          <text:p/>
        </draw:connector>
        <draw:custom-shape draw:style-name="gr153" draw:text-style-name="P36" xml:id="id113" draw:id="id113" draw:layer="layout" svg:width="2.793cm" svg:height="0.6cm" svg:x="14.699cm" svg:y="10.776cm">
          <draw:glue-point draw:id="4" svg:x="-3.421cm" svg:y="5cm"/>
          <text:p text:style-name="P36"><text:span text:style-name="T15">Option_line</text:span></text:p>
          <draw:enhanced-geometry svg:viewBox="0 0 21600 21600" draw:type="rectangle" draw:enhanced-path="M 0 0 L 21600 0 21600 21600 0 21600 0 0 Z N"/>
        </draw:custom-shape>
        <draw:connector draw:style-name="gr19" draw:text-style-name="P38" draw:layer="layout" svg:x1="15.34cm" svg:y1="11.376cm" svg:x2="15.697cm" svg:y2="11.846cm" draw:end-shape="id110" draw:end-glue-point="3" svg:d="M15340 11376h-145v470h502" svg:viewBox="0 0 503 471">
          <text:p/>
        </draw:connector>
        <draw:custom-shape draw:style-name="gr154" draw:text-style-name="P40" xml:id="id111" draw:id="id111" draw:layer="layout" svg:width="5.293cm" svg:height="0.6cm" svg:x="16.497cm" svg:y="12.42cm">
          <draw:glue-point draw:id="4" svg:x="-4.213cm" svg:y="5.005cm"/>
          <text:p text:style-name="P39"><text:span text:style-name="T15"><text:s/></text:span><text:span text:style-name="T15">Option_argument: </text:span><text:span text:style-name="T16">"ARG"</text:span></text:p>
          <draw:enhanced-geometry svg:viewBox="0 0 21600 21600" draw:type="rectangle" draw:enhanced-path="M 0 0 L 21600 0 21600 21600 0 21600 0 0 Z N"/>
        </draw:custom-shape>
        <draw:custom-shape draw:style-name="gr155" draw:text-style-name="P40" xml:id="id110" draw:id="id110" draw:layer="layout" svg:width="3.953cm" svg:height="0.6cm" svg:x="15.697cm" svg:y="11.546cm">
          <draw:glue-point draw:id="4" svg:x="-4.213cm" svg:y="5.005cm"/>
          <text:p text:style-name="P39"><text:span text:style-name="T15">Option_short: </text:span><text:span text:style-name="T16">"-A"</text:span></text:p>
          <draw:enhanced-geometry svg:viewBox="0 0 21600 21600" draw:type="rectangle" draw:enhanced-path="M 0 0 L 21600 0 21600 21600 0 21600 0 0 Z N"/>
        </draw:custom-shape>
        <draw:connector draw:style-name="gr37" draw:text-style-name="P41" draw:layer="layout" svg:x1="16.008cm" svg:y1="12.146cm" svg:x2="16.497cm" svg:y2="12.72cm" draw:start-shape="id110" draw:start-glue-point="4" draw:end-shape="id111" draw:end-glue-point="3" svg:d="M16008 12146v574h489" svg:viewBox="0 0 490 575">
          <text:p/>
        </draw:connector>
        <draw:custom-shape draw:style-name="gr156" draw:text-style-name="P37" xml:id="id112" draw:id="id112" draw:layer="layout" svg:width="3.82cm" svg:height="0.6cm" svg:x="13.472cm" svg:y="9.845cm">
          <draw:glue-point draw:id="4" svg:x="-3.075cm" svg:y="5.004cm"/>
          <text:p text:style-name="P36"><text:span text:style-name="T15">Replaced_usage</text:span></text:p>
          <draw:enhanced-geometry svg:viewBox="0 0 21600 21600" draw:type="rectangle" draw:enhanced-path="M 0 0 L 21600 0 21600 21600 0 21600 0 0 Z N"/>
        </draw:custom-shape>
        <draw:connector draw:style-name="gr19" draw:text-style-name="P2" draw:layer="layout" svg:x1="14.208cm" svg:y1="10.445cm" svg:x2="14.699cm" svg:y2="11.076cm" draw:start-shape="id112" draw:start-glue-point="4" draw:end-shape="id113" draw:end-glue-point="3" svg:d="M14208 10445v631h491" svg:viewBox="0 0 492 632">
          <text:p/>
        </draw:connector>
        <draw:connector draw:style-name="gr19" draw:text-style-name="P2" draw:layer="layout" svg:x1="14.208cm" svg:y1="10.445cm" svg:x2="14.799cm" svg:y2="15.827cm" draw:start-shape="id112" draw:start-glue-point="4" draw:end-shape="id107" draw:end-glue-point="3" svg:d="M14208 10445v5382h591" svg:viewBox="0 0 592 5383">
          <text:p/>
        </draw:connector>
        <draw:custom-shape draw:style-name="gr130" draw:text-style-name="P21" draw:layer="layout" svg:width="3.528cm" svg:height="1.558cm" svg:x="8.243cm" svg:y="14.523cm">
          <text:p text:style-name="P21"><text:span text:style-name="T1">transform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7" draw:text-style-name="P12" xml:id="id114" draw:id="id114" draw:layer="layout" svg:width="3.43cm" svg:height="0.6cm" svg:x="12.331cm" svg:y="8.712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9" draw:text-style-name="P2" draw:layer="layout" svg:x1="12.992cm" svg:y1="9.312cm" svg:x2="13.472cm" svg:y2="10.145cm" draw:start-shape="id114" draw:start-glue-point="4" draw:end-shape="id112" draw:end-glue-point="3" svg:d="M12992 9312v833h480" svg:viewBox="0 0 481 834">
          <text:p/>
        </draw:connector>
        <draw:custom-shape draw:style-name="gr158" draw:text-style-name="P42" xml:id="id116" draw:id="id116" draw:layer="layout" svg:width="7.901cm" svg:height="3.427cm" svg:x="3.085cm" svg:y="10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42" xml:id="id115" draw:id="id115" draw:layer="layout" svg:width="10.37cm" svg:height="5.199cm" svg:x="17.329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4" draw:text-style-name="P34" draw:layer="layout" draw:type="curve" svg:x1="22.514cm" svg:y1="8.762cm" svg:x2="17.492cm" svg:y2="11.076cm" draw:start-shape="id115" draw:start-glue-point="8" draw:end-shape="id113" draw:end-glue-point="1" svg:d="M22514 8762c0 1543-1674 2314-5022 2314" svg:viewBox="0 0 5023 2315">
          <text:p/>
        </draw:connector>
        <draw:custom-shape draw:style-name="gr135" draw:text-style-name="P42" xml:id="id117" draw:id="id117" draw:layer="layout" svg:width="0.655cm" svg:height="1.692cm" svg:x="14.495cm" svg:y="16.2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34" draw:text-style-name="P34" draw:layer="layout" draw:type="curve" svg:x1="7.036cm" svg:y1="14.002cm" svg:x2="14.495cm" svg:y2="17.049cm" draw:start-shape="id116" draw:start-glue-point="8" draw:end-shape="id117" draw:end-glue-point="5" svg:d="M7036 14002c0 2032 2486 3047 7459 3047" svg:viewBox="0 0 7460 3048">
          <text:p/>
        </draw:connector>
        <draw:frame draw:style-name="gr160" draw:text-style-name="P35" draw:layer="layout" svg:width="6.366cm" svg:height="2.621cm" svg:x="22.014cm" svg:y="9.879cm">
          <draw:text-box>
            <text:p><text:span text:style-name="T7">Option node </text:span><text:span text:style-name="T14">linked</text:span><text:span text:style-name="T7">. </text:span><text:span text:style-name="T7"><text:line-break/></text:span><text:span text:style-name="T7">As for short </text:span><text:span text:style-name="T20">without alternative </text:span><text:span text:style-name="T7">the whole </text:span><text:span text:style-name="T7">Option_line node </text:span><text:span text:style-name="T7">is linked in the </text:span><text:span text:style-name="T7">AST.</text:span></text:p>
          </draw:text-box>
        </draw:frame>
        <draw:frame draw:style-name="gr26" draw:text-style-name="P35" draw:layer="layout" svg:width="4.42cm" svg:height="1.199cm" svg:x="7.224cm" svg:y="16.663cm">
          <draw:text-box>
            <text:p><text:span text:style-name="T17">Usage node </text:span><text:span text:style-name="T21">moved</text:span></text:p>
          </draw:text-box>
        </draw:frame>
        <draw:custom-shape draw:style-name="gr161" draw:text-style-name="P43" xml:id="id118" draw:id="id118" draw:layer="layout" svg:width="6.322cm" svg:height="0.6cm" svg:x="4.001cm" svg:y="18.562cm">
          <draw:glue-point draw:id="4" svg:x="-4.213cm" svg:y="5.005cm"/>
          <text:p text:style-name="P29"><text:span text:style-name="T6"><text:s/></text:span><text:span text:style-name="T6">Other usage node ...</text:span></text:p>
          <draw:enhanced-geometry svg:viewBox="0 0 21600 21600" draw:type="rectangle" draw:enhanced-path="M 0 0 L 21600 0 21600 21600 0 21600 0 0 Z N"/>
        </draw:custom-shape>
        <draw:connector draw:style-name="gr20" draw:text-style-name="P2" draw:layer="layout" svg:x1="3.496cm" svg:y1="10.659cm" svg:x2="4.001cm" svg:y2="18.862cm" draw:start-shape="id99" draw:start-glue-point="4" draw:end-shape="id118" draw:end-glue-point="3" svg:d="M3496 10659v8203h505" svg:viewBox="0 0 506 8204">
          <text:p/>
        </draw:connector>
        <draw:custom-shape draw:style-name="gr162" draw:text-style-name="P43" xml:id="id119" draw:id="id119" draw:layer="layout" svg:width="6.322cm" svg:height="0.6cm" svg:x="13.5cm" svg:y="18.664cm">
          <draw:glue-point draw:id="4" svg:x="-4.213cm" svg:y="5.005cm"/>
          <text:p text:style-name="P29"><text:span text:style-name="T6"><text:s/></text:span><text:span text:style-name="T6">Other usage node ...</text:span></text:p>
          <draw:enhanced-geometry svg:viewBox="0 0 21600 21600" draw:type="rectangle" draw:enhanced-path="M 0 0 L 21600 0 21600 21600 0 21600 0 0 Z N"/>
        </draw:custom-shape>
        <draw:connector draw:style-name="gr20" draw:text-style-name="P2" draw:layer="layout" svg:x1="12.992cm" svg:y1="9.312cm" svg:x2="13.5cm" svg:y2="18.964cm" draw:start-shape="id114" draw:start-glue-point="4" draw:end-shape="id119" draw:end-glue-point="3" svg:d="M12992 9312v9652h508" svg:viewBox="0 0 509 9653">
          <text:p/>
        </draw:connector>
        <draw:frame draw:style-name="gr26" draw:text-style-name="P35" xml:id="id120" draw:id="id120" draw:layer="layout" svg:width="4.264cm" svg:height="1.199cm" svg:x="23.888cm" svg:y="14.783cm">
          <draw:text-box>
            <text:p><text:span text:style-name="T17">New nodes </text:span><text:span text:style-name="T17">created</text:span></text:p>
          </draw:text-box>
        </draw:frame>
        <draw:connector draw:style-name="gr139" draw:text-style-name="P34" draw:layer="layout" draw:type="curve" draw:line-skew="0.761cm" svg:x1="23.888cm" svg:y1="15.382cm" svg:x2="17.292cm" svg:y2="10.145cm" draw:start-shape="id120" draw:start-glue-point="3" draw:end-shape="id112" draw:end-glue-point="1" svg:d="M23888 15382c-3804 0-506-5237-6596-5237" svg:viewBox="0 0 6597 5238">
          <text:p/>
        </draw:connector>
        <draw:connector draw:style-name="gr139" draw:text-style-name="P34" draw:layer="layout" draw:type="curve" svg:x1="23.888cm" svg:y1="15.382cm" svg:x2="17.208cm" svg:y2="15.827cm" draw:start-shape="id120" draw:start-glue-point="3" draw:end-shape="id107" draw:end-glue-point="1" svg:d="M23888 15382c-5010 0-1670 445-6680 445" svg:viewBox="0 0 6681 446">
          <text:p/>
        </draw:connector>
        <draw:frame draw:style-name="gr24" draw:text-style-name="P54" draw:layer="layout" svg:width="10.22cm" svg:height="0.806cm" svg:x="9.889cm" svg:y="2.401cm">
          <draw:text-box>
            <text:p text:style-name="P53">Option_line with short and <text:span text:style-name="T22">long alternative</text:span></text:p>
          </draw:text-box>
        </draw:frame>
        <draw:frame draw:style-name="gr12" draw:text-style-name="P46" draw:layer="layout" svg:width="2.769cm" svg:height="1.112cm" svg:x="5.47cm" svg:y="5.208cm">
          <draw:text-box>
            <text:p text:style-name="P44"><text:span text:style-name="T1">--along</text:span></text:p>
          </draw:text-box>
        </draw:frame>
        <draw:frame draw:style-name="gr163" draw:text-style-name="P48" draw:layer="layout" svg:width="2.003cm" svg:height="1.062cm" svg:x="7.991cm" svg:y="5.233cm">
          <draw:text-box>
            <text:p text:style-name="P47"><text:span text:style-name="T1">ARG</text:span></text:p>
          </draw:text-box>
        </draw:frame>
        <draw:frame draw:style-name="gr164" draw:text-style-name="P56" draw:layer="layout" svg:width="0.962cm" svg:height="1.196cm" svg:x="4.53cm" svg:y="5.166cm">
          <draw:text-box>
            <text:p text:style-name="P55"><text:span text:style-name="T22">,</text:span></text:p>
          </draw:text-box>
        </draw:frame>
        <draw:custom-shape draw:style-name="gr165" draw:text-style-name="P40" xml:id="id122" draw:id="id122" draw:layer="layout" svg:width="5.546cm" svg:height="0.6cm" svg:x="20.154cm" svg:y="7.986cm">
          <draw:glue-point draw:id="4" svg:x="-4.213cm" svg:y="5.005cm"/>
          <text:p text:style-name="P39"><text:span text:style-name="T18"><text:s/></text:span><text:span text:style-name="T18">Option_argument: </text:span><text:span text:style-name="T19">"ARG"</text:span></text:p>
          <draw:enhanced-geometry svg:viewBox="0 0 21600 21600" draw:type="rectangle" draw:enhanced-path="M 0 0 L 21600 0 21600 21600 0 21600 0 0 Z N"/>
        </draw:custom-shape>
        <draw:custom-shape draw:style-name="gr166" draw:text-style-name="P40" xml:id="id121" draw:id="id121" draw:layer="layout" svg:width="5.059cm" svg:height="0.6cm" svg:x="19.354cm" svg:y="7.041cm">
          <draw:glue-point draw:id="4" svg:x="-4.213cm" svg:y="5.005cm"/>
          <text:p text:style-name="P39"><text:span text:style-name="T18">O</text:span><text:span text:style-name="T18">p</text:span><text:span text:style-name="T18">ti</text:span><text:span text:style-name="T18">o</text:span><text:span text:style-name="T18">n</text:span><text:span text:style-name="T18">_</text:span><text:span text:style-name="T18">l</text:span><text:span text:style-name="T18">o</text:span><text:span text:style-name="T18">n</text:span><text:span text:style-name="T18">g</text:span><text:span text:style-name="T18">: </text:span><text:span text:style-name="T19">"</text:span><text:span text:style-name="T19">-</text:span><text:span text:style-name="T19">-</text:span><text:span text:style-name="T19">a</text:span><text:span text:style-name="T19">l</text:span><text:span text:style-name="T19">o</text:span><text:span text:style-name="T19">n</text:span><text:span text:style-name="T19">g</text:span><text:span text:style-name="T19">"</text:span></text:p>
          <draw:enhanced-geometry svg:viewBox="0 0 21600 21600" draw:type="rectangle" draw:enhanced-path="M 0 0 L 21600 0 21600 21600 0 21600 0 0 Z N"/>
        </draw:custom-shape>
        <draw:connector draw:style-name="gr37" draw:text-style-name="P41" draw:layer="layout" svg:x1="19.752cm" svg:y1="7.641cm" svg:x2="20.154cm" svg:y2="8.286cm" draw:start-shape="id121" draw:start-glue-point="4" draw:end-shape="id122" draw:end-glue-point="3" svg:d="M19752 7641v645h402" svg:viewBox="0 0 403 646">
          <text:p/>
        </draw:connector>
        <draw:connector draw:style-name="gr19" draw:text-style-name="P2" draw:layer="layout" svg:x1="18.829cm" svg:y1="4.726cm" svg:x2="19.354cm" svg:y2="7.341cm" draw:start-shape="id104" draw:start-glue-point="4" draw:end-shape="id121" draw:end-glue-point="3" svg:d="M18829 4726v2615h525" svg:viewBox="0 0 526 2616">
          <text:p/>
        </draw:connector>
        <draw:custom-shape draw:style-name="gr167" draw:text-style-name="P40" xml:id="id124" draw:id="id124" draw:layer="layout" svg:width="5.546cm" svg:height="0.6cm" svg:x="16.814cm" svg:y="14.341cm">
          <draw:glue-point draw:id="4" svg:x="-4.213cm" svg:y="5.005cm"/>
          <text:p text:style-name="P39"><text:span text:style-name="T18"><text:s/></text:span><text:span text:style-name="T18">Option_argument: </text:span><text:span text:style-name="T19">"ARG"</text:span></text:p>
          <draw:enhanced-geometry svg:viewBox="0 0 21600 21600" draw:type="rectangle" draw:enhanced-path="M 0 0 L 21600 0 21600 21600 0 21600 0 0 Z N"/>
        </draw:custom-shape>
        <draw:custom-shape draw:style-name="gr168" draw:text-style-name="P40" xml:id="id123" draw:id="id123" draw:layer="layout" svg:width="5.059cm" svg:height="0.6cm" svg:x="15.697cm" svg:y="13.396cm">
          <draw:glue-point draw:id="4" svg:x="-4.213cm" svg:y="5.005cm"/>
          <text:p text:style-name="P39"><text:span text:style-name="T18">Option_long: </text:span><text:span text:style-name="T19">"--</text:span><text:span text:style-name="T19">along"</text:span></text:p>
          <draw:enhanced-geometry svg:viewBox="0 0 21600 21600" draw:type="rectangle" draw:enhanced-path="M 0 0 L 21600 0 21600 21600 0 21600 0 0 Z N"/>
        </draw:custom-shape>
        <draw:connector draw:style-name="gr37" draw:text-style-name="P41" draw:layer="layout" svg:x1="16.095cm" svg:y1="13.996cm" svg:x2="16.814cm" svg:y2="14.641cm" draw:start-shape="id123" draw:start-glue-point="4" draw:end-shape="id124" draw:end-glue-point="3" svg:d="M16095 13996v645h719" svg:viewBox="0 0 720 646">
          <text:p/>
        </draw:connector>
        <draw:connector draw:style-name="gr19" draw:text-style-name="P2" draw:layer="layout" svg:x1="15.24cm" svg:y1="11.376cm" svg:x2="15.697cm" svg:y2="13.696cm" draw:end-shape="id123" draw:end-glue-point="3" svg:d="M15240 11376h-45v2320h502" svg:viewBox="0 0 503 2321">
          <text:p/>
        </draw:connector>
        <draw:frame draw:style-name="gr164" draw:text-style-name="P56" draw:layer="layout" svg:width="0.962cm" svg:height="1.196cm" svg:x="7.438cm" svg:y="5.299cm">
          <draw:text-box>
            <text:p text:style-name="P55"><text:span text:style-name="T22">=</text:span></text:p>
          </draw:text-box>
        </draw:frame>
      </draw:page>
      <draw:page draw:name="page9" draw:style-name="dp1" draw:master-page-name="Default">
        <draw:frame draw:style-name="gr169" draw:text-style-name="P8" draw:layer="layout" svg:width="8.787cm" svg:height="1.195cm" svg:x="10.92cm" svg:y="1.595cm">
          <draw:text-box>
            <text:p><text:span text:style-name="T2">Docopt </text:span><text:span text:style-name="T2">parser – </text:span><text:span text:style-name="T2">steps</text:span></text:p>
          </draw:text-box>
        </draw:frame>
        <draw:custom-shape draw:style-name="gr170" draw:text-style-name="P23" xml:id="id125" draw:id="id125" draw:layer="layout" svg:width="3.656cm" svg:height="1.947cm" svg:x="9.884cm" svg:y="7.003cm">
          <text:p text:style-name="P23"><text:span text:style-name="T1">A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1" draw:text-style-name="P23" xml:id="id127" draw:id="id127" draw:layer="layout" svg:width="4.785cm" svg:height="1.868cm" svg:x="15.447cm" svg:y="6.887cm">
          <text:p text:style-name="P23"><text:span text:style-name="T1">Command line</text:span><text:span text:style-name="T1"><text:line-break/></text:span><text:span text:style-name="T1"> input (argv)</text:span></text:p>
          <draw:enhanced-geometry svg:viewBox="0 0 21600 21600" draw:type="rectangle" draw:enhanced-path="M 0 0 L 21600 0 21600 21600 0 21600 0 0 Z N"/>
        </draw:custom-shape>
        <draw:custom-shape draw:style-name="gr172" draw:text-style-name="P57" xml:id="id126" draw:id="id126" draw:layer="layout" svg:width="6.187cm" svg:height="1.362cm" svg:x="11.517cm" svg:y="11.245cm">
          <text:p text:style-name="P57"><text:span text:style-name="T1">Docopt validat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3" draw:text-style-name="P23" xml:id="id128" draw:id="id128" draw:layer="layout" svg:width="3.19cm" svg:height="1.985cm" svg:x="12.919cm" svg:y="13.696cm">
          <text:p text:style-name="P23"><text:span text:style-name="T1">Parsed</text:span><text:span text:style-name="T1"><text:line-break/></text:span><text:span text:style-name="T1">dict</text:span></text:p>
          <draw:enhanced-geometry svg:viewBox="0 0 21600 21600" draw:type="rectangle" draw:enhanced-path="M 0 0 L 21600 0 21600 21600 0 21600 0 0 Z N"/>
        </draw:custom-shape>
        <draw:custom-shape draw:style-name="gr174" draw:text-style-name="P58" xml:id="id130" draw:id="id130" draw:layer="layout" svg:width="3.892cm" svg:height="4.124cm" svg:x="1.711cm" svg:y="1.323cm">
          <text:p text:style-name="P23"><text:span text:style-name="T1">Doctopt</text:span><text:span text:style-name="T1"><text:line-break/></text:span><text:span text:style-name="T1">cli definition</text:span></text:p>
          <draw:enhanced-geometry svg:viewBox="0 0 21600 21600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5" draw:text-style-name="P15" xml:id="id131" draw:id="id131" draw:layer="layout" svg:width="5.953cm" svg:height="3.502cm" svg:x="3.463cm" svg:y="6.42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76" draw:text-style-name="P59" draw:layer="layout" svg:width="2.957cm" svg:height="1.051cm" svg:x="3.775cm" svg:y="7.199cm">
          <text:p text:style-name="P23"><text:span text:style-name="T1">Lexer</text:span></text:p>
          <draw:enhanced-geometry svg:viewBox="0 0 21600 21600" draw:type="rectangle" draw:enhanced-path="M 0 0 L 21600 0 21600 21600 0 21600 0 0 Z N"/>
        </draw:custom-shape>
        <draw:custom-shape draw:style-name="gr177" draw:text-style-name="P59" draw:layer="layout" svg:width="2.957cm" svg:height="1.205cm" svg:x="3.775cm" svg:y="8.25cm">
          <text:p text:style-name="P23"><text:span text:style-name="T1">parser</text:span></text:p>
          <draw:enhanced-geometry svg:viewBox="0 0 21600 21600" draw:type="rectangle" draw:enhanced-path="M 0 0 L 21600 0 21600 21600 0 21600 0 0 Z N"/>
        </draw:custom-shape>
        <draw:custom-shape draw:style-name="gr178" draw:text-style-name="P60" xml:id="id129" draw:id="id129" draw:layer="layout" svg:width="3.23cm" svg:height="1.829cm" svg:x="19.183cm" svg:y="11.245cm">
          <text:p text:style-name="P23"><text:span text:style-name="T1">error</text:span></text:p>
          <draw:enhanced-geometry svg:viewBox="0 0 21600 21600" draw:type="rectangle" draw:enhanced-path="M 0 0 L 21600 0 21600 21600 0 21600 0 0 Z N"/>
        </draw:custom-shape>
        <draw:connector draw:style-name="gr22" draw:text-style-name="P17" draw:layer="layout" draw:type="line" svg:x1="11.469cm" svg:y1="8.95cm" svg:x2="14.611cm" svg:y2="11.245cm" draw:start-shape="id125" draw:start-glue-point="7" draw:end-shape="id126" draw:end-glue-point="4" svg:d="M11469 8950l3142 2295" svg:viewBox="0 0 3143 2296">
          <text:p/>
        </draw:connector>
        <draw:connector draw:style-name="gr22" draw:text-style-name="P17" draw:layer="layout" draw:type="line" svg:x1="17.839cm" svg:y1="8.755cm" svg:x2="14.611cm" svg:y2="11.245cm" draw:start-shape="id127" draw:start-glue-point="2" draw:end-shape="id126" draw:end-glue-point="4" svg:d="M17839 8755l-3228 2490" svg:viewBox="0 0 3229 2491">
          <text:p/>
        </draw:connector>
        <draw:connector draw:style-name="gr22" draw:text-style-name="P17" draw:layer="layout" draw:type="line" svg:x1="14.611cm" svg:y1="12.607cm" svg:x2="14.514cm" svg:y2="13.696cm" draw:start-shape="id126" draw:start-glue-point="6" draw:end-shape="id128" draw:end-glue-point="0" svg:d="M14611 12607l-97 1089" svg:viewBox="0 0 98 1090">
          <text:p/>
        </draw:connector>
        <draw:connector draw:style-name="gr22" draw:text-style-name="P17" draw:layer="layout" draw:type="line" svg:x1="17.704cm" svg:y1="11.926cm" svg:x2="19.183cm" svg:y2="12.159cm" draw:start-shape="id126" draw:end-shape="id129" draw:end-glue-point="3" svg:d="M17704 11926l1479 233" svg:viewBox="0 0 1480 234">
          <text:p/>
        </draw:connector>
        <draw:connector draw:style-name="gr22" draw:text-style-name="P17" draw:layer="layout" draw:type="curve" draw:line-skew="-4.507cm 0.448cm" svg:x1="3.657cm" svg:y1="5.447cm" svg:x2="3.463cm" svg:y2="8.171cm" draw:start-shape="id130" draw:start-glue-point="6" draw:end-shape="id131" draw:end-glue-point="3" svg:d="M3657 5447c0 705-1000 587-1725 1092s-1176 1632 1531 1632" svg:viewBox="0 0 2281 2725">
          <text:p/>
        </draw:connector>
        <draw:frame draw:style-name="gr179" draw:text-style-name="P1" draw:layer="layout" svg:width="4.008cm" svg:height="1.05cm" svg:x="3.463cm" svg:y="9.922cm">
          <draw:text-box>
            <text:p><text:span text:style-name="T1">Docopt lib</text:span></text:p>
          </draw:text-box>
        </draw:frame>
        <draw:frame draw:style-name="gr1" draw:text-style-name="P1" draw:layer="layout" svg:width="7.588cm" svg:height="0.962cm" svg:x="21.05cm" svg:y="18.871cm">
          <draw:text-box>
            <text:p><text:span text:style-name="T1">Sylvain Viart </text:span><text:span text:style-name="T1">2022-04-01</text:span></text:p>
          </draw:text-box>
        </draw:frame>
      </draw:page>
      <draw:page draw:name="page10" draw:style-name="dp1" draw:master-page-name="Default">
        <draw:frame draw:style-name="gr1" draw:text-style-name="P25" draw:layer="layout" svg:width="7.588cm" svg:height="0.962cm" svg:x="21.05cm" svg:y="18.871cm">
          <draw:text-box>
            <text:p><text:span text:style-name="T10">Sylvain Viart </text:span><text:span text:style-name="T10">2022-04-18</text:span></text:p>
          </draw:text-box>
        </draw:frame>
        <draw:frame draw:style-name="gr180" draw:text-style-name="P8" draw:layer="layout" svg:width="15.124cm" svg:height="1.195cm" svg:x="8.039cm" svg:y="1.206cm">
          <draw:text-box>
            <text:p><text:span text:style-name="T2">Docopt </text:span><text:span text:style-name="T2">parser </text:span><text:span text:style-name="T2">matching </text:span><text:span text:style-name="T2">AST</text:span></text:p>
          </draw:text-box>
        </draw:frame>
        <draw:custom-shape draw:style-name="gr181" draw:text-style-name="P11" xml:id="id137" draw:id="id137" draw:layer="layout" svg:width="2.434cm" svg:height="0.871cm" svg:x="2.424cm" svg:y="6.123cm">
          <text:p text:style-name="P10"><text:span text:style-name="T5">"Usage:"</text:span></text:p>
          <draw:enhanced-geometry svg:viewBox="0 0 21600 21600" draw:type="rectangle" draw:enhanced-path="M 0 0 L 21600 0 21600 21600 0 21600 0 0 Z N"/>
        </draw:custom-shape>
        <draw:custom-shape draw:style-name="gr182" draw:text-style-name="P12" xml:id="id132" draw:id="id132" draw:layer="layout" svg:width="2.993cm" svg:height="1.026cm" svg:x="2.424cm" svg:y="7.586cm">
          <draw:glue-point draw:id="4" svg:x="-3.421cm" svg:y="5cm"/>
          <text:p text:style-name="P12"><text:span text:style-name="T6">Usage_line</text:span></text:p>
          <draw:enhanced-geometry svg:viewBox="0 0 21600 21600" draw:type="rectangle" draw:enhanced-path="M 0 0 L 21600 0 21600 21600 0 21600 0 0 Z N"/>
        </draw:custom-shape>
        <draw:custom-shape draw:style-name="gr183" draw:text-style-name="P13" xml:id="id133" draw:id="id133" draw:layer="layout" svg:width="6.721cm" svg:height="0.903cm" svg:x="3.528cm" svg:y="9.432cm">
          <text:p text:style-name="P12"><text:span text:style-name="T6">Prog_name: </text:span><text:span text:style-name="T5">"my_program"</text:span></text:p>
          <draw:enhanced-geometry svg:viewBox="0 0 21600 21600" draw:type="rectangle" draw:enhanced-path="M 0 0 L 21600 0 21600 21600 0 21600 0 0 Z N"/>
        </draw:custom-shape>
        <draw:connector draw:style-name="gr19" draw:text-style-name="P15" draw:layer="layout" svg:x1="2.897cm" svg:y1="8.612cm" svg:x2="3.528cm" svg:y2="9.883cm" draw:start-shape="id132" draw:start-glue-point="4" draw:end-shape="id133" draw:end-glue-point="3" svg:d="M2897 8612v1271h631" svg:viewBox="0 0 632 1272">
          <text:p/>
        </draw:connector>
        <draw:connector draw:style-name="gr19" draw:text-style-name="P15" draw:layer="layout" svg:x1="4.189cm" svg:y1="11.401cm" svg:x2="4.797cm" svg:y2="12.344cm" draw:start-shape="id134" draw:start-glue-point="4" draw:end-shape="id135" draw:end-glue-point="3" svg:d="M4189 11401v943h608" svg:viewBox="0 0 609 944">
          <text:p/>
        </draw:connector>
        <draw:connector draw:style-name="gr19" draw:text-style-name="P15" draw:layer="layout" svg:x1="1.844cm" svg:y1="5.406cm" svg:x2="2.424cm" svg:y2="6.558cm" draw:start-shape="id136" draw:start-glue-point="4" draw:end-shape="id137" draw:end-glue-point="3" svg:d="M1844 5406v1152h580" svg:viewBox="0 0 581 1153">
          <text:p/>
        </draw:connector>
        <draw:connector draw:style-name="gr19" draw:text-style-name="P15" draw:layer="layout" svg:x1="1.844cm" svg:y1="5.406cm" svg:x2="2.424cm" svg:y2="8.099cm" draw:start-shape="id136" draw:start-glue-point="4" draw:end-shape="id132" draw:end-glue-point="3" svg:d="M1844 5406v2693h580" svg:viewBox="0 0 581 2694">
          <text:p/>
        </draw:connector>
        <draw:custom-shape draw:style-name="gr184" draw:text-style-name="P14" xml:id="id139" draw:id="id139" draw:layer="layout" svg:width="5.573cm" svg:height="0.871cm" svg:x="8.309cm" svg:y="14.255cm">
          <text:p text:style-name="P12"><text:span text:style-name="T6"><text:s/></text:span><text:span text:style-name="T6">Usage_command: </text:span><text:span text:style-name="T5">"run"</text:span></text:p>
          <draw:enhanced-geometry svg:viewBox="0 0 21600 21600" draw:type="rectangle" draw:enhanced-path="M 0 0 L 21600 0 21600 21600 0 21600 0 0 Z N"/>
        </draw:custom-shape>
        <draw:custom-shape draw:style-name="gr185" draw:text-style-name="P14" xml:id="id141" draw:id="id141" draw:layer="layout" svg:width="6.254cm" svg:height="0.871cm" svg:x="8.309cm" svg:y="16.18cm">
          <text:p text:style-name="P12"><text:span text:style-name="T6"><text:s/></text:span><text:span text:style-name="T6">Usage_command: </text:span><text:span text:style-name="T5">"jump"</text:span></text:p>
          <draw:enhanced-geometry svg:viewBox="0 0 21600 21600" draw:type="rectangle" draw:enhanced-path="M 0 0 L 21600 0 21600 21600 0 21600 0 0 Z N"/>
        </draw:custom-shape>
        <draw:custom-shape draw:style-name="gr186" draw:text-style-name="P12" xml:id="id135" draw:id="id135" draw:layer="layout" svg:width="5.36cm" svg:height="0.771cm" svg:x="4.797cm" svg:y="11.959cm">
          <draw:glue-point draw:id="4" svg:x="-3.652cm" svg:y="5.004cm"/>
          <text:p text:style-name="P12"><text:span text:style-name="T6">Usage_required_group</text:span></text:p>
          <draw:enhanced-geometry svg:viewBox="0 0 21600 21600" draw:type="rectangle" draw:enhanced-path="M 0 0 L 21600 0 21600 21600 0 21600 0 0 Z N"/>
        </draw:custom-shape>
        <draw:connector draw:style-name="gr19" draw:text-style-name="P15" draw:layer="layout" svg:x1="7.064cm" svg:y1="13.984cm" svg:x2="8.309cm" svg:y2="14.69cm" draw:start-shape="id138" draw:start-glue-point="4" draw:end-shape="id139" draw:end-glue-point="3" svg:d="M7064 13984v706h1245" svg:viewBox="0 0 1246 707">
          <text:p/>
        </draw:connector>
        <draw:connector draw:style-name="gr19" draw:text-style-name="P15" draw:layer="layout" svg:x1="6.995cm" svg:y1="15.935cm" svg:x2="8.309cm" svg:y2="16.615cm" draw:start-shape="id140" draw:start-glue-point="4" draw:end-shape="id141" draw:end-glue-point="3" svg:d="M6995 15935v680h1314" svg:viewBox="0 0 1315 681">
          <text:p/>
        </draw:connector>
        <draw:custom-shape draw:style-name="gr187" draw:text-style-name="P14" xml:id="id143" draw:id="id143" draw:layer="layout" svg:width="6.254cm" svg:height="0.871cm" svg:x="8.309cm" svg:y="17.96cm">
          <text:p text:style-name="P12"><text:span text:style-name="T6"><text:s/></text:span><text:span text:style-name="T6">Usage_command: </text:span><text:span text:style-name="T5">"climb"</text:span></text:p>
          <draw:enhanced-geometry svg:viewBox="0 0 21600 21600" draw:type="rectangle" draw:enhanced-path="M 0 0 L 21600 0 21600 21600 0 21600 0 0 Z N"/>
        </draw:custom-shape>
        <draw:connector draw:style-name="gr19" draw:text-style-name="P15" draw:layer="layout" svg:x1="6.863cm" svg:y1="17.841cm" svg:x2="8.309cm" svg:y2="18.395cm" draw:start-shape="id142" draw:start-glue-point="4" draw:end-shape="id143" draw:end-glue-point="3" svg:d="M6863 17841v554h1446" svg:viewBox="0 0 1447 555">
          <text:p/>
        </draw:connector>
        <draw:custom-shape draw:style-name="gr188" draw:text-style-name="P12" xml:id="id136" draw:id="id136" draw:layer="layout" svg:width="3.678cm" svg:height="1.026cm" svg:x="1.263cm" svg:y="4.38cm">
          <draw:glue-point draw:id="4" svg:x="-3.421cm" svg:y="5cm"/>
          <text:p text:style-name="P12"><text:span text:style-name="T6">Usage_section</text:span></text:p>
          <draw:enhanced-geometry svg:viewBox="0 0 21600 21600" draw:type="rectangle" draw:enhanced-path="M 0 0 L 21600 0 21600 21600 0 21600 0 0 Z N"/>
        </draw:custom-shape>
        <draw:custom-shape draw:style-name="gr189" draw:text-style-name="P12" xml:id="id142" draw:id="id142" draw:layer="layout" svg:width="3.43cm" svg:height="0.591cm" svg:x="6.202cm" svg:y="17.251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9" draw:text-style-name="P15" draw:layer="layout" svg:x1="5.52cm" svg:y1="12.729cm" svg:x2="6.202cm" svg:y2="17.546cm" draw:start-shape="id135" draw:start-glue-point="4" draw:end-shape="id142" draw:end-glue-point="3" svg:d="M5520 12729v4817h682" svg:viewBox="0 0 683 4818">
          <text:p/>
        </draw:connector>
        <draw:custom-shape draw:style-name="gr190" draw:text-style-name="P12" xml:id="id140" draw:id="id140" draw:layer="layout" svg:width="3.43cm" svg:height="0.591cm" svg:x="6.334cm" svg:y="15.345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9" draw:text-style-name="P15" draw:layer="layout" svg:x1="5.52cm" svg:y1="12.729cm" svg:x2="6.334cm" svg:y2="15.64cm" draw:start-shape="id135" draw:start-glue-point="4" draw:end-shape="id140" draw:end-glue-point="3" svg:d="M5520 12729v2911h814" svg:viewBox="0 0 815 2912">
          <text:p/>
        </draw:connector>
        <draw:custom-shape draw:style-name="gr191" draw:text-style-name="P12" xml:id="id138" draw:id="id138" draw:layer="layout" svg:width="3.43cm" svg:height="0.591cm" svg:x="6.403cm" svg:y="13.394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9" draw:text-style-name="P15" draw:layer="layout" svg:x1="6.403cm" svg:y1="13.689cm" svg:x2="5.52cm" svg:y2="12.729cm" draw:start-shape="id138" draw:start-glue-point="3" draw:end-shape="id135" draw:end-glue-point="4" svg:d="M6403 13689h-883v-960" svg:viewBox="0 0 884 961">
          <text:p/>
        </draw:connector>
        <draw:custom-shape draw:style-name="gr192" draw:text-style-name="P12" xml:id="id134" draw:id="id134" draw:layer="layout" svg:width="3.43cm" svg:height="0.591cm" svg:x="3.528cm" svg:y="10.811cm">
          <draw:glue-point draw:id="4" svg:x="-3.075cm" svg:y="5.004cm"/>
          <text:p text:style-name="P12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9" draw:text-style-name="P2" draw:layer="layout" svg:x1="2.897cm" svg:y1="8.612cm" svg:x2="3.528cm" svg:y2="11.106cm" draw:start-shape="id132" draw:start-glue-point="4" draw:end-shape="id134" draw:end-glue-point="3" svg:d="M2897 8612v2494h631" svg:viewBox="0 0 632 2495">
          <text:p/>
        </draw:connector>
        <draw:frame draw:style-name="gr193" draw:text-style-name="P4" draw:layer="layout" svg:width="10.513cm" svg:height="3.351cm" svg:x="17.392cm" svg:y="4.269cm">
          <draw:text-box>
            <text:p>TODO : Describe how the match engine will assoc argv[] to nod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3T12:51:08.242692454</meta:creation-date>
    <dc:date>2022-04-30T07:16:35.949476729</dc:date>
    <meta:editing-duration>P3DT13H43M39S</meta:editing-duration>
    <meta:editing-cycles>23</meta:editing-cycles>
    <meta:generator>LibreOffice/6.4.7.2$Linux_X86_64 LibreOffice_project/40$Build-2</meta:generator>
    <meta:document-statistic meta:object-count="380"/>
  </office:meta>
</office:document-meta>
</file>